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irst_20_paragraph">
      <style:text-properties fo:font-style="italic" fo:font-weight="bold" style:font-style-asian="italic" style:font-weight-asian="bold" style:font-style-complex="italic" style:font-weight-complex="bold"/>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76fb3"/>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3">
      <style:paragraph-properties fo:margin-top="0cm" fo:margin-bottom="0cm" style:contextual-spacing="false"/>
    </style:style>
    <style:style style:name="P18" style:family="paragraph" style:parent-style-name="Text_20_body" style:list-style-name="L14">
      <style:paragraph-properties fo:margin-top="0cm" fo:margin-bottom="0cm" style:contextual-spacing="false"/>
    </style:style>
    <style:style style:name="P19" style:family="paragraph" style:parent-style-name="Text_20_body">
      <style:text-properties fo:font-weight="bold" style:font-weight-asian="bold" style:font-weight-complex="bold"/>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text-properties fo:font-style="italic" style:font-style-asian="italic" style:font-style-complex="italic"/>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paragraph-properties fo:margin-top="0cm" fo:margin-bottom="0cm" style:contextual-spacing="false"/>
    </style:style>
    <style:style style:name="P33" style:family="paragraph" style:parent-style-name="Text_20_body" style:list-style-name="L27">
      <style:paragraph-properties fo:margin-top="0cm" fo:margin-bottom="0cm" style:contextual-spacing="false"/>
    </style:style>
    <style:style style:name="P34" style:family="paragraph" style:parent-style-name="Text_20_body" style:list-style-name="L28">
      <style:paragraph-properties fo:margin-top="0cm" fo:margin-bottom="0cm" style:contextual-spacing="false"/>
    </style:style>
    <style:style style:name="P35" style:family="paragraph" style:parent-style-name="Text_20_body">
      <style:text-properties officeooo:paragraph-rsid="00176fb3"/>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variant="normal" fo:text-transform="none"/>
    </style:style>
    <style:style style:name="T4" style:family="text">
      <style:text-properties fo:font-variant="normal" fo:text-transform="none" style:text-position="0% 100%"/>
    </style:style>
    <style:style style:name="T5" style:family="text">
      <style:text-properties fo:font-variant="normal" fo:text-transform="none" style:text-position="0% 100%" fo:font-style="normal"/>
    </style:style>
    <style:style style:name="T6" style:family="text">
      <style:text-properties fo:font-variant="normal" fo:text-transform="none" style:text-position="0% 100%" fo:font-style="normal" style:text-underline-style="none"/>
    </style:style>
    <style:style style:name="T7" style:family="text">
      <style:text-properties fo:font-variant="normal" fo:text-transform="none" style:text-position="0% 100%" fo:font-style="normal" style:text-underline-style="none" fo:font-weight="normal"/>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2. Literature Review</text:p>
      <text:list text:style-name="L1">
        <text:list-item>
          <text:p text:style-name="P5"><text:a xlink:type="simple" xlink:href="#literature-review" text:style-name="Internet_20_link" text:visited-style-name="Visited_20_Internet_20_Link"><text:span text:style-name="Definition">Literature Review</text:span></text:a></text:p>
          <text:list text:style-name="L2">
            <text:list-item>
              <text:p text:style-name="P6"><text:a xlink:type="simple" xlink:href="#research-questions---july-2024" text:style-name="Internet_20_link" text:visited-style-name="Visited_20_Internet_20_Link"><text:span text:style-name="Definition">Research Questions - July 2024</text:span></text:a></text:p>
            </text:list-item>
            <text:list-item>
              <text:p text:style-name="P6"><text:a xlink:type="simple" xlink:href="#introduction" text:style-name="Internet_20_link" text:visited-style-name="Visited_20_Internet_20_Link"><text:span text:style-name="Definition">Introduction</text:span></text:a></text:p>
            </text:list-item>
            <text:list-item>
              <text:p text:style-name="P6"><text:a xlink:type="simple" xlink:href="#a-summary-of-research-and-reviews-of-game-making-from-a-constructionist-framework" text:style-name="Internet_20_link" text:visited-style-name="Visited_20_Internet_20_Link"><text:span text:style-name="Definition">A summary of research and reviews of game making from a constructionist framework</text:span></text:a></text:p>
              <text:list text:style-name="L3">
                <text:list-item>
                  <text:p text:style-name="P7"><text:a xlink:type="simple" xlink:href="#alignment-of-constructionist-gaming-with-pbl" text:style-name="Internet_20_link" text:visited-style-name="Visited_20_Internet_20_Link"><text:span text:style-name="Definition">Alignment of constructionist gaming with PBL</text:span></text:a></text:p>
                </text:list-item>
                <text:list-item>
                  <text:p text:style-name="P7"><text:a xlink:type="simple" xlink:href="#how-games-are-special" text:style-name="Internet_20_link" text:visited-style-name="Visited_20_Internet_20_Link"><text:span text:style-name="Definition">How games are special</text:span></text:a></text:p>
                </text:list-item>
                <text:list-item>
                  <text:p text:style-name="P7"><text:a xlink:type="simple" xlink:href="#limits-and-critiques-of-constructionist-game-making" text:style-name="Internet_20_link" text:visited-style-name="Visited_20_Internet_20_Link"><text:span text:style-name="Definition">Limits and critiques of constructionist game making</text:span></text:a></text:p>
                </text:list-item>
              </text:list>
            </text:list-item>
            <text:list-item>
              <text:p text:style-name="P6"><text:a xlink:type="simple" xlink:href="#context-of-game-making-and-digital-projects-at-home-and-other-informal-settings" text:style-name="Internet_20_link" text:visited-style-name="Visited_20_Internet_20_Link"><text:span text:style-name="Definition">Context of game making and digital projects at home and other informal settings</text:span></text:a></text:p>
              <text:list text:style-name="L4">
                <text:list-item>
                  <text:p text:style-name="P8"><text:a xlink:type="simple" xlink:href="#home-eduction-contextual-factors-relevant-to-this-study" text:style-name="Internet_20_link" text:visited-style-name="Visited_20_Internet_20_Link"><text:span text:style-name="Definition">Home eduction contextual factors relevant to this study</text:span></text:a></text:p>
                </text:list-item>
                <text:list-item>
                  <text:p text:style-name="P8"><text:a xlink:type="simple" xlink:href="#defining-informal" text:style-name="Internet_20_link" text:visited-style-name="Visited_20_Internet_20_Link"><text:span text:style-name="Definition">Defining informal</text:span></text:a></text:p>
                </text:list-item>
                <text:list-item>
                  <text:p text:style-name="P8"><text:a xlink:type="simple" xlink:href="#game-and-media-making-in-informal-communities" text:style-name="Internet_20_link" text:visited-style-name="Visited_20_Internet_20_Link"><text:span text:style-name="Definition">Game and media making in informal communities</text:span></text:a></text:p>
                </text:list-item>
              </text:list>
            </text:list-item>
            <text:list-item>
              <text:p text:style-name="P6"><text:a xlink:type="simple" xlink:href="#barriers-to-participation-in-game-making" text:style-name="Internet_20_link" text:visited-style-name="Visited_20_Internet_20_Link"><text:span text:style-name="Definition">Barriers to participation in game making</text:span></text:a></text:p>
              <text:list text:style-name="L5">
                <text:list-item>
                  <text:p text:style-name="P9"><text:a xlink:type="simple" xlink:href="#barriers-linked-to-identity-and-values" text:style-name="Internet_20_link" text:visited-style-name="Visited_20_Internet_20_Link"><text:span text:style-name="Definition">Barriers linked to identity and values</text:span></text:a></text:p>
                </text:list-item>
                <text:list-item>
                  <text:p text:style-name="P9"><text:a xlink:type="simple" xlink:href="#technical-barriers--" text:style-name="Internet_20_link" text:visited-style-name="Visited_20_Internet_20_Link"><text:span text:style-name="Definition">Technical barriers -</text:span></text:a></text:p>
                  <text:list text:style-name="L6">
                    <text:list-item>
                      <text:p text:style-name="P10"><text:a xlink:type="simple" xlink:href="#difficulty-of-computer-programming-via-coding" text:style-name="Internet_20_link" text:visited-style-name="Visited_20_Internet_20_Link"><text:span text:style-name="Definition">Difficulty of computer programming via coding</text:span></text:a></text:p>
                    </text:list-item>
                  </text:list>
                </text:list-item>
                <text:list-item>
                  <text:p text:style-name="P9"><text:a xlink:type="simple" xlink:href="#other-barriers-to-making-games" text:style-name="Internet_20_link" text:visited-style-name="Visited_20_Internet_20_Link"><text:span text:style-name="Definition">Other barriers to making games</text:span></text:a></text:p>
                </text:list-item>
              </text:list>
            </text:list-item>
            <text:list-item>
              <text:p text:style-name="P6"><text:a xlink:type="simple" xlink:href="#programmes-working-to-address-challenge" text:style-name="Internet_20_link" text:visited-style-name="Visited_20_Internet_20_Link"><text:span text:style-name="Definition">Programmes working to address challenge</text:span></text:a></text:p>
              <text:list text:style-name="L7">
                <text:list-item>
                  <text:p text:style-name="P11"><text:a xlink:type="simple" xlink:href="#game-competitions" text:style-name="Internet_20_link" text:visited-style-name="Visited_20_Internet_20_Link"><text:span text:style-name="Definition">Game competitions</text:span></text:a></text:p>
                </text:list-item>
                <text:list-item>
                  <text:p text:style-name="P11"><text:a xlink:type="simple" xlink:href="#educational-game-jams" text:style-name="Internet_20_link" text:visited-style-name="Visited_20_Internet_20_Link"><text:span text:style-name="Definition">Educational Game Jams</text:span></text:a></text:p>
                </text:list-item>
                <text:list-item>
                  <text:p text:style-name="P11"><text:a xlink:type="simple" xlink:href="#coding-clubhouses-grass-roots-community-responses" text:style-name="Internet_20_link" text:visited-style-name="Visited_20_Internet_20_Link"><text:span text:style-name="Definition">Coding club(houses) &amp; Grass Roots community responses</text:span></text:a></text:p>
                  <text:list text:style-name="L8">
                    <text:list-item>
                      <text:p text:style-name="P12"><text:a xlink:type="simple" xlink:href="#code-club-coder-dojo-and-raspberry-jam---a-community-responses-to-the-needs-of-informal" text:style-name="Internet_20_link" text:visited-style-name="Visited_20_Internet_20_Link"><text:span text:style-name="Definition">Code Club, Coder Dojo and Raspberry Jam - a community responses to the needs of informal</text:span></text:a></text:p>
                    </text:list-item>
                  </text:list>
                </text:list-item>
                <text:list-item>
                  <text:p text:style-name="P11"><text:a xlink:type="simple" xlink:href="#creative-family-learning---roque" text:style-name="Internet_20_link" text:visited-style-name="Visited_20_Internet_20_Link"><text:span text:style-name="Definition">Creative Family Learning - Roque</text:span></text:a></text:p>
                </text:list-item>
                <text:list-item>
                  <text:p text:style-name="P11"><text:a xlink:type="simple" xlink:href="#link-to-next-section---pedagogies-exist-but-more-are-needed" text:style-name="Internet_20_link" text:visited-style-name="Visited_20_Internet_20_Link"><text:span text:style-name="Definition">Link to next section - pedagogies exist but more are needed</text:span></text:a></text:p>
                </text:list-item>
              </text:list>
            </text:list-item>
            <text:list-item>
              <text:p text:style-name="P6"><text:a xlink:type="simple" xlink:href="#pedagogies-to-support-game-making-via-coding" text:style-name="Internet_20_link" text:visited-style-name="Visited_20_Internet_20_Link"><text:span text:style-name="Definition">Pedagogies to support game making via coding</text:span></text:a></text:p>
              <text:list text:style-name="L9">
                <text:list-item>
                  <text:p text:style-name="P13"><text:a xlink:type="simple" xlink:href="#curricular-concepts-semantic-waves-and-primm" text:style-name="Internet_20_link" text:visited-style-name="Visited_20_Internet_20_Link"><text:span text:style-name="Definition">Curricular concepts, semantic waves and PRIMM</text:span></text:a></text:p>
                  <text:list text:style-name="L10">
                    <text:list-item>
                      <text:p text:style-name="P14"><text:a xlink:type="simple" xlink:href="#semantic-profiles-and-waves" text:style-name="Internet_20_link" text:visited-style-name="Visited_20_Internet_20_Link"><text:span text:style-name="Definition">Semantic Profiles and Waves</text:span></text:a></text:p>
                    </text:list-item>
                    <text:list-item>
                      <text:p text:style-name="P14"><text:a xlink:type="simple" xlink:href="#primm" text:style-name="Internet_20_link" text:visited-style-name="Visited_20_Internet_20_Link"><text:span text:style-name="Definition">PRIMM</text:span></text:a></text:p>
                    </text:list-item>
                  </text:list>
                </text:list-item>
                <text:list-item>
                  <text:p text:style-name="P13"><text:a xlink:type="simple" xlink:href="#use-modify-create" text:style-name="Internet_20_link" text:visited-style-name="Visited_20_Internet_20_Link"><text:span text:style-name="Definition">Use Modify Create</text:span></text:a></text:p>
                </text:list-item>
                <text:list-item>
                  <text:p text:style-name="P13"><text:a xlink:type="simple" xlink:href="#microworlds" text:style-name="Internet_20_link" text:visited-style-name="Visited_20_Internet_20_Link"><text:span text:style-name="Definition">Microworlds</text:span></text:a></text:p>
                  <text:list text:style-name="L11">
                    <text:list-item>
                      <text:p text:style-name="P15"><text:a xlink:type="simple" xlink:href="#microworlds-as-an-embodiment-of-umc-and-other-constructionist-design-principles" text:style-name="Internet_20_link" text:visited-style-name="Visited_20_Internet_20_Link"><text:span text:style-name="Definition">Microworlds as an embodiment of UMC and other constructionist design principles</text:span></text:a></text:p>
                    </text:list-item>
                    <text:list-item>
                      <text:p text:style-name="P15"><text:a xlink:type="simple" xlink:href="#half-baked-games-as-microworlds" text:style-name="Internet_20_link" text:visited-style-name="Visited_20_Internet_20_Link"><text:span text:style-name="Definition">Half-baked games as Microworlds</text:span></text:a></text:p>
                    </text:list-item>
                  </text:list>
                </text:list-item>
                <text:list-item>
                  <text:p text:style-name="P13"><text:a xlink:type="simple" xlink:href="#pair-programming-socialcollaborative-coding" text:style-name="Internet_20_link" text:visited-style-name="Visited_20_Internet_20_Link"><text:span text:style-name="Definition">Pair programming &amp; social/collaborative coding</text:span></text:a></text:p>
                </text:list-item>
                <text:list-item>
                  <text:p text:style-name="P13"><text:a xlink:type="simple" xlink:href="#design-steps-frameworks-via-stages" text:style-name="Internet_20_link" text:visited-style-name="Visited_20_Internet_20_Link"><text:span text:style-name="Definition">Design steps frameworks via stages</text:span></text:a></text:p>
                </text:list-item>
                <text:list-item>
                  <text:p text:style-name="P13"><text:a xlink:type="simple" xlink:href="#design-patterns" text:style-name="Internet_20_link" text:visited-style-name="Visited_20_Internet_20_Link"><text:span text:style-name="Definition">Design patterns</text:span></text:a></text:p>
                  <text:list text:style-name="L12">
                    <text:list-item>
                      <text:p text:style-name="P16"><text:a xlink:type="simple" xlink:href="#gameplay-design-patterns" text:style-name="Internet_20_link" text:visited-style-name="Visited_20_Internet_20_Link"><text:span text:style-name="Definition">Game(play) design patterns</text:span></text:a></text:p>
                    </text:list-item>
                  </text:list>
                </text:list-item>
              </text:list>
            </text:list-item>
            <text:list-item>
              <text:p text:style-name="P6"><text:a xlink:type="simple" xlink:href="#conclusion" text:style-name="Internet_20_link" text:visited-style-name="Visited_20_Internet_20_Link"><text:span text:style-name="Definition">Conclusion</text:span></text:a></text:p>
              <text:list text:style-name="L13">
                <text:list-item>
                  <text:p text:style-name="P17"><text:a xlink:type="simple" xlink:href="#synthesis-of-chapter-discussion" text:style-name="Internet_20_link" text:visited-style-name="Visited_20_Internet_20_Link"><text:span text:style-name="Definition">Synthesis of chapter / discussion</text:span></text:a></text:p>
                </text:list-item>
                <text:list-item>
                  <text:p text:style-name="P17"><text:a xlink:type="simple" xlink:href="#the-problem-statement-of-the-thesis" text:style-name="Internet_20_link" text:visited-style-name="Visited_20_Internet_20_Link"><text:span text:style-name="Definition">The problem statement of the thesis</text:span></text:a></text:p>
                </text:list-item>
                <text:list-item>
                  <text:p text:style-name="P17"><text:a xlink:type="simple" xlink:href="#link-to-the-next-chapter" text:style-name="Internet_20_link" text:visited-style-name="Visited_20_Internet_20_Link"><text:soft-page-break/><text:span text:style-name="Definition">Link to the next chapter</text:span></text:a></text:p>
                </text:list-item>
              </text:list>
            </text:list-item>
          </text:list>
        </text:list-item>
      </text:list>
      <text:h text:style-name="Heading_20_1" text:outline-level="1"><text:bookmark-start text:name="literature-review"/>Literature Review<text:bookmark-end text:name="literature-review"/></text:h>
      <text:h text:style-name="Heading_20_3" text:outline-level="3"><text:bookmark-start text:name="research-questions---july-2024"/>Research Questions - July 2024<text:bookmark-end text:name="research-questions---july-2024"/></text:h>
      <text:list text:style-name="L14">
        <text:list-item>
          <text:p text:style-name="P18">What contradictions arose in participation in this research’s game coding processes and what pedagogical tools and processes are available to address these contradictions?</text:p>
        </text:list-item>
        <text:list-item>
          <text:p text:style-name="P18">How can game design patterns support the development of computational fluency in novices?</text:p>
        </text:list-item>
        <text:list-item>
          <text:p text:style-name="P18">How can learners build agency in an evolving community of game makers?</text:p>
        </text:list-item>
      </text:list>
      <text:h text:style-name="Heading_20_2" text:outline-level="2"><text:bookmark-start text:name="introduction"/>Introduction<text:bookmark-end text:name="introduction"/></text:h>
      <text:p text:style-name="First_20_paragraph">This chapter undertakes a review of the literature around key areas relevant to situating and providing contextual information to answer the research questions of this study. To do this it explores several broad themes on inquiry. Firstly, as its dominance in this domain, I examine the findings of research and reviews in the areas of constructionist approach to game making. Following this, I focus in particular characteristics of relevant settings for game making, focusing in particular on the barriers to participation to game making. This literature review then explores key pedagogies of game making, and digital making where relevant. One key pedagogy addressed is the use of game design patterns. Here I assess the current potential explored in studies and highlight existing gaps in the current research, particularly in the area of developing notice coding practices. This aspect of the review supports the proposed problem statement of this thesis that game making processes in both formal and informal settings can benefit from more research involving novel pedagogies.</text:p>
      <text:p text:style-name="Text_20_body">My final research questions involves the development of agency. This focus guides both the way in which I review current research on game making pedagogies, and how I describe current responses to current limits to the potential of game making in the final part of the chapter. I conclude by noting that the exploration of agency continues as part of Chapter 3 which outlines the the theoretical framework of the study.</text:p>
      <text:h text:style-name="Heading_20_2" text:outline-level="2"><text:bookmark-start text:name="a-summary-of-research-and-reviews-of-game-making-from-a-constructionist-framework"/>A summary of research and reviews of game making from a constructionist framework<text:bookmark-end text:name="a-summary-of-research-and-reviews-of-game-making-from-a-constructionist-framework"/></text:h>
      <text:p text:style-name="First_20_paragraph">There are several notable reviews exploring the broad motivations and impact of making games for learning , a field termed computer game design and programming (CGD&amp;P) by that Denner and colleagues <text:reference-mark-start text:name="ZOTERO_ITEM CSL_CITATION {&quot;citationID&quot;:&quot;kuuxfith&quot;,&quot;properties&quot;:{&quot;formattedCitation&quot;:&quot;(Hayes and Games, 2008; Earp, 2015; Kafai and Burke, 2015; Denner et al., 2019)&quot;,&quot;plainCitation&quot;:&quot;(Hayes and Games, 2008; Earp, 2015; Kafai and Burke, 2015;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WW4lLXsvXf"/>(Hayes and Games, 2008; Earp, 2015; Kafai and Burke, 2015; Denner et al., 2019)<text:reference-mark-end text:name="ZOTERO_ITEM CSL_CITATION {&quot;citationID&quot;:&quot;kuuxfith&quot;,&quot;properties&quot;:{&quot;formattedCitation&quot;:&quot;(Hayes and Games, 2008; Earp, 2015; Kafai and Burke, 2015; Denner et al., 2019)&quot;,&quot;plainCitation&quot;:&quot;(Hayes and Games, 2008; Earp, 2015; Kafai and Burke, 2015; Denner et al., 2019)&quot;,&quot;noteIndex&quot;:0},&quot;citationItems&quot;:[{&quot;id&quot;:3934,&quot;uris&quot;:[&quot;http://zotero.org/users/1913249/items/5GJGG89A&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prefix&quot;:&quot;&quot;,&quot;suffix&quot;:&quot;&quot;},{&quot;id&quot;:283,&quot;uris&quot;:[&quot;http://zotero.org/users/1913249/items/GF2XMQBJ&quot;,[&quot;http://zotero.org/users/1913249/items/GF2XMQBJ&quot;]],&quot;itemData&quot;:{&quot;id&quot;:283,&quot;type&quot;:&quot;paper-conference&quot;,&quot;abstract&quot;:&quot;Game making as a strategy for supporting learning processes is a research topic that has roots stretching back to the constructionist movement of the 1980s and 1990s. However, the current popularity of digital gaming, Game Based Learning (GBL), 21st century skills development and learner-centred strategies is sharping interest in the affordances that digital game making offers and how these can be harnessed in education to enhance learning. This contribution charts the emergence and establishment of learner-driven digital game making through a systematic review of the global literature on the topic published since the early 1980s. It maps out the research concerns under investigation in the field, as gleaned from a dataset of almost 500 publications of different types specifically dedicated to the topic. The review forms part of the author's research activities in game making for learning carried out with an EC co-funded project called MAGICAL (Making Games in Collaboration for Learning). The review begins with a description of the method and procedure adopted for carrying out the literature search and producing a comprehensive dataset of records. This is followed by reporting and analysis of the generated data. The review concludes with a brief discussion and reflection on the results.&quot;,&quot;source&quot;:&quot;ResearchGate&quot;,&quot;title&quot;:&quot;Game Making for Learning: A Systematic Review of the Research Literature&quot;,&quot;title-short&quot;:&quot;Game Making for Learning&quot;,&quot;author&quot;:[{&quot;family&quot;:&quot;Earp&quot;,&quot;given&quot;:&quot;Jeffrey&quot;}],&quot;issued&quot;:{&quot;date-parts&quot;:[[&quot;2015&quot;,11,17]]},&quot;citation-key&quot;:&quot;earp_game_2015&quot;},&quot;prefix&quot;:&quot;&quot;,&quot;suffix&quot;:&quot;&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prefix&quot;:&quot;&quot;,&quot;suffix&quot;:&quot;&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WW4lLXsvXf"/>. Some reviews focus on key areas of CGD&amp;P while others take a broader approach. For instance, Bermingham et al <text:reference-mark-start text:name="ZOTERO_ITEM CSL_CITATION {&quot;citationID&quot;:&quot;pagduekd&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0hzUz74Lqx"/>(Bermingham et al., 2013)<text:reference-mark-end text:name="ZOTERO_ITEM CSL_CITATION {&quot;citationID&quot;:&quot;pagduekd&quot;,&quot;properties&quot;:{&quot;formattedCitation&quot;:&quot;(Bermingham et al., 2013)&quot;,&quot;plainCitation&quot;:&quot;(Bermingham et al., 2013)&quot;,&quot;noteIndex&quot;:0},&quot;citationItems&quot;:[{&quot;id&quot;:2927,&quot;uris&quot;:[&quot;http://zotero.org/users/1913249/items/ZZI6D7CC&quot;,[&quot;http://zotero.org/users/1913249/items/ZZI6D7CC&quot;]],&quot;itemData&quot;:{&quot;id&quot;:2927,&quot;type&quot;:&quot;paper-conference&quot;,&quot;abstract&quot;:&quot;Many examples exist of the effective use of digital games for learning, both in the classroom and informally, for developing subject knowledge, skills (cognitive, (psycho)motor and psychodynamic), attitudes and behaviours. However, educational games are often limited in scope to the topic of the game itself and position learners as 'players' in the game space, rather than giving them control over the gaming environment. In fact, the increasing body of research literature suggests that making games could better address the needs of learners than just playing existing learning games. Collaborative game-making provides a model in which learners can work together to create something that is meaningful for them, giving them input into both the process and product, and facilitating the development of a range of 21CS (21CS), such as digital literacy. Intuitive digital game-making tools have become increasingly available in recent years, allowing students to directly access game-making environments and support the growth in use of collaborative game-making learning activities in schools. Making Games in Collaboration for Learning (MAGICAL) is an EU-funded project that aims to explore the use of collaborative game-making as a pedagogic model. It seeks to establish whether, and in what ways, the approach can support collaboration, problem-solving, creativity and digital literacy skills. This paper starts by considering the literature on digital game-making, particularly highlighting the benefits, drawbacks and research gaps. It then goes on to describe the MAGICAL project in more detail, particularly focusing on the way in which the 21CS can be defined, communicated to learners, and assessed. Next, the different approaches to collaborative game-making in the classroom are discussed. The paper concludes by highlighting lessons learned from the project so far, and presenting recommendations for collaborative game-making in the classroom.&quot;,&quot;container-title&quot;:&quot;7th European Conference on Games Based Learning, ECGBL 2013&quot;,&quot;source&quot;:&quot;ResearchGate&quot;,&quot;title&quot;:&quot;Approaches to Collaborative Game-Making for Fostering 21st Century Skills&quot;,&quot;volume&quot;:&quot;1&quot;,&quot;author&quot;:[{&quot;family&quot;:&quot;Bermingham&quot;,&quot;given&quot;:&quot;Sue&quot;},{&quot;family&quot;:&quot;Charlier&quot;,&quot;given&quot;:&quot;Nathalie&quot;},{&quot;family&quot;:&quot;Dagnino&quot;,&quot;given&quot;:&quot;Francesca&quot;},{&quot;family&quot;:&quot;Duggan&quot;,&quot;given&quot;:&quot;James&quot;},{&quot;family&quot;:&quot;Earp&quot;,&quot;given&quot;:&quot;Jeffrey&quot;},{&quot;family&quot;:&quot;Kiili&quot;,&quot;given&quot;:&quot;Kristian&quot;},{&quot;family&quot;:&quot;Luts&quot;,&quot;given&quot;:&quot;Evelien&quot;},{&quot;family&quot;:&quot;Whitton&quot;,&quot;given&quot;:&quot;Nicola&quot;},{&quot;family&quot;:&quot;Stock&quot;,&quot;given&quot;:&quot;Lien&quot;}],&quot;issued&quot;:{&quot;date-parts&quot;:[[&quot;2013&quot;,10,3]]},&quot;citation-key&quot;:&quot;bermingham_approaches_2013&quot;},&quot;prefix&quot;:&quot;&quot;,&quot;suffix&quot;:&quot;&quot;}],&quot;schema&quot;:&quot;https://github.com/citation-style-language/schema/raw/master/csl-citation.json&quot;} RND0hzUz74Lqx"/> emphasise 21st Century skills, while Gee and Tran discuss the diverse tools available for game design <text:reference-mark-start text:name="ZOTERO_ITEM CSL_CITATION {&quot;citationID&quot;:&quot;zhunukxh&quot;,&quot;properties&quot;:{&quot;formattedCitation&quot;:&quot;(2016)&quot;,&quot;plainCitation&quot;:&quot;(2016)&quot;,&quot;noteIndex&quot;:0},&quot;citationItems&quot;:[{&quot;id&quot;:1844,&quot;uris&quot;:[&quot;http://zotero.org/users/1913249/items/CENDC7Q4&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svw8FHa762"/>(2016)<text:reference-mark-end text:name="ZOTERO_ITEM CSL_CITATION {&quot;citationID&quot;:&quot;zhunukxh&quot;,&quot;properties&quot;:{&quot;formattedCitation&quot;:&quot;(2016)&quot;,&quot;plainCitation&quot;:&quot;(2016)&quot;,&quot;noteIndex&quot;:0},&quot;citationItems&quot;:[{&quot;id&quot;:1844,&quot;uris&quot;:[&quot;http://zotero.org/users/1913249/items/CENDC7Q4&quot;,[&quot;http://zotero.org/users/1913249/items/CENDC7Q4&quot;]],&quot;itemData&quot;:{&quot;id&quot;:1844,&quot;type&quot;:&quot;chapter&quot;,&quot;collection-title&quot;:&quot;Advances in Media, Entertainment, and the Arts&quot;,&quot;container-title&quot;:&quot;Handbook of Research on the Societal Impact of Digital Media:&quot;,&quot;event-place&quot;:&quot;Hershey PA&quot;,&quot;publisher&quot;:&quot;IGI Global&quot;,&quot;publisher-place&quot;:&quot;Hershey PA&quot;,&quot;source&quot;:&quot;Google Scholar&quot;,&quot;title&quot;:&quot;Video Game Making &amp; Modding&quot;,&quot;title-short&quot;:&quot;Video Game Making &amp; Modding in the Wild&quot;,&quot;URL&quot;:&quot;http://betsydisalvo.com/wp-content/uploads/2017/07/Gee_GLS11-Proceedings-2015.pdf&quot;,&quot;author&quot;:[{&quot;family&quot;:&quot;Gee&quot;,&quot;given&quot;:&quot;Elisabeth&quot;},{&quot;family&quot;:&quot;Tran&quot;,&quot;given&quot;:&quot;Kelly&quot;}],&quot;accessed&quot;:{&quot;date-parts&quot;:[[&quot;2017&quot;,8,18]]},&quot;issued&quot;:{&quot;date-parts&quot;:[[&quot;2016&quot;]]},&quot;citation-key&quot;:&quot;gee_video_2016&quot;},&quot;suppress-author&quot;:true,&quot;prefix&quot;:&quot;&quot;,&quot;suffix&quot;:&quot;&quot;}],&quot;schema&quot;:&quot;https://github.com/citation-style-language/schema/raw/master/csl-citation.json&quot;} RNDsvw8FHa762"/>. Hayes and Games <text:reference-mark-start text:name="ZOTERO_ITEM CSL_CITATION {&quot;citationID&quot;:&quot;jbalbgzx&quot;,&quot;properties&quot;:{&quot;formattedCitation&quot;:&quot;(2008)&quot;,&quot;plainCitation&quot;:&quot;(2008)&quot;,&quot;noteIndex&quot;:0},&quot;citationItems&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GiGdap0NYD"/>(2008)<text:reference-mark-end text:name="ZOTERO_ITEM CSL_CITATION {&quot;citationID&quot;:&quot;jbalbgzx&quot;,&quot;properties&quot;:{&quot;formattedCitation&quot;:&quot;(2008)&quot;,&quot;plainCitation&quot;:&quot;(2008)&quot;,&quot;noteIndex&quot;:0},&quot;citationItems&quot;:[{&quot;id&quot;:281,&quot;uris&quot;:[&quot;http://zotero.org/users/1913249/items/TN54K9Y3&quot;,[&quot;http://zotero.org/users/1913249/items/TN54K9Y3&quot;]],&quot;itemData&quot;:{&quot;id&quot;:281,&quot;type&quot;:&quot;article-journal&quot;,&quot;container-title&quot;:&quot;Games and Culture&quot;,&quot;DOI&quot;:&quot;10.1177/1555412008317312&quot;,&quot;ISSN&quot;:&quot;1555-4120, 1555-4139&quot;,&quot;issue&quot;:&quot;3-4&quot;,&quot;language&quot;:&quot;en&quot;,&quot;page&quot;:&quot;309-332&quot;,&quot;source&quot;:&quot;Crossref&quot;,&quot;title&quot;:&quot;Making Computer Games and Design Thinking: A Review of Current Software and Strategies&quot;,&quot;title-short&quot;:&quot;Making Computer Games and Design Thinking&quot;,&quot;URL&quot;:&quot;http://journals.sagepub.com/doi/10.1177/1555412008317312&quot;,&quot;volume&quot;:&quot;3&quot;,&quot;author&quot;:[{&quot;family&quot;:&quot;Hayes&quot;,&quot;given&quot;:&quot;Elisabeth R.&quot;},{&quot;family&quot;:&quot;Games&quot;,&quot;given&quot;:&quot;Ivan Alex&quot;}],&quot;accessed&quot;:{&quot;date-parts&quot;:[[&quot;2018&quot;,4,21]]},&quot;issued&quot;:{&quot;date-parts&quot;:[[&quot;2008&quot;,7]]},&quot;citation-key&quot;:&quot;hayes_making_2008&quot;},&quot;suppress-author&quot;:true,&quot;prefix&quot;:&quot;&quot;,&quot;suffix&quot;:&quot;&quot;}],&quot;schema&quot;:&quot;https://github.com/citation-style-language/schema/raw/master/csl-citation.json&quot;} RNDGiGdap0NYD"/>, identify four main motivations for CGD&amp;P: learn computer programming skills, deepening subject knowledge of other curricular subject, involving more girls in computer programming, and using game design to understand design concepts. Kafai and Burke’s review<text:reference-mark-start text:name="ZOTERO_ITEM CSL_CITATION {&quot;citationID&quot;:&quot;yyshtqjr&quot;,&quot;properties&quot;:{&quot;formattedCitation&quot;:&quot;(2015)&quot;,&quot;plainCitation&quot;:&quot;(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In4WHzn3jC"/>(2015)<text:reference-mark-end text:name="ZOTERO_ITEM CSL_CITATION {&quot;citationID&quot;:&quot;yyshtqjr&quot;,&quot;properties&quot;:{&quot;formattedCitation&quot;:&quot;(2015)&quot;,&quot;plainCitation&quot;:&quot;(2015)&quot;,&quot;noteIndex&quot;:0},&quot;citationItems&quot;:[{&quot;id&quot;:3761,&quot;uris&quot;:[&quot;http://zotero.org/users/1913249/items/Q7JCMQ3N&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suppress-author&quot;:true,&quot;prefix&quot;:&quot;&quot;,&quot;suffix&quot;:&quot;&quot;}],&quot;schema&quot;:&quot;https://github.com/citation-style-language/schema/raw/master/csl-citation.json&quot;} RNDIn4WHzn3jC"/> <text:soft-page-break/>synthesising 55 relevant papers, and framing CGD&amp;P as <text:span text:style-name="T1">constructionist gaming</text:span> , mostly maintains these categories but add some new dimensions. These include studies addressing race-related barriers to participation and those addressing social dimensions such as pair programming, social skills, self-reflection, cultural awareness and a range of technical abilities that allow participation in information society. These competencies are commonly known as 21st Century Skills.</text:p>
      <text:p text:style-name="Text_20_body">While this study does not address aspects of efficacy of developing coding or subject knowledge, it is of value to review studies on the social dimensions of CGD&amp;P. While studies on pair programming techniques in CGD&amp;P <text:reference-mark-start text:name="ZOTERO_ITEM CSL_CITATION {&quot;citationID&quot;:&quot;prwlykvr&quot;,&quot;properties&quot;:{&quot;formattedCitation&quot;:&quot;(Denner and Werner, 2007; Werner et al., 2009)&quot;,&quot;plainCitation&quot;:&quot;(Denner and Werner, 2007; Werner et al., 2009)&quot;,&quot;noteIndex&quot;:0},&quot;citationItems&quot;:[{&quot;id&quot;:2656,&quot;uris&quot;:[&quot;http://zotero.org/users/1913249/items/5TGSF3WE&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id&quot;:2604,&quot;uris&quot;:[&quot;http://zotero.org/users/1913249/items/VAAYVRAR&quot;,[&quot;http://zotero.org/users/1913249/items/VAAYVRAR&quot;]],&quot;itemData&quot;:{&quot;id&quot;:2604,&quot;type&quot;:&quot;paper-conference&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collection-title&quot;:&quot;FDG '09&quot;,&quot;container-title&quot;:&quot;Proceedings of the 4th International Conference on Foundations of Digital Games&quot;,&quot;DOI&quot;:&quot;10.1145/1536513.1536552&quot;,&quot;event-place&quot;:&quot;New York, NY, USA&quot;,&quot;ISBN&quot;:&quot;978-1-60558-437-9&quot;,&quot;page&quot;:&quot;207–214&quot;,&quot;publisher&quot;:&quot;ACM&quot;,&quot;publisher-place&quot;:&quot;New York, NY, USA&quot;,&quot;source&quot;:&quot;ACM Digital Library&quot;,&quot;title&quot;:&quot;Can Middle-schoolers Use Storytelling Alice to Make Games?: Results of a Pilot Study&quot;,&quot;title-short&quot;:&quot;Can Middle-schoolers Use Storytelling Alice to Make Games?&quot;,&quot;URL&quot;:&quot;http://doi.acm.org/10.1145/1536513.1536552&quot;,&quot;author&quot;:[{&quot;family&quot;:&quot;Werner&quot;,&quot;given&quot;:&quot;Linda&quot;},{&quot;family&quot;:&quot;Denner&quot;,&quot;given&quot;:&quot;Jill&quot;},{&quot;family&quot;:&quot;Bliesner&quot;,&quot;given&quot;:&quot;Michelle&quot;},{&quot;family&quot;:&quot;Rex&quot;,&quot;given&quot;:&quot;Pat&quot;}],&quot;accessed&quot;:{&quot;date-parts&quot;:[[&quot;2018&quot;,7,18]]},&quot;issued&quot;:{&quot;date-parts&quot;:[[&quot;2009&quot;]]},&quot;citation-key&quot;:&quot;werner_can_2009&quot;},&quot;prefix&quot;:&quot;&quot;,&quot;suffix&quot;:&quot;&quot;}],&quot;schema&quot;:&quot;https://github.com/citation-style-language/schema/raw/master/csl-citation.json&quot;} RNDJ6ou8sWEjk"/>(Denner and Werner, 2007; Werner et al., 2009)<text:reference-mark-end text:name="ZOTERO_ITEM CSL_CITATION {&quot;citationID&quot;:&quot;prwlykvr&quot;,&quot;properties&quot;:{&quot;formattedCitation&quot;:&quot;(Denner and Werner, 2007; Werner et al., 2009)&quot;,&quot;plainCitation&quot;:&quot;(Denner and Werner, 2007; Werner et al., 2009)&quot;,&quot;noteIndex&quot;:0},&quot;citationItems&quot;:[{&quot;id&quot;:2656,&quot;uris&quot;:[&quot;http://zotero.org/users/1913249/items/5TGSF3WE&quot;,[&quot;http://zotero.org/users/1913249/items/5TGSF3WE&quot;]],&quot;itemData&quot;:{&quot;id&quot;:2656,&quot;type&quot;:&quot;article-journal&quot;,&quot;abstract&quot;:&quot;Many believe that girls lack the confidence and motivation to persist with computers when they face a challenge. In order to increase the number of girls and women in information technology careers, we need a better understanding of how they think about and solve problems while working on the computer. In this article, we describe a qualitative study of 126 middle school girls who designed and programmed computer games in an after-school and summer program. Using data from electronic notebooks, we describe how girls thought about the problems they had while programming their games and the strategies they used in their efforts to solve them. Audiotape transcripts were also coded to show how girls talk about challenges and the steps they take to address them when programming a game on the computer. The findings are interpreted in terms of how to promote information technology fluency starting in middle school.&quot;,&quot;container-title&quot;:&quot;Journal of Educational Computing Research&quot;,&quot;DOI&quot;:&quot;10.2190/12T6-41L2-6765-G3T2&quot;,&quot;ISSN&quot;:&quot;0735-6331, 1541-4140&quot;,&quot;issue&quot;:&quot;2&quot;,&quot;language&quot;:&quot;en&quot;,&quot;page&quot;:&quot;131-150&quot;,&quot;source&quot;:&quot;Crossref&quot;,&quot;title&quot;:&quot;Computer Programming in Middle School: How Pairs Respond to Challenges&quot;,&quot;title-short&quot;:&quot;Computer Programming in Middle School&quot;,&quot;URL&quot;:&quot;http://journals.sagepub.com/doi/10.2190/12T6-41L2-6765-G3T2&quot;,&quot;volume&quot;:&quot;37&quot;,&quot;author&quot;:[{&quot;family&quot;:&quot;Denner&quot;,&quot;given&quot;:&quot;Jill&quot;},{&quot;family&quot;:&quot;Werner&quot;,&quot;given&quot;:&quot;Linda&quot;}],&quot;accessed&quot;:{&quot;date-parts&quot;:[[&quot;2018&quot;,7,16]]},&quot;issued&quot;:{&quot;date-parts&quot;:[[&quot;2007&quot;,9]]},&quot;citation-key&quot;:&quot;denner_computer_2007&quot;},&quot;prefix&quot;:&quot;&quot;,&quot;suffix&quot;:&quot;&quot;},{&quot;id&quot;:2604,&quot;uris&quot;:[&quot;http://zotero.org/users/1913249/items/VAAYVRAR&quot;,[&quot;http://zotero.org/users/1913249/items/VAAYVRAR&quot;]],&quot;itemData&quot;:{&quot;id&quot;:2604,&quot;type&quot;:&quot;paper-conference&quot;,&quot;abstract&quot;:&quot;In this paper we share experiences from two 2-week summer courses for middle-school students in game programming using Storytelling Alice (SA). The students spent 20 hours learning SA and creating their own 'games' alone and in pairs. We discuss problems and preliminary findings regarding game programming by middle-school students. Our findings suggest that middle-school students can use SA to make games, and that this activity can be used to build information technology fluency.&quot;,&quot;collection-title&quot;:&quot;FDG '09&quot;,&quot;container-title&quot;:&quot;Proceedings of the 4th International Conference on Foundations of Digital Games&quot;,&quot;DOI&quot;:&quot;10.1145/1536513.1536552&quot;,&quot;event-place&quot;:&quot;New York, NY, USA&quot;,&quot;ISBN&quot;:&quot;978-1-60558-437-9&quot;,&quot;page&quot;:&quot;207–214&quot;,&quot;publisher&quot;:&quot;ACM&quot;,&quot;publisher-place&quot;:&quot;New York, NY, USA&quot;,&quot;source&quot;:&quot;ACM Digital Library&quot;,&quot;title&quot;:&quot;Can Middle-schoolers Use Storytelling Alice to Make Games?: Results of a Pilot Study&quot;,&quot;title-short&quot;:&quot;Can Middle-schoolers Use Storytelling Alice to Make Games?&quot;,&quot;URL&quot;:&quot;http://doi.acm.org/10.1145/1536513.1536552&quot;,&quot;author&quot;:[{&quot;family&quot;:&quot;Werner&quot;,&quot;given&quot;:&quot;Linda&quot;},{&quot;family&quot;:&quot;Denner&quot;,&quot;given&quot;:&quot;Jill&quot;},{&quot;family&quot;:&quot;Bliesner&quot;,&quot;given&quot;:&quot;Michelle&quot;},{&quot;family&quot;:&quot;Rex&quot;,&quot;given&quot;:&quot;Pat&quot;}],&quot;accessed&quot;:{&quot;date-parts&quot;:[[&quot;2018&quot;,7,18]]},&quot;issued&quot;:{&quot;date-parts&quot;:[[&quot;2009&quot;]]},&quot;citation-key&quot;:&quot;werner_can_2009&quot;},&quot;prefix&quot;:&quot;&quot;,&quot;suffix&quot;:&quot;&quot;}],&quot;schema&quot;:&quot;https://github.com/citation-style-language/schema/raw/master/csl-citation.json&quot;} RNDJ6ou8sWEjk"/> yield positive results, including increased confidence in coding and articulation of problems arising, Kafai and Burke note the lack of studies addressing collaborative approaches in research on CGD&amp;P. Similarly, while studies on the community use of game making, in after-school and online settings exist <text:reference-mark-start text:name="ZOTERO_ITEM CSL_CITATION {&quot;citationID&quot;:&quot;huhlfeho&quot;,&quot;properties&quot;:{&quot;formattedCitation&quot;:&quot;(Peppler et al., 2009; Luther and Bruckman, 2011; Kafai et al., 2012)&quot;,&quot;plainCitation&quot;:&quot;(Peppler et al., 2009; Luther and Bruckman, 2011; Kafai et al., 2012)&quot;,&quot;noteIndex&quot;:0},&quot;citationItems&quot;:[{&quot;id&quot;:8835,&quot;uris&quot;:[&quot;http://zotero.org/users/1913249/items/KG3GGNSC&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id&quot;:9689,&quot;uris&quot;:[&quot;http://zotero.org/users/1913249/items/WNJTKDDR&quot;,[&quot;http://zotero.org/users/1913249/items/WNJTKDDR&quot;]],&quot;itemData&quot;:{&quot;id&quot;:9689,&quot;type&quot;:&quot;article-journal&quot;,&quot;container-title&quot;:&quot;IEEE Potentials&quot;,&quot;DOI&quot;:&quot;10.1109/MPOT.2011.941499&quot;,&quot;ISSN&quot;:&quot;0278-6648&quot;,&quot;issue&quot;:&quot;5&quot;,&quot;journalAbbreviation&quot;:&quot;IEEE Potentials&quot;,&quot;language&quot;:&quot;en&quot;,&quot;license&quot;:&quot;https://ieeexplore.ieee.org/Xplorehelp/downloads/license-information/IEEE.html&quot;,&quot;page&quot;:&quot;27-32&quot;,&quot;source&quot;:&quot;DOI.org (Crossref)&quot;,&quot;title&quot;:&quot;Leadership and Success Factors in Online Creative Collaboration&quot;,&quot;URL&quot;:&quot;http://ieeexplore.ieee.org/document/6009127/&quot;,&quot;volume&quot;:&quot;30&quot;,&quot;author&quot;:[{&quot;family&quot;:&quot;Luther&quot;,&quot;given&quot;:&quot;Kurt&quot;},{&quot;family&quot;:&quot;Bruckman&quot;,&quot;given&quot;:&quot;Amy&quot;}],&quot;accessed&quot;:{&quot;date-parts&quot;:[[&quot;2024&quot;,7,23]]},&quot;issued&quot;:{&quot;date-parts&quot;:[[&quot;2011&quot;,9]]},&quot;citation-key&quot;:&quot;luther_leadership_2011&quot;},&quot;prefix&quot;:&quot;&quot;,&quot;suffix&quot;:&quot;&quot;}],&quot;schema&quot;:&quot;https://github.com/citation-style-language/schema/raw/master/csl-citation.json&quot;} RNDIHAeZ62RPt"/>(Peppler et al., 2009; Luther and Bruckman, 2011; Kafai et al., 2012)<text:reference-mark-end text:name="ZOTERO_ITEM CSL_CITATION {&quot;citationID&quot;:&quot;huhlfeho&quot;,&quot;properties&quot;:{&quot;formattedCitation&quot;:&quot;(Peppler et al., 2009; Luther and Bruckman, 2011; Kafai et al., 2012)&quot;,&quot;plainCitation&quot;:&quot;(Peppler et al., 2009; Luther and Bruckman, 2011; Kafai et al., 2012)&quot;,&quot;noteIndex&quot;:0},&quot;citationItems&quot;:[{&quot;id&quot;:8835,&quot;uris&quot;:[&quot;http://zotero.org/users/1913249/items/KG3GGNSC&quot;,[&quot;http://zotero.org/users/1913249/items/KG3GGNSC&quot;]],&quot;itemData&quot;:{&quot;id&quot;:8835,&quot;type&quot;:&quot;article-journal&quot;,&quot;container-title&quot;:&quot;Research and Practice in Technology Enhanced Learning&quot;,&quot;issue&quot;:&quot;2&quot;,&quot;note&quot;:&quot;Citation Key: kafai2012collaborative&quot;,&quot;page&quot;:&quot;63–87&quot;,&quot;title&quot;:&quot;Collaborative agency in youth online and offline creative production in Scratch&quot;,&quot;volume&quot;:&quot;7&quot;,&quot;author&quot;:[{&quot;family&quot;:&quot;Kafai&quot;,&quot;given&quot;:&quot;Yasmin B&quot;},{&quot;family&quot;:&quot;Fields&quot;,&quot;given&quot;:&quot;Deborah A&quot;},{&quot;family&quot;:&quot;Roque&quot;,&quot;given&quot;:&quot;Ricarose&quot;},{&quot;family&quot;:&quot;Burke&quot;,&quot;given&quot;:&quot;Quinn&quot;},{&quot;family&quot;:&quot;Monroy-Hernandez&quot;,&quot;given&quot;:&quot;Andres&quot;}],&quot;issued&quot;:{&quot;date-parts&quot;:[[&quot;2012&quot;]]},&quot;citation-key&quot;:&quot;kafai2012collaborative&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id&quot;:9689,&quot;uris&quot;:[&quot;http://zotero.org/users/1913249/items/WNJTKDDR&quot;,[&quot;http://zotero.org/users/1913249/items/WNJTKDDR&quot;]],&quot;itemData&quot;:{&quot;id&quot;:9689,&quot;type&quot;:&quot;article-journal&quot;,&quot;container-title&quot;:&quot;IEEE Potentials&quot;,&quot;DOI&quot;:&quot;10.1109/MPOT.2011.941499&quot;,&quot;ISSN&quot;:&quot;0278-6648&quot;,&quot;issue&quot;:&quot;5&quot;,&quot;journalAbbreviation&quot;:&quot;IEEE Potentials&quot;,&quot;language&quot;:&quot;en&quot;,&quot;license&quot;:&quot;https://ieeexplore.ieee.org/Xplorehelp/downloads/license-information/IEEE.html&quot;,&quot;page&quot;:&quot;27-32&quot;,&quot;source&quot;:&quot;DOI.org (Crossref)&quot;,&quot;title&quot;:&quot;Leadership and Success Factors in Online Creative Collaboration&quot;,&quot;URL&quot;:&quot;http://ieeexplore.ieee.org/document/6009127/&quot;,&quot;volume&quot;:&quot;30&quot;,&quot;author&quot;:[{&quot;family&quot;:&quot;Luther&quot;,&quot;given&quot;:&quot;Kurt&quot;},{&quot;family&quot;:&quot;Bruckman&quot;,&quot;given&quot;:&quot;Amy&quot;}],&quot;accessed&quot;:{&quot;date-parts&quot;:[[&quot;2024&quot;,7,23]]},&quot;issued&quot;:{&quot;date-parts&quot;:[[&quot;2011&quot;,9]]},&quot;citation-key&quot;:&quot;luther_leadership_2011&quot;},&quot;prefix&quot;:&quot;&quot;,&quot;suffix&quot;:&quot;&quot;}],&quot;schema&quot;:&quot;https://github.com/citation-style-language/schema/raw/master/csl-citation.json&quot;} RNDIHAeZ62RPt"/>, details of pedagogies to develop community participation, as explored later in this chapter, are often scant or expressed in only generalised terms.</text:p>
      <text:p text:style-name="Text_20_body">This deficit in addressing and assessing pedagogies used, is reflective of a comparatively weakness of concepts of pedagogy within the wider constructionist movement.</text:p>
      <text:p text:style-name="Text_20_body">Writing on constructionism as an educational approach often focuses on designing software tools and communities which promote an open ended, child-led approach to designing engaging and relatable objects of interest. Within this perspective, a design approach is advocated in general terms.</text:p>
      <text:p text:style-name="Text_20_body">IS THIS THE RIGHT PLACE FOR GENERAL DESIGN APPROACH OR SHOULD IT GO UNDER DESIGN IN PEDAGOGIES?</text:p>
      <text:p text:style-name="Text_20_body">Resnick <text:reference-mark-start text:name="ZOTERO_ITEM CSL_CITATION {&quot;citationID&quot;:&quot;jtjhgpgd&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vZby9p3Hjk"/>(2012)<text:reference-mark-end text:name="ZOTERO_ITEM CSL_CITATION {&quot;citationID&quot;:&quot;jtjhgpgd&quot;,&quot;properties&quot;:{&quot;formattedCitation&quot;:&quot;(2012)&quot;,&quot;plainCitation&quot;:&quot;(2012)&quot;,&quot;noteIndex&quot;:0},&quot;citationItems&quot;:[{&quot;id&quot;:3961,&quot;uris&quot;:[&quot;http://zotero.org/users/1913249/items/4VXD9NUT&quot;,[&quot;http://zotero.org/users/1913249/items/4VXD9NUT&quot;]],&quot;itemData&quot;:{&quot;id&quot;:3961,&quot;type&quot;:&quot;report&quot;,&quot;publisher&quot;:&quot;MIT&quot;,&quot;title&quot;:&quot;ScratchEd: Working with teachers to develop design-based  approaches to the cultivation of computational thinking&quot;,&quot;URL&quot;:&quot;https://web.media.mit.edu/~mres/proposals/NSF-ScratchEd.pdf&quot;,&quot;author&quot;:[{&quot;family&quot;:&quot;Resnick&quot;,&quot;given&quot;:&quot;Mitchel&quot;}],&quot;accessed&quot;:{&quot;date-parts&quot;:[[&quot;2021&quot;,7,30]]},&quot;issued&quot;:{&quot;date-parts&quot;:[[&quot;2012&quot;]]},&quot;citation-key&quot;:&quot;resnick_scratched_2012&quot;},&quot;suppress-author&quot;:true,&quot;prefix&quot;:&quot;&quot;,&quot;suffix&quot;:&quot;&quot;}],&quot;schema&quot;:&quot;https://github.com/citation-style-language/schema/raw/master/csl-citation.json&quot;} RNDvZby9p3Hjk"/> describes the foundations of the design-based approaches in education as; engaging in design activities, exploring personally meaningful topics, collaborating with others, and deepening understanding through reflection. The key reason to adopt these principles is to increase engagement via sustained participation in computing projects for a broad range of learners. One of the sources for sustained engagement is when, as part of the iterative process, learners are able to test and then revise their creation or experiment based on their own evaluation. Another factor is the importance of a community in the design process, as a real audience for creations, as a source of inspiration and as peer evaluators in the testing process. To illustrate this design-based approach Resnick advocates a <text:span text:style-name="T1">creative cycle model</text:span> <text:reference-mark-start text:name="ZOTERO_ITEM CSL_CITATION {&quot;citationID&quot;:&quot;gutrzqtc&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yX5NAaps4c"/>(Resnick, 2017)<text:reference-mark-end text:name="ZOTERO_ITEM CSL_CITATION {&quot;citationID&quot;:&quot;gutrzqtc&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yX5NAaps4c"/>. The five circular stages are; Imagine, Create, Play, Share, Reflect and returning to Imagine once more.</text:p>
      <text:p text:style-name="Text_20_body"><text:span text:style-name="T1">creative spiral image</text:span> Figure 8.1. Diagram of five circular stages; Imagine - Create - Play - Share - Reflect - Imagine<text:line-break/>Diagram <text:reference-mark-start text:name="ZOTERO_ITEM CSL_CITATION {&quot;citationID&quot;:&quot;ezfxdzbw&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lKIKWiCKNo"/>(Resnick, 2017)<text:reference-mark-end text:name="ZOTERO_ITEM CSL_CITATION {&quot;citationID&quot;:&quot;ezfxdzbw&quot;,&quot;properties&quot;:{&quot;formattedCitation&quot;:&quot;(Resnick, 2017)&quot;,&quot;plainCitation&quot;:&quot;(Resnick, 2017)&quot;,&quot;noteIndex&quot;:0},&quot;citationItems&quot;:[{&quot;id&quot;:86,&quot;uris&quot;:[&quot;http://zotero.org/users/1913249/items/QBMDH4UX&quot;,[&quot;http://zotero.org/users/1913249/items/QBMDH4UX&quot;]],&quot;itemData&quot;:{&quot;id&quot;:86,&quot;type&quot;:&quot;book&quot;,&quot;abstract&quot;:&quot;How lessons from kindergarten can help everyone develop the creative thinking skills needed to thrive in today's society.In kindergartens these days, children spend more time with math worksheets and phonics flashcards than building blocks and finger paint. Kindergarten is becoming more like the rest of school. In Lifelong Kindergarten, learning expert Mitchel Resnick argues for exactly the opposite: the rest of school (even the rest of life) should be more like kindergarten. To thrive in today's fast-changing world, people of all ages must learn to think and act creatively―and the best way to do that is by focusing more on imagining, creating, playing, sharing, and reflecting, just as children do in traditional kindergartens.Drawing on experiences from more than thirty years at MIT's Media Lab, Resnick discusses new technologies and strategies for engaging young people in creative learning experiences. He tells stories of how children are programming their own games, stories, and inventions (for example, a diary security system, created by a twelve-year-old girl), and collaborating through remixing, crowdsourcing, and large-scale group projects (such as a Halloween-themed game called Night at Dreary Castle, produced by more than twenty kids scattered around the world). By providing young people with opportunities to work on projects, based on their passions, in collaboration with peers, in a playful spirit, we can help them prepare for a world where creative thinking is more important than ever before.&quot;,&quot;event-place&quot;:&quot;Cambridge, Massachusetts&quot;,&quot;ISBN&quot;:&quot;978-0-262-03729-7&quot;,&quot;language&quot;:&quot;English&quot;,&quot;number-of-pages&quot;:&quot;208&quot;,&quot;publisher&quot;:&quot;MIT Press&quot;,&quot;publisher-place&quot;:&quot;Cambridge, Massachusetts&quot;,&quot;source&quot;:&quot;Amazon&quot;,&quot;title&quot;:&quot;Lifelong Kindergarten: Cultivating Creativity Through Projects, Passion, Peers, and Play&quot;,&quot;title-short&quot;:&quot;Lifelong Kindergarten&quot;,&quot;author&quot;:[{&quot;family&quot;:&quot;Resnick&quot;,&quot;given&quot;:&quot;Mitchel&quot;}],&quot;contributor&quot;:[{&quot;family&quot;:&quot;Robinson&quot;,&quot;given&quot;:&quot;Ken&quot;}],&quot;issued&quot;:{&quot;date-parts&quot;:[[&quot;2017&quot;,9,29]]},&quot;citation-key&quot;:&quot;resnick_lifelong_2017&quot;},&quot;prefix&quot;:&quot;&quot;,&quot;suffix&quot;:&quot;&quot;}],&quot;schema&quot;:&quot;https://github.com/citation-style-language/schema/raw/master/csl-citation.json&quot;} RNDlKIKWiCKNo"/></text:p>
      <text:p text:style-name="Text_20_body">Resnick’s writing around this model encourages teachers to create a supportive environment for creativity. Contructionism’s long-standing focus on interest-driven projects creating shareable outcomes is an early example of a progressive, hands-on, active learning approach.</text:p>
      <text:p text:style-name="Text_20_body"><text:soft-page-break/>However, while the ethos and benefits of this approach is communicated in a convincing way, what is not clear however is who this framework is for (either for designers, facilitators or participants) or how it can be activated in the process of facilitating project work. In addition, a focus on these elements of pedagogy are not limited to the school of constructionism. The same principles are are articulated clearly in extensive research on project-based learning processes. Given this wide uptake it is important to draw on the use of pedagogy within PBL to further explore the topic of RQ1 addressing what different pedagogies are available to overcome barriers to STEM project work.</text:p>
      <text:h text:style-name="Heading_20_4" text:outline-level="4"><text:bookmark-start text:name="alignment-of-constructionist-gaming-with-pbl"/>Alignment of constructionist gaming with PBL<text:bookmark-end text:name="alignment-of-constructionist-gaming-with-pbl"/></text:h>
      <text:p text:style-name="First_20_paragraph">There is a clear alignment between the potential of making games and other media products as an educational activity and the agenda of project-based learning, particularly in the to develop skills suited to the modern workplace (21st Century skills). Games making as a project can provide: learner choice in projects which increases motivation; authentic and shareable project outcomes to encourage peer feedback and reflection; iterative projects work supporting student mastery; and challenging goals and guidance in goal setting aiding self-regulation in learners.</text:p>
      <text:p text:style-name="Preformatted_20_Text">&lt;!-- Encourage Student Choice: Darling-Hammond et al. (2008), Larmer and Mergen- doller (2015a), Ravitz (2010), and Thomas (2000) all noted the importance of student choice, autonomy, and authority. [@kokotsaki_project-based_2016, p. 9] --&gt;</text:p>
      <text:p text:style-name="First_20_paragraph">In addition, studies on PBL provides useful evidence for its effectiveness in diverse fields of practice including: inclusive pedagogies <text:reference-mark-start text:name="ZOTERO_ITEM CSL_CITATION {&quot;citationID&quot;:&quot;oplrcnth&quot;,&quot;properties&quot;:{&quot;formattedCitation&quot;:&quot;(Leggett and Harrington, 2021)&quot;,&quot;plainCitation&quot;:&quot;(Leggett and Harrington, 2021)&quot;,&quot;noteIndex&quot;:0},&quot;citationItems&quot;:[{&quot;id&quot;:9677,&quot;uris&quot;:[&quot;http://zotero.org/users/1913249/items/UTDFYGE4&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eOKkcfuBFI"/>(Leggett and Harrington, 2021)<text:reference-mark-end text:name="ZOTERO_ITEM CSL_CITATION {&quot;citationID&quot;:&quot;oplrcnth&quot;,&quot;properties&quot;:{&quot;formattedCitation&quot;:&quot;(Leggett and Harrington, 2021)&quot;,&quot;plainCitation&quot;:&quot;(Leggett and Harrington, 2021)&quot;,&quot;noteIndex&quot;:0},&quot;citationItems&quot;:[{&quot;id&quot;:9677,&quot;uris&quot;:[&quot;http://zotero.org/users/1913249/items/UTDFYGE4&quot;,[&quot;http://zotero.org/users/1913249/items/UTDFYGE4&quot;]],&quot;itemData&quot;:{&quot;id&quot;:9677,&quot;type&quot;:&quot;article-journal&quot;,&quot;abstract&quot;:&quot;The following review examines the potential of Project Based Learning (PBL) as an instructional practice to uplift the engagement, motivation and academic achievement of low SES students in mainstream schools. To understand the impact of PBL on low SES students, the literature reflects that whilst some positives of PBL as an effective instructional practice for low SES students exist, the research into the perceived benefits is not conclusive. Conflicting findings, varied methodologies and the inconsistent employment of instruments to measure effectiveness, impact upon the ability to draw generalisable conclusions. Further research that explores the effectiveness of PBL as an instructional practice for low SES students is recommended.&quot;,&quot;container-title&quot;:&quot;International Journal of Inclusive Education&quot;,&quot;DOI&quot;:&quot;10.1080/13603116.2019.1609101&quot;,&quot;ISSN&quot;:&quot;1360-3116&quot;,&quot;issue&quot;:&quot;11&quot;,&quot;note&quot;:&quot;publisher: Routledge\n_eprint: https://doi.org/10.1080/13603116.2019.1609101&quot;,&quot;page&quot;:&quot;1270-1286&quot;,&quot;source&quot;:&quot;Taylor and Francis+NEJM&quot;,&quot;title&quot;:&quot;The impact of Project Based Learning (PBL) on students from low socio economic statuses: a review&quot;,&quot;title-short&quot;:&quot;The impact of Project Based Learning (PBL) on students from low socio economic statuses&quot;,&quot;URL&quot;:&quot;https://doi.org/10.1080/13603116.2019.1609101&quot;,&quot;volume&quot;:&quot;25&quot;,&quot;author&quot;:[{&quot;family&quot;:&quot;Leggett&quot;,&quot;given&quot;:&quot;Grace&quot;},{&quot;family&quot;:&quot;Harrington&quot;,&quot;given&quot;:&quot;Ingrid&quot;}],&quot;accessed&quot;:{&quot;date-parts&quot;:[[&quot;2024&quot;,7,18]]},&quot;issued&quot;:{&quot;date-parts&quot;:[[&quot;2021&quot;,9,19]]},&quot;citation-key&quot;:&quot;leggett_impact_2021&quot;},&quot;prefix&quot;:&quot;&quot;,&quot;suffix&quot;:&quot;&quot;}],&quot;schema&quot;:&quot;https://github.com/citation-style-language/schema/raw/master/csl-citation.json&quot;} RNDeOKkcfuBFI"/>, and the use of appropriate “learning scaffolds” <text:reference-mark-start text:name="ZOTERO_ITEM CSL_CITATION {&quot;citationID&quot;:&quot;vztxzrme&quot;,&quot;properties&quot;:{&quot;formattedCitation&quot;:&quot;(Kokotsaki et al., 2016:8)&quot;,&quot;plainCitation&quot;:&quot;(Kokotsaki et al., 2016:8)&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H4UU2L0iV3"/>(Kokotsaki et al., 2016:8)<text:reference-mark-end text:name="ZOTERO_ITEM CSL_CITATION {&quot;citationID&quot;:&quot;vztxzrme&quot;,&quot;properties&quot;:{&quot;formattedCitation&quot;:&quot;(Kokotsaki et al., 2016:8)&quot;,&quot;plainCitation&quot;:&quot;(Kokotsaki et al., 2016:8)&quot;,&quot;noteIndex&quot;:0},&quot;citationItems&quot;:[{&quot;id&quot;:3629,&quot;uris&quot;:[&quot;http://zotero.org/users/1913249/items/XAHE5GYH&quot;,[&quot;http://zotero.org/users/1913249/items/XAHE5GYH&quot;]],&quot;itemData&quot;:{&quot;id&quot;:3629,&quot;type&quot;:&quot;article-journal&quot;,&quot;abstract&quot;:&quot;Project-based learning (PBL) is an active student-centred form of instruction which is characterised by students’ autonomy, constructive investigations, goal-setting, collaboration, communication and reflection within real-world practices. It has been explored in various contexts and in different phases of schooling, from primary to higher education. The majority of the reviewed studies were based on a quasi-experimental pretest–posttest design with some baseline equivalence established but no random allocation of participants to control and experimental groups, and as a result, a causal link between PBL instruction and positive student outcomes cannot be established with certainty. Modern digital technology, group processes of high quality, teachers’ ability to effectively scaffold students’ learning and provide guidance and support, the balance between didactic instruction with in-depth inquiry methods and well-aligned assessment have been identified in the literature as facilitating factors in the implementation of PBL. The article concludes with six key recommendations considered to be essential for the successful adoption of a PBL approach in the mainstream school setting.&quot;,&quot;container-title&quot;:&quot;Improving Schools&quot;,&quot;DOI&quot;:&quot;10.1177/1365480216659733&quot;,&quot;ISSN&quot;:&quot;1365-4802, 1475-7583&quot;,&quot;issue&quot;:&quot;3&quot;,&quot;journalAbbreviation&quot;:&quot;Improving Schools&quot;,&quot;language&quot;:&quot;en&quot;,&quot;page&quot;:&quot;267-277&quot;,&quot;source&quot;:&quot;DOI.org (Crossref)&quot;,&quot;title&quot;:&quot;Project-based learning: A review of the literature&quot;,&quot;title-short&quot;:&quot;Project-based learning&quot;,&quot;URL&quot;:&quot;http://journals.sagepub.com/doi/10.1177/1365480216659733&quot;,&quot;volume&quot;:&quot;19&quot;,&quot;author&quot;:[{&quot;family&quot;:&quot;Kokotsaki&quot;,&quot;given&quot;:&quot;Dimitra&quot;},{&quot;family&quot;:&quot;Menzies&quot;,&quot;given&quot;:&quot;Victoria&quot;},{&quot;family&quot;:&quot;Wiggins&quot;,&quot;given&quot;:&quot;Andy&quot;}],&quot;accessed&quot;:{&quot;date-parts&quot;:[[&quot;2020&quot;,10,19]]},&quot;issued&quot;:{&quot;date-parts&quot;:[[&quot;2016&quot;,11]]},&quot;citation-key&quot;:&quot;kokotsaki_project-based_2016&quot;},&quot;locator&quot;:&quot; 8&quot;,&quot;prefix&quot;:&quot;&quot;}],&quot;schema&quot;:&quot;https://github.com/citation-style-language/schema/raw/master/csl-citation.json&quot;} RNDH4UU2L0iV3"/>,</text:p>
      <text:p text:style-name="Text_20_body">The authors of the reviews above describe the constructivist base for PBL, highlighting the need of a learning environment and activities that allow for an active construction of knowledge by learners rather than one dominated by instruction. So how does this compare to activity theory interpretation of PBL? Certainly there is a strong alignment with how change or learning happens in both approaches, and the use of artefacts use in a community is key to both <text:reference-mark-start text:name="ZOTERO_ITEM CSL_CITATION {&quot;citationID&quot;:&quot;gbqfqnzh&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wRx0WQHxVO"/>(Hung and Wong, 2000; Gibbes and Carson, 2014)<text:reference-mark-end text:name="ZOTERO_ITEM CSL_CITATION {&quot;citationID&quot;:&quot;gbqfqnzh&quot;,&quot;properties&quot;:{&quot;formattedCitation&quot;:&quot;(Hung and Wong, 2000; Gibbes and Carson, 2014)&quot;,&quot;plainCitation&quot;:&quot;(Hung and Wong, 2000; 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id&quot;:9682,&quot;uris&quot;:[&quot;http://zotero.org/users/1913249/items/KKSMVGEK&quot;,[&quot;http://zotero.org/users/1913249/items/KKSMVGEK&quot;]],&quot;itemData&quot;:{&quot;id&quot;:9682,&quot;type&quot;:&quot;article-journal&quot;,&quot;container-title&quot;:&quot;Educational Technology&quot;,&quot;ISSN&quot;:&quot;0013-1962&quot;,&quot;issue&quot;:&quot;2&quot;,&quot;note&quot;:&quot;publisher: Educational Technology Publications, Inc.&quot;,&quot;page&quot;:&quot;33-37&quot;,&quot;source&quot;:&quot;JSTOR&quot;,&quot;title&quot;:&quot;Activity Theory as a Framework for Project Work in Learning Environments&quot;,&quot;URL&quot;:&quot;https://www.jstor.org/stable/44428589&quot;,&quot;volume&quot;:&quot;40&quot;,&quot;author&quot;:[{&quot;family&quot;:&quot;Hung&quot;,&quot;given&quot;:&quot;David W. L.&quot;},{&quot;family&quot;:&quot;Wong&quot;,&quot;given&quot;:&quot;Angela F. L.&quot;}],&quot;accessed&quot;:{&quot;date-parts&quot;:[[&quot;2024&quot;,7,19]]},&quot;issued&quot;:{&quot;date-parts&quot;:[[&quot;2000&quot;]]},&quot;citation-key&quot;:&quot;hung_activity_2000&quot;},&quot;prefix&quot;:&quot;&quot;,&quot;suffix&quot;:&quot;&quot;}],&quot;schema&quot;:&quot;https://github.com/citation-style-language/schema/raw/master/csl-citation.json&quot;} RNDwRx0WQHxVO"/>.</text:p>
      <text:p text:style-name="Text_20_body">To align with the areas of this study, it is of value to examine PBL literature detailing structure and pedagogical approaches in the area of digital product production and language learning.</text:p>
      <text:p text:style-name="Text_20_body">Gibbes et al’s review of PBL in language learning from an activity theory perspective provides good foundational material for this study <text:reference-mark-start text:name="ZOTERO_ITEM CSL_CITATION {&quot;citationID&quot;:&quot;aipvgrmm&quot;,&quot;properties&quot;:{&quot;formattedCitation&quot;:&quot;(Gibbes and Carson, 2014)&quot;,&quot;plainCitation&quot;:&quot;(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1oXvoefH5P"/>(Gibbes and Carson, 2014)<text:reference-mark-end text:name="ZOTERO_ITEM CSL_CITATION {&quot;citationID&quot;:&quot;aipvgrmm&quot;,&quot;properties&quot;:{&quot;formattedCitation&quot;:&quot;(Gibbes and Carson, 2014)&quot;,&quot;plainCitation&quot;:&quot;(Gibbes and Carson, 2014)&quot;,&quot;noteIndex&quot;:0},&quot;citationItems&quot;:[{&quot;id&quot;:9681,&quot;uris&quot;:[&quot;http://zotero.org/users/1913249/items/HEL28E5L&quot;,[&quot;http://zotero.org/users/1913249/items/HEL28E5L&quot;]],&quot;itemData&quot;:{&quot;id&quot;:9681,&quot;type&quot;:&quot;article-journal&quot;,&quot;container-title&quot;:&quot;Innovation in Language Learning and Teaching&quot;,&quot;DOI&quot;:&quot;10.1080/17501229.2013.793689&quot;,&quot;ISSN&quot;:&quot;1750-1229, 1750-1237&quot;,&quot;issue&quot;:&quot;2&quot;,&quot;journalAbbreviation&quot;:&quot;Innovation in Language Learning and Teaching&quot;,&quot;language&quot;:&quot;en&quot;,&quot;page&quot;:&quot;171-189&quot;,&quot;source&quot;:&quot;DOI.org (Crossref)&quot;,&quot;title&quot;:&quot;Project-based language learning: an activity theory analysis&quot;,&quot;title-short&quot;:&quot;Project-based language learning&quot;,&quot;URL&quot;:&quot;http://www.tandfonline.com/doi/abs/10.1080/17501229.2013.793689&quot;,&quot;volume&quot;:&quot;8&quot;,&quot;author&quot;:[{&quot;family&quot;:&quot;Gibbes&quot;,&quot;given&quot;:&quot;Marina&quot;},{&quot;family&quot;:&quot;Carson&quot;,&quot;given&quot;:&quot;Lorna&quot;}],&quot;accessed&quot;:{&quot;date-parts&quot;:[[&quot;2024&quot;,7,18]]},&quot;issued&quot;:{&quot;date-parts&quot;:[[&quot;2014&quot;,5,4]]},&quot;citation-key&quot;:&quot;gibbes_project-based_2014&quot;},&quot;prefix&quot;:&quot;&quot;,&quot;suffix&quot;:&quot;&quot;}],&quot;schema&quot;:&quot;https://github.com/citation-style-language/schema/raw/master/csl-citation.json&quot;} RND1oXvoefH5P"/>.</text:p>
      <text:p text:style-name="Text_20_body">Research in the area of digital media production using a PBL methodology exists ADD DETAILS HERE.</text:p>
      <text:p text:style-name="Text_20_body">Given then broad benefits of PBL to make media, and returning to the claims around Kafai on constructionist games, it invites the question, is there anything particularly special about the use of games as a project?</text:p>
      <text:h text:style-name="Heading_20_4" text:outline-level="4"><text:bookmark-start text:name="how-games-are-special"/><text:soft-page-break/>How games are special<text:bookmark-end text:name="how-games-are-special"/></text:h>
      <text:p text:style-name="First_20_paragraph">While, the reviews of studies are convincing of the benefits of making games for diverse educational purposes, they are limited in the extent to which they explore how game making is special or different from digital making as a project-based approach. IS THIS TRUE? </text:p>
      <text:p text:style-name="P35">Kafai and Burke note the benefits to exploring games over other types of media projects, including their inherent interactivity and rules based systems, which facilitate the exploration of systems thinking and design approaches <text:reference-mark-start text:name="ZOTERO_ITEM CSL_CITATION {&quot;citationID&quot;:&quot;epqsitfx&quot;,&quot;properties&quot;:{&quot;formattedCitation&quot;:&quot;(Games and Squire, 2008; Games, 2010; Tekinba\\uc0\\u351{} et al., 2014)&quot;,&quot;plainCitation&quot;:&quot;(Games and Squire, 2008; Games, 2010; Tekinbaş et al., 2014)&quot;,&quot;noteIndex&quot;:0},&quot;citationItems&quot;:[{&quot;id&quot;:2719,&quot;uris&quot;:[&quot;http://zotero.org/users/1913249/items/24UDMQK9&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uffix&quot;:&quot;&quot;},{&quot;id&quot;:2710,&quot;uris&quot;:[&quot;http://zotero.org/users/1913249/items/4MPYQYG9&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id&quot;:2654,&quot;uris&quot;:[&quot;http://zotero.org/users/1913249/items/36KJKZU2&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uffix&quot;:&quot;&quot;}],&quot;schema&quot;:&quot;https://github.com/citation-style-language/schema/raw/master/csl-citation.json&quot;} RNDW4hxKFM3Pd"/><text:span text:style-name="T7">(Games and Squire, 2008; Games, 2010; Tekinbaş et al., 2014)</text:span><text:reference-mark-end text:name="ZOTERO_ITEM CSL_CITATION {&quot;citationID&quot;:&quot;epqsitfx&quot;,&quot;properties&quot;:{&quot;formattedCitation&quot;:&quot;(Games and Squire, 2008; Games, 2010; Tekinba\\uc0\\u351{} et al., 2014)&quot;,&quot;plainCitation&quot;:&quot;(Games and Squire, 2008; Games, 2010; Tekinbaş et al., 2014)&quot;,&quot;noteIndex&quot;:0},&quot;citationItems&quot;:[{&quot;id&quot;:2719,&quot;uris&quot;:[&quot;http://zotero.org/users/1913249/items/24UDMQK9&quot;,[&quot;http://zotero.org/users/1913249/items/24UDMQK9&quot;]],&quot;itemData&quot;:{&quot;id&quot;:2719,&quot;type&quot;:&quot;article-journal&quot;,&quot;abstract&quot;:&quot;This article presents the results of a three‐year study of Gamestar Mechanic (www.gamestarmechanic.com), a flash‐based multiplayer online role‐playing game developed for the MacArthur Foundation’s digital media learning initiative by the University of Wisconsin‐Madison, and Gamelab in New York. The game’s objective is to help children adopt a designer mindset, together with its associated forms of language and literacy in the context of computer game production. Using case studies and discourse analysis, this article examines the ways in which learning ‘the language of games’ provided by Gamestar Mechanic can help even young students learn thinking skills and communication important to learners in the twenty‐first century, and can help transform the way children understand the games they play in positive ways.&quot;,&quot;container-title&quot;:&quot;Learning, Media and Technology&quot;,&quot;DOI&quot;:&quot;10.1080/17439880903567774&quot;,&quot;ISSN&quot;:&quot;1743-9884&quot;,&quot;issue&quot;:&quot;1&quot;,&quot;page&quot;:&quot;31-52&quot;,&quot;source&quot;:&quot;Taylor and Francis+NEJM&quot;,&quot;title&quot;:&quot;Gamestar Mechanic: learning a designer mindset through communicational competence with the language of games&quot;,&quot;title-short&quot;:&quot;Gamestar Mechanic&quot;,&quot;URL&quot;:&quot;https://doi.org/10.1080/17439880903567774&quot;,&quot;volume&quot;:&quot;35&quot;,&quot;author&quot;:[{&quot;family&quot;:&quot;Games&quot;,&quot;given&quot;:&quot;Ivan Alex&quot;}],&quot;accessed&quot;:{&quot;date-parts&quot;:[[&quot;2018&quot;,9,16]]},&quot;issued&quot;:{&quot;date-parts&quot;:[[&quot;2010&quot;,3,1]]},&quot;citation-key&quot;:&quot;games_gamestar_2010&quot;},&quot;prefix&quot;:&quot;&quot;,&quot;suffix&quot;:&quot;&quot;},{&quot;id&quot;:2710,&quot;uris&quot;:[&quot;http://zotero.org/users/1913249/items/4MPYQYG9&quot;,[&quot;http://zotero.org/users/1913249/items/4MPYQYG9&quot;]],&quot;itemData&quot;:{&quot;id&quot;:2710,&quot;type&quot;:&quot;book&quot;,&quot;abstract&quot;:&quot;Understanding games as systems, with complex interactions of game elements and rules.Gaming the System demonstrates the nature of games as systems, how game designers need to think in terms of complex interactions of game elements and rules, and how to identify systems concepts in the design process. The activities use Gamestar Mechanic, an online game design environment with a systems thinking focus.&quot;,&quot;call-number&quot;:&quot;QA76.76.C672 T45 2014&quot;,&quot;collection-title&quot;:&quot;The John D. and Catherine T. Macarthur Foundation series on digital media and learning&quot;,&quot;event-place&quot;:&quot;Cambridge, Massachusetts&quot;,&quot;ISBN&quot;:&quot;978-0-262-02781-6&quot;,&quot;language&quot;:&quot;en&quot;,&quot;number-of-pages&quot;:&quot;266&quot;,&quot;publisher&quot;:&quot;The MIT Press&quot;,&quot;publisher-place&quot;:&quot;Cambridge, Massachusetts&quot;,&quot;source&quot;:&quot;Library of Congress ISBN&quot;,&quot;title&quot;:&quot;Gaming the system: designing with Gamestar mechanic&quot;,&quot;title-short&quot;:&quot;Gaming the system&quot;,&quot;author&quot;:[{&quot;family&quot;:&quot;Tekinbaş&quot;,&quot;given&quot;:&quot;Katie Salen&quot;},{&quot;family&quot;:&quot;Gresalfi&quot;,&quot;given&quot;:&quot;Melissa&quot;},{&quot;family&quot;:&quot;Peppler&quot;,&quot;given&quot;:&quot;Kylie A.&quot;},{&quot;family&quot;:&quot;Santo&quot;,&quot;given&quot;:&quot;Rafi&quot;}],&quot;issued&quot;:{&quot;date-parts&quot;:[[&quot;2014&quot;]]},&quot;citation-key&quot;:&quot;tekinbas_gaming_2014&quot;},&quot;prefix&quot;:&quot;&quot;,&quot;suffix&quot;:&quot;&quot;},{&quot;id&quot;:2654,&quot;uris&quot;:[&quot;http://zotero.org/users/1913249/items/36KJKZU2&quot;,[&quot;http://zotero.org/users/1913249/items/36KJKZU2&quot;]],&quot;itemData&quot;:{&quot;id&quot;:2654,&quot;type&quot;:&quot;paper-conference&quot;,&quot;abstract&quot;:&quot;This paper explores the pedagogical potential of Gamestar Mechanic, a computer game where players learn the principles of game design by making, sharing and reviewing games in the context of an online community of designers. The game has been designed to foster the appropriation of complex language and literacy skills by middle school children. By relying on think aloud interviews and a discourse analytic framework, this paper explores the language practices germane to the game designer Discourse enacted by players as they tackle a game design challenge.&quot;,&quot;collection-title&quot;:&quot;ICLS'08&quot;,&quot;container-title&quot;:&quot;Proceedings of the 8th International Conference on International Conference for the Learning Sciences - Volume 1&quot;,&quot;event-place&quot;:&quot;Utrecht, The Netherlands&quot;,&quot;page&quot;:&quot;257–264&quot;,&quot;publisher&quot;:&quot;International Society of the Learning Sciences&quot;,&quot;publisher-place&quot;:&quot;Utrecht, The Netherlands&quot;,&quot;source&quot;:&quot;ACM Digital Library&quot;,&quot;title&quot;:&quot;Design Thinking in Gamestar Mechanic: The Role of Gamer Experience on the Appropriation of the Discourse Practices of Game Designers&quot;,&quot;title-short&quot;:&quot;Design Thinking in Gamestar Mechanic&quot;,&quot;URL&quot;:&quot;http://dl.acm.org/citation.cfm?id=1599812.1599842&quot;,&quot;author&quot;:[{&quot;family&quot;:&quot;Games&quot;,&quot;given&quot;:&quot;Ivan Alex&quot;},{&quot;family&quot;:&quot;Squire&quot;,&quot;given&quot;:&quot;Kurt&quot;}],&quot;accessed&quot;:{&quot;date-parts&quot;:[[&quot;2018&quot;,7,16]]},&quot;issued&quot;:{&quot;date-parts&quot;:[[&quot;2008&quot;]]},&quot;citation-key&quot;:&quot;games_design_2008&quot;},&quot;prefix&quot;:&quot;&quot;,&quot;suffix&quot;:&quot;&quot;}],&quot;schema&quot;:&quot;https://github.com/citation-style-language/schema/raw/master/csl-citation.json&quot;} RNDW4hxKFM3Pd"/>.</text:p>
      <text:p text:style-name="Text_20_body">Another strength of the use of games in leaning aligns with a playful approach which can have significant benefits for nurturing a positive attitude of participants <text:reference-mark-start text:name="ZOTERO_ITEM CSL_CITATION {&quot;citationID&quot;:&quot;joprhuhi&quot;,&quot;properties&quot;:{&quot;formattedCitation&quot;:&quot;(Klopfer et al., 2009)&quot;,&quot;plainCitation&quot;:&quot;(Klopfer et al., 2009)&quot;,&quot;noteIndex&quot;:0},&quot;citationItems&quot;:[{&quot;id&quot;:1570,&quot;uris&quot;:[&quot;http://zotero.org/users/1913249/items/42QTGIQD&quot;,[&quot;http://zotero.org/users/1913249/items/42QTGIQD&quot;]],&quot;itemData&quot;:{&quot;id&quot;:1570,&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uffix&quot;:&quot;&quot;}],&quot;schema&quot;:&quot;https://github.com/citation-style-language/schema/raw/master/csl-citation.json&quot;} RNDycbvZ9GHbE"/>(Klopfer et al., 2009)<text:reference-mark-end text:name="ZOTERO_ITEM CSL_CITATION {&quot;citationID&quot;:&quot;joprhuhi&quot;,&quot;properties&quot;:{&quot;formattedCitation&quot;:&quot;(Klopfer et al., 2009)&quot;,&quot;plainCitation&quot;:&quot;(Klopfer et al., 2009)&quot;,&quot;noteIndex&quot;:0},&quot;citationItems&quot;:[{&quot;id&quot;:1570,&quot;uris&quot;:[&quot;http://zotero.org/users/1913249/items/42QTGIQD&quot;,[&quot;http://zotero.org/users/1913249/items/42QTGIQD&quot;]],&quot;itemData&quot;:{&quot;id&quot;:1570,&quot;type&quot;:&quot;article-journal&quot;,&quot;container-title&quot;:&quot;Cambridge, MA: The Education Arcade&quot;,&quot;source&quot;:&quot;Google Scholar&quot;,&quot;title&quot;:&quot;Moving learning games forward&quot;,&quot;URL&quot;:&quot;http://citeseerx.ist.psu.edu/viewdoc/download?doi=10.1.1.687.5017&amp;rep=rep1&amp;type=pdf&quot;,&quot;author&quot;:[{&quot;family&quot;:&quot;Klopfer&quot;,&quot;given&quot;:&quot;Eric&quot;},{&quot;family&quot;:&quot;Osterweil&quot;,&quot;given&quot;:&quot;Scot&quot;},{&quot;family&quot;:&quot;Salen&quot;,&quot;given&quot;:&quot;Katie&quot;},{&quot;literal&quot;:&quot;others&quot;}],&quot;accessed&quot;:{&quot;date-parts&quot;:[[&quot;2017&quot;,5,3]]},&quot;issued&quot;:{&quot;date-parts&quot;:[[&quot;2009&quot;]]},&quot;citation-key&quot;:&quot;klopfer_moving_2009&quot;},&quot;prefix&quot;:&quot;&quot;,&quot;suffix&quot;:&quot;&quot;}],&quot;schema&quot;:&quot;https://github.com/citation-style-language/schema/raw/master/csl-citation.json&quot;} RNDycbvZ9GHbE"/></text:p>
      <text:p text:style-name="Text_20_body">While gaming culture has previously raised concerns regarding inclusion, the broad uptake of casual and retro gaming has helped address this concern. Additionally, the widespread proliferation of retro games in particular into popular culture provides a rich fund of knowledge which can be drawn upon in diverse ways. FIND SUPPORT</text:p>
      <text:p text:style-name="Text_20_body"/>
      <text:h text:style-name="Heading_20_3" text:outline-level="3"><text:bookmark-start text:name="limits-and-critiques-of-constructionist-game-making"/>Limits and critiques of constructionist game making<text:bookmark-end text:name="limits-and-critiques-of-constructionist-game-making"/></text:h>
      <text:p text:style-name="First_20_paragraph">HOW DOES THIS BUILD ON THE INTRODUCTION’S CRITIQUE OF CONSTRUCTIONISM MORE BROADLY?</text:p>
      <text:p text:style-name="Text_20_body">This alignment of approach also extends to some of the limits of PBL approach. The critique of PBL as ‘pure discovery’ learning is often misjudged, missing some of the less visible scaffolds often in place to support learner to access learning, and to reflect on learning that has taken place. However, the range of applications of PBL creates significant challenges in communicating the types and specific details of appropriate scaffolding. The situated nature of the learning makes representation of practice difficult.</text:p>
      <text:p text:style-name="Text_20_body">While some of the studies outlined above do mention scaffolding in place, many do not. FIND RELEVANT RESEARCH HERE ON PBL AND SCAFFOLDING.</text:p>
      <text:p text:style-name="Text_20_body">In their review and a critique constructionist approaches to game making, Thumlert et al agree with the potential of a constructionist approach to develop 21st century skills, but also caution against the potential subsuming of a constructionist approach into instruction-based approaches limited to curricular concerns <text:reference-mark-start text:name="ZOTERO_ITEM CSL_CITATION {&quot;citationID&quot;:&quot;sdrjuyxw&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fN1ODmaE25"/>(Thumlert et al., 2018)<text:reference-mark-end text:name="ZOTERO_ITEM CSL_CITATION {&quot;citationID&quot;:&quot;sdrjuyxw&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fN1ODmaE25"/>.</text:p>
      <text:p text:style-name="Text_20_body">It behoves us to revisit the purpose of game making. Critics <text:reference-mark-start text:name="ZOTERO_ITEM CSL_CITATION {&quot;citationID&quot;:&quot;hwmmwmhe&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fklNRokuEq"/>(Vossoughi et al., 2016; Thumlert et al., 2018)<text:reference-mark-end text:name="ZOTERO_ITEM CSL_CITATION {&quot;citationID&quot;:&quot;hwmmwmhe&quot;,&quot;properties&quot;:{&quot;formattedCitation&quot;:&quot;(Vossoughi et al., 2016; Thumlert et al., 2018)&quot;,&quot;plainCitation&quot;:&quot;(Vossoughi et al., 2016; 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prefix&quot;:&quot;&quot;,&quot;suffix&quot;:&quot;&quot;}],&quot;schema&quot;:&quot;https://github.com/citation-style-language/schema/raw/master/csl-citation.json&quot;} RNDfklNRokuEq"/> , position a constructionist approach as implicitly favouring the following: coding to progress to join the computer programming industry, developing a deeper understanding of curricular concepts, and develop employability (21st Century) skills in young people. Thumlert cautions against the appropriation of such skills as “creativity and ‘design thinking’ are similarly colonized by market-driven agendas and discourses.”<text:reference-mark-start text:name="ZOTERO_ITEM CSL_CITATION {&quot;citationID&quot;:&quot;ddjiyxqv&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cOzfhsQGfx"/>(Thumlert et al., 2018:4)<text:reference-mark-end text:name="ZOTERO_ITEM CSL_CITATION {&quot;citationID&quot;:&quot;ddjiyxqv&quot;,&quot;properties&quot;:{&quot;formattedCitation&quot;:&quot;(Thumlert et al., 2018:4)&quot;,&quot;plainCitation&quot;:&quot;(Thumlert et al., 2018:4)&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locator&quot;:&quot;4&quot;,&quot;prefix&quot;:&quot;&quot;}],&quot;schema&quot;:&quot;https://github.com/citation-style-language/schema/raw/master/csl-citation.json&quot;} RNDcOzfhsQGfx"/>, rather than being mobilised for critical and emancipatory reasons.</text:p>
      <text:p text:style-name="Text_20_body"><text:soft-page-break/>It is important, in the interests of balance, to separate out some of the positives from the limits here. The school has done good work (tools, design principles) that can be built on.</text:p>
      <text:h text:style-name="Heading_20_2" text:outline-level="2"><text:bookmark-start text:name="context-of-game-making-and-digital-projects-at-home-and-other-informal-settings"/>Context of game making and digital projects at home and other informal settings<text:bookmark-end text:name="context-of-game-making-and-digital-projects-at-home-and-other-informal-settings"/></text:h>
      <text:h text:style-name="Heading_20_3" text:outline-level="3"><text:bookmark-start text:name="home-eduction-contextual-factors-relevant-to-this-study"/>Home eduction contextual factors relevant to this study<text:bookmark-end text:name="home-eduction-contextual-factors-relevant-to-this-study"/></text:h>
      <text:p text:style-name="First_20_paragraph">The processes and motivations driving of home education are varied <text:reference-mark-start text:name="ZOTERO_ITEM CSL_CITATION {&quot;citationID&quot;:&quot;qjhiclyp&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t6ejdvS29R"/>(Fensham-Smith, 2021)<text:reference-mark-end text:name="ZOTERO_ITEM CSL_CITATION {&quot;citationID&quot;:&quot;qjhiclyp&quot;,&quot;properties&quot;:{&quot;formattedCitation&quot;:&quot;(Fensham-Smith, 2021)&quot;,&quot;plainCitation&quot;:&quot;(Fensham-Smith, 2021)&quot;,&quot;noteIndex&quot;:0},&quot;citationItems&quot;:[{&quot;id&quot;:8983,&quot;uris&quot;:[&quot;http://zotero.org/users/1913249/items/F748Z3W8&quot;,[&quot;http://zotero.org/users/1913249/items/F748Z3W8&quot;]],&quot;itemData&quot;:{&quot;id&quot;:8983,&quot;type&quot;:&quot;article-journal&quot;,&quot;abstract&quot;:&quot;Home-schooling, or ‘elective home education’ (EHE) as it is more commonly known in the UK, invites contestation and controversies. Drawing on a UK-wide study of 242 families this paper explores a collection of EHE pedagogic practices within the socially situated contexts of doing everyday life. Through an application of Bernsteinian ideas, the findings surface some of the ways in which invisible pedagogies afforded children greater autonomy over the sequence and pace over their learning. It also considers how community development has helped some parents to harness the forms of capital which extend and remake new structures to strengthen the transmission of their social values. Contrary to the messages of EHE advocates, it shows that approaches inspired by unschooling are not devoid of power and control altogether. In considering the experiences of children and young people, the findings highlight the relative challenges and opportunities of transitioning from invisible pedagogies to formal qualifications in a context where access to public examinations can be difficult to achieve. Considering the tensions that these pedagogies reveal in the socialisation towards individualism, the author suggests solutions for questioning, challenging and bridging divides.&quot;,&quot;container-title&quot;:&quot;Journal of Pedagogy&quot;,&quot;DOI&quot;:&quot;10.2478/jped-2021-0001&quot;,&quot;ISSN&quot;:&quot;1338-1563&quot;,&quot;issue&quot;:&quot;1&quot;,&quot;language&quot;:&quot;en&quot;,&quot;page&quot;:&quot;5-27&quot;,&quot;source&quot;:&quot;DOI.org (Crossref)&quot;,&quot;title&quot;:&quot;Invisible pedagogies in home education: Freedom, power and control&quot;,&quot;title-short&quot;:&quot;Invisible pedagogies in home education&quot;,&quot;URL&quot;:&quot;https://www.sciendo.com/article/10.2478/jped-2021-0001&quot;,&quot;volume&quot;:&quot;12&quot;,&quot;author&quot;:[{&quot;family&quot;:&quot;Fensham-Smith&quot;,&quot;given&quot;:&quot;Amber Joy&quot;}],&quot;accessed&quot;:{&quot;date-parts&quot;:[[&quot;2023&quot;,10,2]]},&quot;issued&quot;:{&quot;date-parts&quot;:[[&quot;2021&quot;,6,1]]},&quot;citation-key&quot;:&quot;fensham-smith_invisible_2021&quot;},&quot;prefix&quot;:&quot;&quot;,&quot;suffix&quot;:&quot;&quot;}],&quot;schema&quot;:&quot;https://github.com/citation-style-language/schema/raw/master/csl-citation.json&quot;} RNDt6ejdvS29R"/>. Two broad streams are sometimes framed as pedagogy and ideology <text:reference-mark-start text:name="ZOTERO_ITEM CSL_CITATION {&quot;citationID&quot;:&quot;lvkgisqz&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flBRunzEI1"/>(Galen and Pitman, 1991)<text:reference-mark-end text:name="ZOTERO_ITEM CSL_CITATION {&quot;citationID&quot;:&quot;lvkgisqz&quot;,&quot;properties&quot;:{&quot;formattedCitation&quot;:&quot;(Galen and Pitman, 1991)&quot;,&quot;plainCitation&quot;:&quot;(Galen and Pitman, 1991)&quot;,&quot;noteIndex&quot;:0},&quot;citationItems&quot;:[{&quot;id&quot;:8975,&quot;uris&quot;:[&quot;http://zotero.org/users/1913249/items/ZQHZ2GU8&quot;,[&quot;http://zotero.org/users/1913249/items/ZQHZ2GU8&quot;]],&quot;itemData&quot;:{&quot;id&quot;:8975,&quot;type&quot;:&quot;book&quot;,&quot;abstract&quot;:&quot;This significant volume studies the growing body of research on home education, and offers a broad analysis of this movement. Introductory chapters present the most current information on the demographics of the movement and on the social and academic outcomes of home education. Beyond these data, the broader implications of the movement are considered in chapters discussing legal issues and policy analysis. Additional chapters provide historical and sociological analysis of the conflicts between parents and schools that often precipitate the decision to home school. The volume ends with an anthropological analysis of learning in the informal home setting and a philosophical critique of the movement as an abandonment of a belief in the efficacy of common schooling.&quot;,&quot;ISBN&quot;:&quot;978-0-313-38882-8&quot;,&quot;language&quot;:&quot;en&quot;,&quot;note&quot;:&quot;Google-Books-ID: MOrEEAAAQBAJ&quot;,&quot;number-of-pages&quot;:&quot;224&quot;,&quot;publisher&quot;:&quot;Bloomsbury Publishing USA&quot;,&quot;source&quot;:&quot;Google Books&quot;,&quot;title&quot;:&quot;Home Schooling: Political, Historical, and Pedagogical Perspectives&quot;,&quot;title-short&quot;:&quot;Home Schooling&quot;,&quot;author&quot;:[{&quot;family&quot;:&quot;Galen&quot;,&quot;given&quot;:&quot;Jane Van&quot;},{&quot;family&quot;:&quot;Pitman&quot;,&quot;given&quot;:&quot;Mary Anne&quot;}],&quot;issued&quot;:{&quot;date-parts&quot;:[[&quot;1991&quot;,1,1]]},&quot;citation-key&quot;:&quot;galen_home_1991&quot;},&quot;prefix&quot;:&quot;&quot;,&quot;suffix&quot;:&quot;&quot;}],&quot;schema&quot;:&quot;https://github.com/citation-style-language/schema/raw/master/csl-citation.json&quot;} RNDflBRunzEI1"/> <text:reference-mark-start text:name="ZOTERO_ITEM CSL_CITATION {&quot;citationID&quot;:&quot;sblzsfmw&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S1y4efn0iv"/>(Rothermel, 2003)<text:reference-mark-end text:name="ZOTERO_ITEM CSL_CITATION {&quot;citationID&quot;:&quot;sblzsfmw&quot;,&quot;properties&quot;:{&quot;formattedCitation&quot;:&quot;(Rothermel, 2003)&quot;,&quot;plainCitation&quot;:&quot;(Rothermel, 2003)&quot;,&quot;noteIndex&quot;:0},&quot;citationItems&quot;:[{&quot;id&quot;:8977,&quot;uris&quot;:[&quot;http://zotero.org/users/1913249/items/AKHEZBKX&quot;,[&quot;http://zotero.org/users/1913249/items/AKHEZBKX&quot;]],&quot;itemData&quot;:{&quot;id&quot;:8977,&quot;type&quot;:&quot;article-journal&quot;,&quot;abstract&quot;:&quot;Home educators are often stereotyped by concerned professionals and others who make statements based upon their beliefs rather than research. Characteristics such as, eccentric, arrogant, ignorant, middle-class and hippy are often associated with home educators. Increasingly too, they are represented as a potential danger to their children, either emotionally or physically, to the extent that extra monitoring has been called for. This leads to the question of what type of people home educate? This paper explores the possibility of classifying home educators according to their motives, using categories defined by earlier research. The paper concludes that in the UK context, such classifications are simplistic and misleading. A different approach is proposed defining home educators instead by strata; first as a superficially homogenous group, secondly as diverse groups, thirdly as families and fourthly as individuals. This stratum approach gives insight into the increasing numbers of families who are choosing to home educate and their growing appearance as a movement. Whilst home educators may appear to be the beneficiaries of strength in diversity, their rising profile and snowballing numbers may also be the cause of them becoming increasingly ‘problematised’ by professionals and by government, with a consequent increase in restrictions and legislative control.&quot;,&quot;container-title&quot;:&quot;Evaluation &amp; Research in Education&quot;,&quot;DOI&quot;:&quot;10.1080/09500790308668293&quot;,&quot;ISSN&quot;:&quot;0950-0790&quot;,&quot;issue&quot;:&quot;2-3&quot;,&quot;note&quot;:&quot;publisher: Routledge\n_eprint: https://doi.org/10.1080/09500790308668293&quot;,&quot;page&quot;:&quot;74-89&quot;,&quot;source&quot;:&quot;Taylor and Francis+NEJM&quot;,&quot;title&quot;:&quot;Can We Classify Motives for Home Education?&quot;,&quot;URL&quot;:&quot;https://doi.org/10.1080/09500790308668293&quot;,&quot;volume&quot;:&quot;17&quot;,&quot;author&quot;:[{&quot;family&quot;:&quot;Rothermel&quot;,&quot;given&quot;:&quot;Paula&quot;}],&quot;accessed&quot;:{&quot;date-parts&quot;:[[&quot;2023&quot;,10,2]]},&quot;issued&quot;:{&quot;date-parts&quot;:[[&quot;2003&quot;,5,15]]},&quot;citation-key&quot;:&quot;rothermel_can_2003&quot;},&quot;prefix&quot;:&quot;&quot;,&quot;suffix&quot;:&quot;&quot;}],&quot;schema&quot;:&quot;https://github.com/citation-style-language/schema/raw/master/csl-citation.json&quot;} RNDS1y4efn0iv"/>. In terms of pedagogy, popular concepts in home ed circles include unschooling and deschooling. Holt’s concept of unschooling <text:reference-mark-start text:name="ZOTERO_ITEM CSL_CITATION {&quot;citationID&quot;:&quot;urldppnp&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6I4nR85Jxw"/>(Gray and Riley, 2013)<text:reference-mark-end text:name="ZOTERO_ITEM CSL_CITATION {&quot;citationID&quot;:&quot;urldppnp&quot;,&quot;properties&quot;:{&quot;formattedCitation&quot;:&quot;(Gray and Riley, 2013)&quot;,&quot;plainCitation&quot;:&quot;(Gray and Riley, 2013)&quot;,&quot;noteIndex&quot;:0},&quot;citationItems&quot;:[{&quot;id&quot;:8982,&quot;uris&quot;:[&quot;http://zotero.org/users/1913249/items/CUNAU5ZC&quot;,[&quot;http://zotero.org/users/1913249/items/CUNAU5ZC&quot;]],&quot;itemData&quot;:{&quot;id&quot;:8982,&quot;type&quot;:&quot;article-journal&quot;,&quot;abstract&quot;:&quot;Unschooling families (families that don’t send their children to school and don’t school them at home) were invited to participate in a survey about their unschooling practices. Two hundred and thirty two self-identified unschooling families, with at least one child over five years old, completed and returned the questionnaire. Qualitative analyses revealed considerable variability in the routes to unschooling and in the ways in which the parents saw themselves as involved in their children’s education. The biggest challenge expressed was that of overcoming feelings of criticism, or social pressure, that came from others who disapproved and from their own culturally-ingrained, habitual ways of thinking about education. The reported benefits of unschooling were numerous; they included improved learning, better attitudes about learning, and improved psychological and social wellbeing for the children; and increased closeness, harmony, and freedom for the whole family.&quot;,&quot;issue&quot;:&quot;14&quot;,&quot;language&quot;:&quot;en&quot;,&quot;source&quot;:&quot;Zotero&quot;,&quot;title&quot;:&quot;The Challenges and Benefits of Unschooling, According to 232 Families Who Have Chosen that Route&quot;,&quot;volume&quot;:&quot;7&quot;,&quot;author&quot;:[{&quot;family&quot;:&quot;Gray&quot;,&quot;given&quot;:&quot;Peter&quot;},{&quot;family&quot;:&quot;Riley&quot;,&quot;given&quot;:&quot;Gina&quot;}],&quot;issued&quot;:{&quot;date-parts&quot;:[[&quot;2013&quot;]]},&quot;citation-key&quot;:&quot;gray_challenges_2013&quot;},&quot;prefix&quot;:&quot;&quot;,&quot;suffix&quot;:&quot;&quot;}],&quot;schema&quot;:&quot;https://github.com/citation-style-language/schema/raw/master/csl-citation.json&quot;} RND6I4nR85Jxw"/>, highlights the value facilitating learning around of the process of drawing out interests of children in everyday activities. Illich’s work around deschooling promotes an idea of webs of learning. Instead of one educational site as the font of all knowledge, learners access learning experiences in varied contexts based on their interests and needs <text:reference-mark-start text:name="ZOTERO_ITEM CSL_CITATION {&quot;citationID&quot;:&quot;vbcyemfv&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EbMJHOpH4J"/>(Illich, 1971)<text:reference-mark-end text:name="ZOTERO_ITEM CSL_CITATION {&quot;citationID&quot;:&quot;vbcyemfv&quot;,&quot;properties&quot;:{&quot;formattedCitation&quot;:&quot;(Illich, 1971)&quot;,&quot;plainCitation&quot;:&quot;(Illich, 1971)&quot;,&quot;noteIndex&quot;:0},&quot;citationItems&quot;:[{&quot;id&quot;:1115,&quot;uris&quot;:[&quot;http://zotero.org/users/1913249/items/6IH2ZXKT&quot;,[&quot;http://zotero.org/users/1913249/items/6IH2ZXKT&quot;]],&quot;itemData&quot;:{&quot;id&quot;:1115,&quot;type&quot;:&quot;book&quot;,&quot;call-number&quot;:&quot;LA210 .I4 1971&quot;,&quot;collection-title&quot;:&quot;World perspectives, v. 44&quot;,&quot;edition&quot;:&quot;1st ed.&quot;,&quot;event-place&quot;:&quot;New York&quot;,&quot;ISBN&quot;:&quot;0-06-012139-4&quot;,&quot;number-of-pages&quot;:&quot;116&quot;,&quot;publisher&quot;:&quot;Harper &amp; Row&quot;,&quot;publisher-place&quot;:&quot;New York&quot;,&quot;source&quot;:&quot;Library of Congress ISBN&quot;,&quot;title&quot;:&quot;Deschooling society&quot;,&quot;author&quot;:[{&quot;family&quot;:&quot;Illich&quot;,&quot;given&quot;:&quot;Ivan&quot;}],&quot;issued&quot;:{&quot;date-parts&quot;:[[&quot;1971&quot;]]},&quot;citation-key&quot;:&quot;illich_deschooling_1971&quot;},&quot;prefix&quot;:&quot;&quot;,&quot;suffix&quot;:&quot;&quot;}],&quot;schema&quot;:&quot;https://github.com/citation-style-language/schema/raw/master/csl-citation.json&quot;} RNDEbMJHOpH4J"/>. Many home educating families are active in identifying networks to tap into <text:reference-mark-start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n8DxtboAeq"/>(Doroudi and Ahmad, 2023)<text:reference-mark-end text:name="ZOTERO_ITEM CSL_CITATION {&quot;citationID&quot;:&quot;viffpcru&quot;,&quot;properties&quot;:{&quot;formattedCitation&quot;:&quot;(Doroudi and Ahmad, 2023)&quot;,&quot;plainCitation&quot;:&quot;(Doroudi and Ahmad, 2023)&quot;,&quot;noteIndex&quot;:0},&quot;citationItems&quot;:[{&quot;id&quot;:8980,&quot;uris&quot;:[&quot;http://zotero.org/users/1913249/items/CR7JKY94&quot;,[&quot;http://zotero.org/users/1913249/items/CR7JKY94&quot;]],&quot;itemData&quot;:{&quot;id&quot;:8980,&quot;type&quot;:&quot;paper-conference&quot;,&quot;abstract&quot;:&quot;In 1971, social critic Ivan Illich published Deschooling Society, a controversial work that critiqued mainstream education systems and proposed a radical alternative. While his work remains controversial, re-examining his ideas might advance efforts to design for learning at scale. First, we examine three design principles that emerge from Illich's writing on learning webs: (1) a holistic perspective that incorporates multidisciplinary thinking (in Illich's case, blending philosophy, politics, sociology, economics, theology, and cybernetics), (2) learning webs as a framework for thinking about learning beyond the limitations of school, and (3) broadening our view of what should be scaled (e.g., scaling opportunities rather than content). Second, we discuss three tensions in Illich's work that relate to scaling learning: (1) decentralization vs. centralization, (2) place-based vs. online learning at scale, and (3) serving the advantaged vs. the disadvantaged. In discussing these ideas and tensions, we discuss contemporary technologies and models, which may be seen as similar to learning webs. Finally, we suggest that Illich's work offers an opportunity to further connect work that sits across two related research communities: Learning @ Scale and connected learning.&quot;,&quot;collection-title&quot;:&quot;L@S '23&quot;,&quot;container-title&quot;:&quot;Proceedings of the Tenth ACM Conference on Learning @ Scale&quot;,&quot;DOI&quot;:&quot;10.1145/3573051.3593386&quot;,&quot;event-place&quot;:&quot;New York, NY, USA&quot;,&quot;ISBN&quot;:&quot;9798400700255&quot;,&quot;page&quot;:&quot;99–109&quot;,&quot;publisher&quot;:&quot;Association for Computing Machinery&quot;,&quot;publisher-place&quot;:&quot;New York, NY, USA&quot;,&quot;source&quot;:&quot;ACM Digital Library&quot;,&quot;title&quot;:&quot;The Relevance of Ivan Illich's Learning Webs 50 Years On&quot;,&quot;URL&quot;:&quot;https://dl.acm.org/doi/10.1145/3573051.3593386&quot;,&quot;author&quot;:[{&quot;family&quot;:&quot;Doroudi&quot;,&quot;given&quot;:&quot;Shayan&quot;},{&quot;family&quot;:&quot;Ahmad&quot;,&quot;given&quot;:&quot;Yusuf&quot;}],&quot;accessed&quot;:{&quot;date-parts&quot;:[[&quot;2023&quot;,10,2]]},&quot;issued&quot;:{&quot;date-parts&quot;:[[&quot;2023&quot;,7,20]]},&quot;citation-key&quot;:&quot;doroudi_relevance_2023&quot;},&quot;prefix&quot;:&quot;&quot;,&quot;suffix&quot;:&quot;&quot;}],&quot;schema&quot;:&quot;https://github.com/citation-style-language/schema/raw/master/csl-citation.json&quot;} RNDn8DxtboAeq"/> using friendship and social networking groups and email to share opportunities and collaborate on learning activities.</text:p>
      <text:h text:style-name="Heading_20_3" text:outline-level="3"><text:bookmark-start text:name="defining-informal"/>Defining informal<text:bookmark-end text:name="defining-informal"/></text:h>
      <text:p text:style-name="First_20_paragraph">While definitions of informal education are complex, the term generally refers to learning that occurs outside a traditional school environment <text:reference-mark-start text:name="ZOTERO_ITEM CSL_CITATION {&quot;citationID&quot;:&quot;ajjhtgqo&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Tq1yZbufE0"/>(Sefton-Green and Erstad, 2012)<text:reference-mark-end text:name="ZOTERO_ITEM CSL_CITATION {&quot;citationID&quot;:&quot;ajjhtgqo&quot;,&quot;properties&quot;:{&quot;formattedCitation&quot;:&quot;(Sefton-Green and Erstad, 2012)&quot;,&quot;plainCitation&quot;:&quot;(Sefton-Green and Erstad, 2012)&quot;,&quot;noteIndex&quot;:0},&quot;citationItems&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Tq1yZbufE0"/>. However, as Sefton-Green (<text:span text:style-name="T2">sefton-green_literature_2004?</text:span>) notes, formally structured learning can take place in informal settings, and vice-versa. Others writers <text:reference-mark-start text:name="ZOTERO_ITEM CSL_CITATION {&quot;citationID&quot;:&quot;abreqsoa&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dNWVEfyNmM"/>(Eshach, 2007:173; Werquin, 2009)<text:reference-mark-end text:name="ZOTERO_ITEM CSL_CITATION {&quot;citationID&quot;:&quot;abreqsoa&quot;,&quot;properties&quot;:{&quot;formattedCitation&quot;:&quot;(Eshach, 2007:173; Werquin, 2009)&quot;,&quot;plainCitation&quot;:&quot;(Eshach, 2007:173; Werquin, 2009)&quot;,&quot;noteIndex&quot;:0},&quot;citationItems&quot;:[{&quot;id&quot;:3302,&quot;uris&quot;:[&quot;http://zotero.org/users/1913249/items/CKARKKW9&quot;,[&quot;http://zotero.org/users/1913249/items/CKARKKW9&quot;]],&quot;itemData&quot;:{&quot;id&quot;:3302,&quot;type&quot;:&quot;article-journal&quot;,&quot;abstract&quot;:&quot;The present paper thoroughly examines how one can effectively bridge in-school and out-of-school learning. The first part discusses the difficulty in defining out-of-school learning. It proposes to distinguish three types of learning: formal, informal, and non-formal. The second part raises the question of whether out-of-school learning should be dealt with in the in-school system, in view of the fact that we experience informal learning anyway as well as considering the disadvantages and difficulties teachers are confronted with when planning and carrying out scientific fieldtrips. The voices of the teachers, the students, and the non-formal institution staff are heard to provide insights into the problem. The third part discusses the cognitive and affective aspects of non-formal learning. The fourth part presents some models explaining scientific fieldtrip learning and based on those models, suggests a novel explanation. The fifth part offers some recommendations of how to bridge in and out-of-school learning. The paper closes with some practical ideas as to how one can bring the theory described in the paper into practice. It is hoped that this paper will provide educators with an insight so that they will be able to fully exploit the great potential that scientific field trips may offer.&quot;,&quot;container-title&quot;:&quot;Journal of Science Education and Technology&quot;,&quot;DOI&quot;:&quot;10.1007/s10956-006-9027-1&quot;,&quot;ISSN&quot;:&quot;1573-1839&quot;,&quot;issue&quot;:&quot;2&quot;,&quot;journalAbbreviation&quot;:&quot;J Sci Educ Technol&quot;,&quot;language&quot;:&quot;en&quot;,&quot;page&quot;:&quot;171-190&quot;,&quot;source&quot;:&quot;Springer Link&quot;,&quot;title&quot;:&quot;Bridging In-school and Out-of-school Learning: Formal, Non-Formal, and Informal Education&quot;,&quot;title-short&quot;:&quot;Bridging In-school and Out-of-school Learning&quot;,&quot;URL&quot;:&quot;https://doi.org/10.1007/s10956-006-9027-1&quot;,&quot;volume&quot;:&quot;16&quot;,&quot;author&quot;:[{&quot;family&quot;:&quot;Eshach&quot;,&quot;given&quot;:&quot;Haim&quot;}],&quot;accessed&quot;:{&quot;date-parts&quot;:[[&quot;2019&quot;,4,24]]},&quot;issued&quot;:{&quot;date-parts&quot;:[[&quot;2007&quot;,4,1]]},&quot;citation-key&quot;:&quot;eshach_bridging_2007&quot;},&quot;locator&quot;:&quot; 173&quot;,&quot;prefix&quot;:&quot;&quot;},{&quot;id&quot;:3306,&quot;uris&quot;:[&quot;http://zotero.org/users/1913249/items/WJMQLNPY&quot;,[&quot;http://zotero.org/users/1913249/items/WJMQLNPY&quot;]],&quot;itemData&quot;:{&quot;id&quot;:3306,&quot;type&quot;:&quot;article-journal&quot;,&quot;container-title&quot;:&quot;Recognition of Non-formal and Informal Learning in OECD Countries: an Overview of Some Key Issues&quot;,&quot;DOI&quot;:&quot;10.3278/REP0903W011&quot;,&quot;ISSN&quot;:&quot;0177-4166&quot;,&quot;issue&quot;:&quot;03/2009&quot;,&quot;language&quot;:&quot;en&quot;,&quot;source&quot;:&quot;DOI.org (CSL JSON)&quot;,&quot;title&quot;:&quot;Recognition of Non-formal and Informal Learning in OECD Countries: an Overview of Some Key Issues&quot;,&quot;title-short&quot;:&quot;Recognition of Non-formal and Informal Learning in OECD Countries&quot;,&quot;URL&quot;:&quot;http://doi.org/10.3278/REP0903W011&quot;,&quot;author&quot;:[{&quot;family&quot;:&quot;Werquin&quot;,&quot;given&quot;:&quot;Patrick&quot;}],&quot;accessed&quot;:{&quot;date-parts&quot;:[[&quot;2019&quot;,4,24]]},&quot;issued&quot;:{&quot;date-parts&quot;:[[&quot;2009&quot;,3,1]]},&quot;citation-key&quot;:&quot;werquin_recognition_2009&quot;},&quot;prefix&quot;:&quot;&quot;,&quot;suffix&quot;:&quot;&quot;}],&quot;schema&quot;:&quot;https://github.com/citation-style-language/schema/raw/master/csl-citation.json&quot;} RNDdNWVEfyNmM"/> use the term ‘non-formal’ describe learning that happens outside of formal institutions that may involve little instruction but still comprises a carefully planned learner experience, in contrast to both formal and unstructured (informal) learning. This study uses the term ‘non-formal’ in this way, and the term ‘informal’ is used more loosely to indicate learning activities happening outside of a classroom lesson.</text:p>
      <text:h text:style-name="Heading_20_3" text:outline-level="3"><text:bookmark-start text:name="game-and-media-making-in-informal-communities"/>Game and media making in informal communities<text:bookmark-end text:name="game-and-media-making-in-informal-communities"/></text:h>
      <text:p text:style-name="First_20_paragraph">Researcher Ito’s ethnographic approach to studies of informal digital consumption and making in the home (<text:span text:style-name="T2">ito_connected_2013-1?</text:span>; <text:span text:style-name="T2">ito_hanging_2010?</text:span>; <text:span text:style-name="T2">ito_living_2009?</text:span>), deconstructs the progression of proficient young makers of digital products in online communities</text:p>
      <text:p text:style-name="Text_20_body">Gee frames the informal, often online communities as affinity spaces <text:reference-mark-start text:name="ZOTERO_ITEM CSL_CITATION {&quot;citationID&quot;:&quot;ekswotyg&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zPGsF8Krn1"/>(Gee, 2004)<text:reference-mark-end text:name="ZOTERO_ITEM CSL_CITATION {&quot;citationID&quot;:&quot;ekswotyg&quot;,&quot;properties&quot;:{&quot;formattedCitation&quot;:&quot;(Gee, 2004)&quot;,&quot;plainCitation&quot;:&quot;(Gee, 2004)&quot;,&quot;noteIndex&quot;:0},&quot;citationItems&quot;:[{&quot;id&quot;:1584,&quot;uris&quot;:[&quot;http://zotero.org/users/1913249/items/M6377K76&quot;,[&quot;http://zotero.org/users/1913249/items/M6377K76&quot;]],&quot;itemData&quot;:{&quot;id&quot;:1584,&quot;type&quot;:&quot;book&quot;,&quot;collection-title&quot;:&quot;Education&quot;,&quot;edition&quot;:&quot;1. paperback ed&quot;,&quot;event-place&quot;:&quot;New York, NY&quot;,&quot;ISBN&quot;:&quot;978-1-4039-6538-7&quot;,&quot;language&quot;:&quot;eng&quot;,&quot;note&quot;:&quot;OCLC: 255334132&quot;,&quot;number-of-pages&quot;:&quot;225&quot;,&quot;publisher&quot;:&quot;Palgrave Macmillan&quot;,&quot;publisher-place&quot;:&quot;New York, NY&quot;,&quot;source&quot;:&quot;Gemeinsamer Bibliotheksverbund ISBN&quot;,&quot;title&quot;:&quot;What video games have to teach us about learning and literacy&quot;,&quot;author&quot;:[{&quot;family&quot;:&quot;Gee&quot;,&quot;given&quot;:&quot;James Paul&quot;}],&quot;issued&quot;:{&quot;date-parts&quot;:[[&quot;2004&quot;]]},&quot;citation-key&quot;:&quot;gee_what_2004&quot;},&quot;prefix&quot;:&quot;&quot;,&quot;suffix&quot;:&quot;&quot;}],&quot;schema&quot;:&quot;https://github.com/citation-style-language/schema/raw/master/csl-citation.json&quot;} RNDzPGsF8Krn1"/> and the activities and culture created around games as metagaming, examining how shared discourses and emerging identities develop within these spaces. The work of the these scholars is well represented in a broad pedagogical approach described as Connected Learning <text:reference-mark-start text:name="ZOTERO_ITEM CSL_CITATION {&quot;citationID&quot;:&quot;zyiwpqtu&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YpFzveD4gf"/>(Ito et al., 2013)<text:reference-mark-end text:name="ZOTERO_ITEM CSL_CITATION {&quot;citationID&quot;:&quot;zyiwpqtu&quot;,&quot;properties&quot;:{&quot;formattedCitation&quot;:&quot;(Ito et al., 2013)&quot;,&quot;plainCitation&quot;:&quot;(Ito et al., 2013)&quot;,&quot;noteIndex&quot;:0},&quot;citationItems&quot;:[{&quot;id&quot;:9654,&quot;uris&quot;:[&quot;http://zotero.org/users/1913249/items/4ULZ9S6U&quot;,[&quot;http://zotero.org/users/1913249/items/4ULZ9S6U&quot;]],&quot;itemData&quot;:{&quot;id&quot;:9654,&quot;type&quot;:&quot;book&quot;,&quot;note&quot;:&quot;Citation Key: ito2013connected&quot;,&quot;publisher&quot;:&quot;Digital Media and Learning Research Hub&quot;,&quot;title&quot;:&quot;Connected learning: An agenda for research and design&quot;,&quot;author&quot;:[{&quot;family&quot;:&quot;Ito&quot;,&quot;given&quot;:&quot;Mizuko&quot;},{&quot;family&quot;:&quot;Gutiérrez&quot;,&quot;given&quot;:&quot;Kris&quot;},{&quot;family&quot;:&quot;Livingstone&quot;,&quot;given&quot;:&quot;Sonia&quot;},{&quot;family&quot;:&quot;Penuel&quot;,&quot;given&quot;:&quot;Bill&quot;},{&quot;family&quot;:&quot;Rhodes&quot;,&quot;given&quot;:&quot;Jean&quot;},{&quot;family&quot;:&quot;Salen&quot;,&quot;given&quot;:&quot;Katie&quot;},{&quot;family&quot;:&quot;Schor&quot;,&quot;given&quot;:&quot;Juliet&quot;},{&quot;family&quot;:&quot;Sefton-Green&quot;,&quot;given&quot;:&quot;Julian&quot;},{&quot;family&quot;:&quot;Watkins&quot;,&quot;given&quot;:&quot;S Craig&quot;}],&quot;issued&quot;:{&quot;date-parts&quot;:[[&quot;2013&quot;]]},&quot;citation-key&quot;:&quot;ito2013connected&quot;},&quot;prefix&quot;:&quot;&quot;,&quot;suffix&quot;:&quot;&quot;}],&quot;schema&quot;:&quot;https://github.com/citation-style-language/schema/raw/master/csl-citation.json&quot;} RNDYpFzveD4gf"/>. This book connects the ethos of varied case studies and design approaches, to the sociocultural approach of viewing learning as embedded within social and cultural contexts.</text:p>
      <text:p text:style-name="Text_20_body"><text:soft-page-break/>Sefton Green <text:reference-mark-start text:name="ZOTERO_ITEM CSL_CITATION {&quot;citationID&quot;:&quot;ppqodpas&quot;,&quot;properties&quot;:{&quot;formattedCitation&quot;:&quot;(Sefton-Green and Erstad, 2012; Sefton-Green, 2013)&quot;,&quot;plainCitation&quot;:&quot;(Sefton-Green and Erstad, 2012; Sefton-Green, 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KtbZc2oRM8"/>(Sefton-Green and Erstad, 2012; Sefton-Green, 2013)<text:reference-mark-end text:name="ZOTERO_ITEM CSL_CITATION {&quot;citationID&quot;:&quot;ppqodpas&quot;,&quot;properties&quot;:{&quot;formattedCitation&quot;:&quot;(Sefton-Green and Erstad, 2012; Sefton-Green, 2013)&quot;,&quot;plainCitation&quot;:&quot;(Sefton-Green and Erstad, 2012; Sefton-Green, 2013)&quot;,&quot;noteIndex&quot;:0},&quot;citationItems&quot;:[{&quot;id&quot;:195,&quot;uris&quot;:[&quot;http://zotero.org/users/1913249/items/9LI3EL4F&quot;,[&quot;http://zotero.org/users/1913249/items/9LI3EL4F&quot;]],&quot;itemData&quot;:{&quot;id&quot;:195,&quot;type&quot;:&quot;webpage&quot;,&quot;abstract&quot;:&quot;In today’s world digital technology is a given for most young people. But if they are to contribute to a rapidly changing and complex global society, they need to understand how digital technologies work. Young people need the skills of content creation, collaboration and communication so they can use digital technologies to solve problems and express themselves. Digital making is the creative process of making a product or digital artefact - from websites, apps, games, and 3D animations to physical objects driven by microcontrollers. Digital making will often mean using coding and programming skills as well as the creative use of digital tools to make new products. Digital making skills are fundamentally underpinned by an understanding of computational thinking but may also include things like creative teamwork, problem solving, engineering and design in order to build new technologies. However, the role of digital technology for learning and the place of making all come with different (often competing) traditions and educational practices. As such, understanding how we best support young people as digital makers is a complex challenge and one which requires careful consideration – something this report sets out to do. As we continue to work with partners such as Nesta and Mozilla to support a generation of digital makers, I look forward to your comments and hope we can work together to address the issues set out in this document. - See more at: http://www.nominettrust.org.uk/knowledge-centre/articles/mapping-digital-makers#sthash.RUEzvur5.dpuf&quot;,&quot;genre&quot;:&quot;Monograph&quot;,&quot;title&quot;:&quot;Mapping digital makers: a review exploring everyday creativity, learning lives and the digital&quot;,&quot;title-short&quot;:&quot;Mapping digital makers&quot;,&quot;URL&quot;:&quot;http://www.nominettrust.org.uk/&quot;,&quot;author&quot;:[{&quot;family&quot;:&quot;Sefton-Green&quot;,&quot;given&quot;:&quot;Julian&quot;}],&quot;accessed&quot;:{&quot;date-parts&quot;:[[&quot;2018&quot;,12,18]]},&quot;issued&quot;:{&quot;date-parts&quot;:[[&quot;2013&quot;,3]]},&quot;citation-key&quot;:&quot;sefton-green_mapping_2013&quot;},&quot;prefix&quot;:&quot;&quot;,&quot;suffix&quot;:&quot;&quot;},{&quot;id&quot;:3752,&quot;uris&quot;:[&quot;http://zotero.org/users/1913249/items/TE57K2KN&quot;,[&quot;http://zotero.org/users/1913249/items/TE57K2KN&quot;]],&quot;itemData&quot;:{&quot;id&quot;:3752,&quot;type&quot;:&quot;chapter&quot;,&quot;container-title&quot;:&quot;Identity, Community, and Learning Lives in the Digital Age&quot;,&quot;edition&quot;:&quot;1&quot;,&quot;ISBN&quot;:&quot;978-1-139-02623-9&quot;,&quot;language&quot;:&quot;en&quot;,&quot;note&quot;:&quot;DOI: 10.1017/CBO9781139026239.001&quot;,&quot;page&quot;:&quot;1-20&quot;,&quot;publisher&quot;:&quot;Cambridge University Press&quot;,&quot;source&quot;:&quot;DOI.org (Crossref)&quot;,&quot;title&quot;:&quot;Identity, Community, and Learning Lives in the Digital Age&quot;,&quot;URL&quot;:&quot;https://www.cambridge.org/core/product/identifier/9781139026239%23c00591-8/type/book_part&quot;,&quot;editor&quot;:[{&quot;family&quot;:&quot;Erstad&quot;,&quot;given&quot;:&quot;Ola&quot;},{&quot;family&quot;:&quot;Sefton-Green&quot;,&quot;given&quot;:&quot;Julian&quot;}],&quot;author&quot;:[{&quot;family&quot;:&quot;Sefton-Green&quot;,&quot;given&quot;:&quot;Julian&quot;},{&quot;family&quot;:&quot;Erstad&quot;,&quot;given&quot;:&quot;Ola&quot;}],&quot;accessed&quot;:{&quot;date-parts&quot;:[[&quot;2022&quot;,8,9]]},&quot;issued&quot;:{&quot;date-parts&quot;:[[&quot;2012&quot;,10,22]]},&quot;citation-key&quot;:&quot;erstad_identity_2012&quot;},&quot;prefix&quot;:&quot;&quot;,&quot;suffix&quot;:&quot;&quot;}],&quot;schema&quot;:&quot;https://github.com/citation-style-language/schema/raw/master/csl-citation.json&quot;} RNDKtbZc2oRM8"/> explores the wider context of digital making including the anxiety around the use of digital technology by young people and, it’s alignment with valued digital skills required by the workforce. The author also notes the potential of, but also a lack of research on, transfer of learning opportunities, and learner trajectories between informal experiences, formal learning settings and professional destinations.</text:p>
      <text:p text:style-name="Text_20_body">Sefton outlines the use of Mozilla webmaker tools as a bridge between informal practices of web based making and professional tools. He contrasts these tools to Scratch and similar block based systems which obfuscate learners from authentic code languages.</text:p>
      <text:p text:style-name="Text_20_body">The practical and and cultural difficulties of undertaking a project-based approach within the curriculum are significant. Factors of difficulties associated with technology projects compound difficulties. SUPPLEMENT THIS WIHT POINTS FROM SEFTON GREEN.</text:p>
      <text:h text:style-name="Heading_20_2" text:outline-level="2"><text:bookmark-start text:name="barriers-to-participation-in-game-making"/>Barriers to participation in game making<text:bookmark-end text:name="barriers-to-participation-in-game-making"/></text:h>
      <text:h text:style-name="Heading_20_3" text:outline-level="3"><text:bookmark-start text:name="barriers-linked-to-identity-and-values"/>Barriers linked to identity and values<text:bookmark-end text:name="barriers-linked-to-identity-and-values"/></text:h>
      <text:p text:style-name="First_20_paragraph">A key advantage of viewing the domain from a contextual point of view is allowing a more nuanced exploration of the motivations for participating or not participating in game making. There is a danger that lack of participation in computer science can be viewed from a deficit perspective, e.g. what skills or confidence to students lack. Studies from a sociocultural perspective allow for a deeper exploration of interests, values, and practices from outside of the immediate learning environment. In their critique of digital making cultures, Vossoughi et al <text:reference-mark-start text:name="ZOTERO_ITEM CSL_CITATION {&quot;citationID&quot;:&quot;ldkgkaso&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DJTtVcdACU"/>(2016)<text:reference-mark-end text:name="ZOTERO_ITEM CSL_CITATION {&quot;citationID&quot;:&quot;ldkgkaso&quot;,&quot;properties&quot;:{&quot;formattedCitation&quot;:&quot;(2016)&quot;,&quot;plainCitation&quot;:&quot;(2016)&quot;,&quot;noteIndex&quot;:0},&quot;citationItems&quot;:[{&quot;id&quot;:1756,&quot;uris&quot;:[&quot;http://zotero.org/users/1913249/items/E7EXZNJ2&quot;,[&quot;http://zotero.org/users/1913249/items/E7EXZNJ2&quot;]],&quot;itemData&quot;:{&quot;id&quot;:1756,&quot;type&quot;:&quot;article-journal&quot;,&quot;container-title&quot;:&quot;Harvard Educational Review&quot;,&quot;issue&quot;:&quot;2&quot;,&quot;page&quot;:&quot;206–232&quot;,&quot;source&quot;:&quot;Google Scholar&quot;,&quot;title&quot;:&quot;Making through the lens of culture and power: Toward transformative visions for educational equity&quot;,&quot;title-short&quot;:&quot;Making through the lens of culture and power&quot;,&quot;URL&quot;:&quot;http://www.hepgjournals.org/doi/abs/10.17763/0017-8055.86.2.206&quot;,&quot;volume&quot;:&quot;86&quot;,&quot;author&quot;:[{&quot;family&quot;:&quot;Vossoughi&quot;,&quot;given&quot;:&quot;Shirin&quot;},{&quot;family&quot;:&quot;Hooper&quot;,&quot;given&quot;:&quot;Paula K.&quot;},{&quot;family&quot;:&quot;Escudé&quot;,&quot;given&quot;:&quot;Meg&quot;}],&quot;accessed&quot;:{&quot;date-parts&quot;:[[&quot;2017&quot;,10,14]]},&quot;issued&quot;:{&quot;date-parts&quot;:[[&quot;2016&quot;]]},&quot;citation-key&quot;:&quot;vossoughi_making_2016&quot;},&quot;suppress-author&quot;:true,&quot;prefix&quot;:&quot;&quot;,&quot;suffix&quot;:&quot;&quot;}],&quot;schema&quot;:&quot;https://github.com/citation-style-language/schema/raw/master/csl-citation.json&quot;} RNDDJTtVcdACU"/> stress the need to explore and incorporate not only the values of but also cultural experiences of working-class students and students of colour into the making process.</text:p>
      <text:p text:style-name="Text_20_body">Margolis et al [(<text:span text:style-name="T2">margolis_stuck_2008?</text:span>);] outlined barriers causing a race gap in participation and achievement in computing in a US context; specifically, feelings of isolation, less access to computing opportunities, and lack of social support. In a game testers programme, DiSalvo and colleagues investigated these barriers in the context of interest in computer games be used to motivate access to computing education <text:reference-mark-start text:name="ZOTERO_ITEM CSL_CITATION {&quot;citationID&quot;:&quot;yxtinfmy&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IJmZLjI5yS"/>(DiSalvo et al., 2008, 2009, 2014)<text:reference-mark-end text:name="ZOTERO_ITEM CSL_CITATION {&quot;citationID&quot;:&quot;yxtinfmy&quot;,&quot;properties&quot;:{&quot;formattedCitation&quot;:&quot;(DiSalvo et al., 2008, 2009, 2014)&quot;,&quot;plainCitation&quot;:&quot;(DiSalvo et al., 2008, 2009, 2014)&quot;,&quot;noteIndex&quot;:0},&quot;citationItems&quot;:[{&quot;id&quot;:2650,&quot;uris&quot;:[&quot;http://zotero.org/users/1913249/items/HKBNN53C&quot;,[&quot;http://zotero.org/users/1913249/items/HKBNN53C&quot;]],&quot;itemData&quot;:{&quot;id&quot;:2650,&quot;type&quot;:&quot;article-journal&quot;,&quot;abstract&quot;:&quot;Why would individuals who are capable of learning opt not to? Learning is important for stability and success. It would seem rational that students in groups that are frequently underrepresented or marginalized would be motivated to learn. However, negotiation of multiple identities and self-beliefs can impact motivations to learn. For example, young African American males frequently adopt a “cool pose” in their approach to education. They maintain that they do not care and will not try to be a part of the existing educational system. To better understand these issues, we studied African American males in the Glitch Game Testers program. High school students in the Glitch program worked as paid game testers and took workshops in computer science. More than 65% of the participants went on to study computing after high school. We found that these students persisted with education and computing because they navigated around motivations to not learn by creating many different faces for their involvement with Glitch. In this article, we explore the use and design implications of face-saving tactics these young men used to “geek out” on computer programming, choose computer science for their career, and maintain their current identities with friends and families.&quot;,&quot;container-title&quot;:&quot;Journal of the Learning Sciences&quot;,&quot;DOI&quot;:&quot;10.1080/10508406.2014.893434&quot;,&quot;ISSN&quot;:&quot;1050-8406&quot;,&quot;issue&quot;:&quot;3&quot;,&quot;page&quot;:&quot;272-315&quot;,&quot;source&quot;:&quot;Taylor and Francis+NEJM&quot;,&quot;title&quot;:&quot;Saving Face While Geeking Out: Video Game Testing as a Justification for Learning Computer Science&quot;,&quot;title-short&quot;:&quot;Saving Face While Geeking Out&quot;,&quot;URL&quot;:&quot;https://doi.org/10.1080/10508406.2014.893434&quot;,&quot;volume&quot;:&quot;23&quot;,&quot;author&quot;:[{&quot;family&quot;:&quot;DiSalvo&quot;,&quot;given&quot;:&quot;Betsy&quot;},{&quot;family&quot;:&quot;Guzdial&quot;,&quot;given&quot;:&quot;Mark&quot;},{&quot;family&quot;:&quot;Bruckman&quot;,&quot;given&quot;:&quot;Amy&quot;},{&quot;family&quot;:&quot;McKlin&quot;,&quot;given&quot;:&quot;Tom&quot;}],&quot;accessed&quot;:{&quot;date-parts&quot;:[[&quot;2018&quot;,7,16]]},&quot;issued&quot;:{&quot;date-parts&quot;:[[&quot;2014&quot;,7,3]]},&quot;citation-key&quot;:&quot;disalvo_saving_2014&quot;},&quot;prefix&quot;:&quot;&quot;,&quot;suffix&quot;:&quot;&quot;},{&quot;id&quot;:2670,&quot;uris&quot;:[&quot;http://zotero.org/users/1913249/items/9GLLZLMB&quot;,[&quot;http://zotero.org/users/1913249/items/9GLLZLMB&quot;]],&quot;itemData&quot;:{&quot;id&quot;:2670,&quot;type&quot;:&quot;paper-conference&quot;,&quot;abstract&quot;:&quot;Glitch Game Testers is a research project to develop a sustainable high school job program to train and employ high school students as game testers [1]. Our goal is to leverage the passion that young urban African American men have for video games into agency with technology. The first step is to encourage these young people to see the computation behind digital games and the second step is to offer a contextualized computing curriculum [2]. In this paper, we will present findings from formative work on the play practices of young African American men, introduce the Glitch Game Testers project, and report on preliminary findings from workshops. By looking at the intersection of race and gender in gaming practices, we have developed Glitch to specifically meet the cultural needs for young African American men.&quot;,&quot;container-title&quot;:&quot;Breaking New Ground: Innovation in Games, Play, Practice and Theory.&quot;,&quot;event-title&quot;:&quot;DiGRA&quot;,&quot;language&quot;:&quot;en&quot;,&quot;page&quot;:&quot;7&quot;,&quot;source&quot;:&quot;Zotero&quot;,&quot;title&quot;:&quot;Glitch Game Testers: African American Men Breaking Open the Console&quot;,&quot;author&quot;:[{&quot;family&quot;:&quot;DiSalvo&quot;,&quot;given&quot;:&quot;Betsy James&quot;},{&quot;family&quot;:&quot;Guzdail&quot;,&quot;given&quot;:&quot;Mark&quot;},{&quot;family&quot;:&quot;Mcklin&quot;,&quot;given&quot;:&quot;Tom&quot;},{&quot;family&quot;:&quot;Meadows&quot;,&quot;given&quot;:&quot;Charles&quot;},{&quot;family&quot;:&quot;Perry&quot;,&quot;given&quot;:&quot;Kenneth&quot;},{&quot;family&quot;:&quot;Steward&quot;,&quot;given&quot;:&quot;Corey&quot;},{&quot;family&quot;:&quot;Bruckman&quot;,&quot;given&quot;:&quot;Amy&quot;}],&quot;issued&quot;:{&quot;date-parts&quot;:[[&quot;2009&quot;]]},&quot;citation-key&quot;:&quot;disalvo_glitch_2009-1&quot;},&quot;prefix&quot;:&quot;&quot;,&quot;suffix&quot;:&quot;&quot;},{&quot;id&quot;:2651,&quot;uris&quot;:[&quot;http://zotero.org/users/1913249/items/XMLVAMHU&quot;,[&quot;http://zotero.org/users/1913249/items/XMLVAMHU&quot;]],&quot;itemData&quot;:{&quot;id&quot;:2651,&quot;type&quot;:&quot;article-journal&quot;,&quot;abstract&quot;:&quot;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 The authors present an exploratory study of Black middle school boys who play digital games. The study was conducted through observations and interviews with Black American middle school boys about digital games as an informal learning experience. The first goal of the study is to understand the cultural context that Black students from economically disadvantaged inner-city neighborhoods bring to playing digital games. The second goal of the study is to examine how this cultural context affects the learning opportunities with games. Third, the authors examine how differences in game play are potential factors in the discrepancy between White male gamers and Black male gamers in science, technology, engineering, and mathematics. Finally, the authors address several opportunities within the field of informal learning to augment game play by bridging the learning that takes place within game play to the real world.&quot;,&quot;container-title&quot;:&quot;Games and Culture&quot;,&quot;DOI&quot;:&quot;10.1177/1555412008314130&quot;,&quot;ISSN&quot;:&quot;1555-4120&quot;,&quot;issue&quot;:&quot;2&quot;,&quot;journalAbbreviation&quot;:&quot;Games and Culture&quot;,&quot;language&quot;:&quot;en&quot;,&quot;page&quot;:&quot;131-141&quot;,&quot;source&quot;:&quot;SAGE Journals&quot;,&quot;title&quot;:&quot;Learning in Context                                                    ,                                                             Learning in Context: Digital Games and Young Black Men             ,                      Digital Games and Young Black Men&quot;,&quot;title-short&quot;:&quot;Learning in Context                                                    ,                                                             Learning in Context&quot;,&quot;URL&quot;:&quot;http://journals.sagepub.com/doi/abs/10.1177/1555412008314130&quot;,&quot;volume&quot;:&quot;3&quot;,&quot;author&quot;:[{&quot;family&quot;:&quot;DiSalvo&quot;,&quot;given&quot;:&quot;Betsy James&quot;},{&quot;family&quot;:&quot;Crowley&quot;,&quot;given&quot;:&quot;Kevin&quot;},{&quot;family&quot;:&quot;Norwood&quot;,&quot;given&quot;:&quot;Roy&quot;}],&quot;accessed&quot;:{&quot;date-parts&quot;:[[&quot;2018&quot;,7,16]]},&quot;issued&quot;:{&quot;date-parts&quot;:[[&quot;2008&quot;,4,1]]},&quot;citation-key&quot;:&quot;disalvo_learning_2008&quot;},&quot;prefix&quot;:&quot;&quot;,&quot;suffix&quot;:&quot;&quot;}],&quot;schema&quot;:&quot;https://github.com/citation-style-language/schema/raw/master/csl-citation.json&quot;} RNDIJmZLjI5yS"/>. The results highlighted that activities should be not only interesting but also align to the underlying values of the program’s young, African American males.</text:p>
      <text:p text:style-name="Text_20_body">Addressing gender-based barriers to participation, Papert and Turkle <text:reference-mark-start text:name="ZOTERO_ITEM CSL_CITATION {&quot;citationID&quot;:&quot;zikooqem&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VelTDtym7g"/>(Papert and Turkle, 1990)<text:reference-mark-end text:name="ZOTERO_ITEM CSL_CITATION {&quot;citationID&quot;:&quot;zikooqem&quot;,&quot;properties&quot;:{&quot;formattedCitation&quot;:&quot;(Papert and Turkle, 1990)&quot;,&quot;plainCitation&quot;:&quot;(Papert and Turkle, 1990)&quot;,&quot;noteIndex&quot;:0},&quot;citationItems&quot;:[{&quot;id&quot;:2017,&quot;uris&quot;:[&quot;http://zotero.org/users/1913249/items/PN46846P&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VelTDtym7g"/> identified some girls’ alienation with abstract approaches to computing. They highlighted the need for diversity of teaching and learning styles to address issues surrounding the early socialisation of women and girls to value personal and concrete styles of working. Denner and colleagues<text:reference-mark-start text:name="ZOTERO_ITEM CSL_CITATION {&quot;citationID&quot;:&quot;prpbooga&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VyWRSXPhkn"/>(Denner and Campe, 2008; Denner, Ortiz, et al., 2014)<text:reference-mark-end text:name="ZOTERO_ITEM CSL_CITATION {&quot;citationID&quot;:&quot;prpbooga&quot;,&quot;properties&quot;:{&quot;formattedCitation&quot;:&quot;(Denner and Campe, 2008; Denner, Ortiz, et al., 2014)&quot;,&quot;plainCitation&quot;:&quot;(Denner and Campe, 2008; Denner, Ortiz, et al., 2014)&quot;,&quot;noteIndex&quot;:0},&quot;citationItems&quot;:[{&quot;id&quot;:2676,&quot;uris&quot;:[&quot;http://zotero.org/users/1913249/items/HF2UTF38&quot;,[&quot;http://zotero.org/users/1913249/items/HF2UTF38&quot;]],&quot;itemData&quot;:{&quot;id&quot;:2676,&quot;type&quot;:&quot;article-journal&quot;,&quot;container-title&quot;:&quot;Beyond Barbie and Mortal Kombat: New perspectives on gender and gaming&quot;,&quot;page&quot;:&quot;128–144&quot;,&quot;title&quot;:&quot;What do girls want? What games made by girls can tell us&quot;,&quot;author&quot;:[{&quot;family&quot;:&quot;Denner&quot;,&quot;given&quot;:&quot;Jill&quot;},{&quot;family&quot;:&quot;Campe&quot;,&quot;given&quot;:&quot;Shannon&quot;}],&quot;issued&quot;:{&quot;date-parts&quot;:[[&quot;2008&quot;]]},&quot;citation-key&quot;:&quot;denner_what_2008&quot;},&quot;prefix&quot;:&quot;&quot;,&quot;suffix&quot;:&quot;&quot;},{&quot;id&quot;:2850,&quot;uris&quot;:[&quot;http://zotero.org/users/1913249/items/GABBTVL8&quot;,[&quot;http://zotero.org/users/1913249/items/GABBTVL8&quot;]],&quot;itemData&quot;:{&quot;id&quot;:2850,&quot;type&quot;:&quot;chapter&quot;,&quot;container-title&quot;:&quot;Handbook of Digital Games&quot;,&quot;event-place&quot;:&quot;Hoboken, NJ, USA&quot;,&quot;ISBN&quot;:&quot;978-1-118-79644-3&quot;,&quot;language&quot;:&quot;en&quot;,&quot;note&quot;:&quot;DOI: 10.1002/9781118796443.ch25&quot;,&quot;page&quot;:&quot;667-688&quot;,&quot;publisher&quot;:&quot;John Wiley &amp; Sons, Inc.&quot;,&quot;publisher-place&quot;:&quot;Hoboken, NJ, USA&quot;,&quot;source&quot;:&quot;Crossref&quot;,&quot;title&quot;:&quot;Beyond Stereotypes of Gender and Gaming: Video Games Made by Middle School Students&quot;,&quot;title-short&quot;:&quot;Beyond Stereotypes of Gender and Gaming&quot;,&quot;URL&quot;:&quot;http://doi.wiley.com/10.1002/9781118796443.ch25&quot;,&quot;editor&quot;:[{&quot;family&quot;:&quot;Angelides&quot;,&quot;given&quot;:&quot;Marios C.&quot;},{&quot;family&quot;:&quot;Agius&quot;,&quot;given&quot;:&quot;Harry&quot;}],&quot;author&quot;:[{&quot;family&quot;:&quot;Denner&quot;,&quot;given&quot;:&quot;Jill&quot;},{&quot;family&quot;:&quot;Ortiz&quot;,&quot;given&quot;:&quot;Eloy&quot;},{&quot;family&quot;:&quot;Campe&quot;,&quot;given&quot;:&quot;Shannon&quot;},{&quot;family&quot;:&quot;Werner&quot;,&quot;given&quot;:&quot;Linda&quot;}],&quot;accessed&quot;:{&quot;date-parts&quot;:[[&quot;2018&quot;,10,10]]},&quot;issued&quot;:{&quot;date-parts&quot;:[[&quot;2014&quot;,3,7]]},&quot;citation-key&quot;:&quot;angelides_beyond_2014&quot;},&quot;prefix&quot;:&quot;&quot;,&quot;suffix&quot;:&quot;&quot;}],&quot;schema&quot;:&quot;https://github.com/citation-style-language/schema/raw/master/csl-citation.json&quot;} RNDVyWRSXPhkn"/> highlighted inclusive gender practice in game making includes allowing participants choice over not only the content of the games they make but also the dominant mode of play (game mechanics). Their findings show a complex picture of girls interests in game genres, a picture supported by research which caution against gender stereo-typing and identity in this area <text:reference-mark-start text:name="ZOTERO_ITEM CSL_CITATION {&quot;citationID&quot;:&quot;uqzehwjx&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cqEH3kK99P"/>(Pelletier, 2008)<text:reference-mark-end text:name="ZOTERO_ITEM CSL_CITATION {&quot;citationID&quot;:&quot;uqzehwjx&quot;,&quot;properties&quot;:{&quot;formattedCitation&quot;:&quot;(Pelletier, 2008)&quot;,&quot;plainCitation&quot;:&quot;(Pelletier, 2008)&quot;,&quot;noteIndex&quot;:0},&quot;citationItems&quot;:[{&quot;id&quot;:2943,&quot;uris&quot;:[&quot;http://zotero.org/users/1913249/items/CI3UYB78&quot;,[&quot;http://zotero.org/users/1913249/items/CI3UYB78&quot;]],&quot;itemData&quot;:{&quot;id&quot;:2943,&quot;type&quot;:&quot;chapter&quot;,&quot;abstract&quot;:&quot;UCL Discovery is UCL's open access repository, showcasing and providing access to UCL research outputs from all UCL disciplines.&quot;,&quot;container-title&quot;:&quot;Beyond Barbie and Mortal Kombat: New Perspectives on Gender and Gaming&quot;,&quot;event-place&quot;:&quot;Cambridge, MA&quot;,&quot;page&quot;:&quot;145-159&quot;,&quot;publisher&quot;:&quot;MIT Press&quot;,&quot;publisher-place&quot;:&quot;Cambridge, MA&quot;,&quot;source&quot;:&quot;discovery.ucl.ac.uk&quot;,&quot;title&quot;:&quot;Gaming in Context: How Young People Construct Their Gendered Identities in Playing and Making Games&quot;,&quot;title-short&quot;:&quot;Gaming in Context&quot;,&quot;URL&quot;:&quot;http://discovery.ucl.ac.uk/1561023/&quot;,&quot;author&quot;:[{&quot;family&quot;:&quot;Pelletier&quot;,&quot;given&quot;:&quot;C.&quot;}],&quot;editor&quot;:[{&quot;family&quot;:&quot;Kafai&quot;,&quot;given&quot;:&quot;Y. B.&quot;},{&quot;family&quot;:&quot;Heeter&quot;,&quot;given&quot;:&quot;C.&quot;},{&quot;family&quot;:&quot;Denner&quot;,&quot;given&quot;:&quot;J.&quot;},{&quot;family&quot;:&quot;Sun&quot;,&quot;given&quot;:&quot;J. Y.&quot;},{&quot;family&quot;:&quot;Kafai&quot;,&quot;given&quot;:&quot;Y. B.&quot;},{&quot;family&quot;:&quot;Sun&quot;,&quot;given&quot;:&quot;J. Y.&quot;}],&quot;accessed&quot;:{&quot;date-parts&quot;:[[&quot;2018&quot;,7,19]]},&quot;issued&quot;:{&quot;date-parts&quot;:[[&quot;2008&quot;]]},&quot;citation-key&quot;:&quot;pelletier_gaming_2008&quot;},&quot;prefix&quot;:&quot;&quot;,&quot;suffix&quot;:&quot;&quot;}],&quot;schema&quot;:&quot;https://github.com/citation-style-language/schema/raw/master/csl-citation.json&quot;} RNDcqEH3kK99P"/>. Kafai and Burke <text:reference-mark-start text:name="ZOTERO_ITEM CSL_CITATION {&quot;citationID&quot;:&quot;hefqedfy&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48PwHMtxzo"/>(Kafai and Burke, 2014a)<text:reference-mark-end text:name="ZOTERO_ITEM CSL_CITATION {&quot;citationID&quot;:&quot;hefqedfy&quot;,&quot;properties&quot;:{&quot;formattedCitation&quot;:&quot;(Kafai and Burke, 2014a)&quot;,&quot;plainCitation&quot;:&quot;(Kafai and Burke, 2014a)&quot;,&quot;noteIndex&quot;:0},&quot;citationItems&quot;:[{&quot;id&quot;:3759,&quot;uris&quot;:[&quot;http://zotero.org/users/1913249/items/XCATBQNK&quot;,[&quot;http://zotero.org/users/1913249/items/XCATBQNK&quot;]],&quot;itemData&quot;:{&quot;id&quot;:3759,&quot;type&quot;:&quot;paper-conference&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collection-title&quot;:&quot;Gender IT '14&quot;,&quot;container-title&quot;:&quot;Proceedings of Gender and IT Appropriation. Science and Practice on Dialogue - Forum for Interdisciplinary Exchange&quot;,&quot;event-place&quot;:&quot;Siegen, Germany, Germany&quot;,&quot;ISBN&quot;:&quot;978-1-4503-2105-1&quot;,&quot;page&quot;:&quot;21:21–21:28&quot;,&quot;publisher&quot;:&quot;European Society for Socially Embedded Technologies&quot;,&quot;publisher-place&quot;:&quot;Siegen, Germany, Germany&quot;,&quot;source&quot;:&quot;ACM Digital Library&quot;,&quot;title&quot;:&quot;Beyond game design for broadening participation: building new clubhouses of computing for girls&quot;,&quot;title-short&quot;:&quot;Beyond game design for broadening participation&quot;,&quot;URL&quot;:&quot;http://dl.acm.org/citation.cfm?id=2670296.2670301&quot;,&quot;author&quot;:[{&quot;family&quot;:&quot;Kafai&quot;,&quot;given&quot;:&quot;Yasmin&quot;},{&quot;family&quot;:&quot;Burke&quot;,&quot;given&quot;:&quot;Quinn&quot;}],&quot;accessed&quot;:{&quot;date-parts&quot;:[[&quot;2018&quot;,7,18]]},&quot;issued&quot;:{&quot;date-parts&quot;:[[&quot;2014&quot;]]},&quot;citation-key&quot;:&quot;kafai_beyond_2014&quot;},&quot;prefix&quot;:&quot;&quot;,&quot;suffix&quot;:&quot;&quot;}],&quot;schema&quot;:&quot;https://github.com/citation-style-language/schema/raw/master/csl-citation.json&quot;} RND48PwHMtxzo"/> address the issues of gender identities within game design by advocating the <text:soft-page-break/>creation of new communities and learning environments which align with values of participants rather than trying to lure girls in to existing, male-gendered spaces. Similarly Buechley et al <text:reference-mark-start text:name="ZOTERO_ITEM CSL_CITATION {&quot;citationID&quot;:&quot;mlhgxoea&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53BRxHkjJL"/>(Buechley et al., 2008:431)<text:reference-mark-end text:name="ZOTERO_ITEM CSL_CITATION {&quot;citationID&quot;:&quot;mlhgxoea&quot;,&quot;properties&quot;:{&quot;formattedCitation&quot;:&quot;(Buechley et al., 2008:431)&quot;,&quot;plainCitation&quot;:&quot;(Buechley et al., 2008:431)&quot;,&quot;noteIndex&quot;:0},&quot;citationItems&quot;:[{&quot;id&quot;:9629,&quot;uris&quot;:[&quot;http://zotero.org/users/1913249/items/DZ9J8VZZ&quot;,[&quot;http://zotero.org/users/1913249/items/DZ9J8VZZ&quot;]],&quot;itemData&quot;:{&quot;id&quot;:9629,&quot;type&quot;:&quot;paper-conference&quot;,&quot;abstract&quot;:&quot;The advent of novel materials (such as conductive fibers) combined with accessible embedded computing platforms have made it possible to re-imagine the landscapes of fabric and electronic crafts—extending these landscapes with the creative range of electronic/computational textiles or etextiles. This paper describes the LilyPad Arduino, a fabricbased construction kit that enables novices to design and build their own soft wearables and other textile artifacts. The kit consists of a microcontroller and an assortment of sensors and actuators in stitch-able packages; these elements can be sewn to cloth substrates and each other with conductive thread to build e-textiles. This paper will introduce the latest version of the kit; reflect on its affordances; present the results of our most recent user studies; and discuss possible directions for future work in the area of personalized e-textile design and its relation to technology education.&quot;,&quot;container-title&quot;:&quot;Proceedings of the SIGCHI Conference on Human Factors in Computing Systems&quot;,&quot;DOI&quot;:&quot;10.1145/1357054.1357123&quot;,&quot;event-place&quot;:&quot;Florence Italy&quot;,&quot;event-title&quot;:&quot;CHI '08: CHI Conference on Human Factors in Computing Systems&quot;,&quot;ISBN&quot;:&quot;978-1-60558-011-1&quot;,&quot;language&quot;:&quot;en&quot;,&quot;page&quot;:&quot;423-432&quot;,&quot;publisher&quot;:&quot;ACM&quot;,&quot;publisher-place&quot;:&quot;Florence Italy&quot;,&quot;source&quot;:&quot;DOI.org (Crossref)&quot;,&quot;title&quot;:&quot;The LilyPad Arduino: using computational textiles to investigate engagement, aesthetics, and diversity in computer science education&quot;,&quot;title-short&quot;:&quot;The LilyPad Arduino&quot;,&quot;URL&quot;:&quot;https://dl.acm.org/doi/10.1145/1357054.1357123&quot;,&quot;author&quot;:[{&quot;family&quot;:&quot;Buechley&quot;,&quot;given&quot;:&quot;Leah&quot;},{&quot;family&quot;:&quot;Eisenberg&quot;,&quot;given&quot;:&quot;Mike&quot;},{&quot;family&quot;:&quot;Catchen&quot;,&quot;given&quot;:&quot;Jaime&quot;},{&quot;family&quot;:&quot;Crockett&quot;,&quot;given&quot;:&quot;Ali&quot;}],&quot;accessed&quot;:{&quot;date-parts&quot;:[[&quot;2024&quot;,7,12]]},&quot;issued&quot;:{&quot;date-parts&quot;:[[&quot;2008&quot;,4,6]]},&quot;citation-key&quot;:&quot;buechley_lilypad_2008&quot;},&quot;locator&quot;:&quot; 431&quot;,&quot;prefix&quot;:&quot;&quot;}],&quot;schema&quot;:&quot;https://github.com/citation-style-language/schema/raw/master/csl-citation.json&quot;} RND53BRxHkjJL"/> ask “how can we integrate computer science with activities and communities that girls and women are already engaged in?”,</text:p>
      <text:h text:style-name="Heading_20_3" text:outline-level="3"><text:bookmark-start text:name="technical-barriers--"/>Technical barriers -<text:bookmark-end text:name="technical-barriers--"/></text:h>
      <text:p text:style-name="First_20_paragraph">Techie stuff - perhaps in intro? Or signpost to start of Chapter 4.</text:p>
      <text:h text:style-name="Heading_20_4" text:outline-level="4"><text:bookmark-start text:name="difficulty-of-computer-programming-via-coding"/>Difficulty of computer programming via coding<text:bookmark-end text:name="difficulty-of-computer-programming-via-coding"/></text:h>
      <text:p text:style-name="P4">Summary here <text:reference-mark-start text:name="ZOTERO_ITEM CSL_CITATION {&quot;citationID&quot;:&quot;ixqibtus&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t4qvbF4tYT"/>(Gomes and Mendes, 2007)<text:reference-mark-end text:name="ZOTERO_ITEM CSL_CITATION {&quot;citationID&quot;:&quot;ixqibtus&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t4qvbF4tYT"/> <text:reference-mark-start text:name="ZOTERO_ITEM CSL_CITATION {&quot;citationID&quot;:&quot;egdpbxyb&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RqdH0oxT1S"/><text:span text:style-name="T7">(João et al., 2019)</text:span><text:reference-mark-end text:name="ZOTERO_ITEM CSL_CITATION {&quot;citationID&quot;:&quot;egdpbxyb&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RqdH0oxT1S"/>. and here</text:p>
      <text:p text:style-name="Preformatted_20_Text">&lt;!-- Through a literature review on this topic, we aim to organize and <text:s text:c="2"/>systematize the main difficulties into four dimensions of analysis: (i) subject and complexity of languages; (ii) technologies and applications; (iii) teachers and teaching methodologies; and (iv) pupils’ skills[@joao_cross-analysis_2019] --&gt;</text:p>
      <text:p text:style-name="P4">In particular, the dilemma between more authentic languages and block based approaches <text:reference-mark-start text:name="ZOTERO_ITEM CSL_CITATION {&quot;citationID&quot;:&quot;psfgqnay&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LryIMNRBZh"/><text:span text:style-name="T7">(João et al., 2019)</text:span><text:reference-mark-end text:name="ZOTERO_ITEM CSL_CITATION {&quot;citationID&quot;:&quot;psfgqnay&quot;,&quot;properties&quot;:{&quot;formattedCitation&quot;:&quot;(Jo\\uc0\\u227{}o et al., 2019)&quot;,&quot;plainCitation&quot;:&quot;(João et al., 2019)&quot;,&quot;noteIndex&quot;:0},&quot;citationItems&quot;:[{&quot;id&quot;:9093,&quot;uris&quot;:[&quot;http://zotero.org/users/1913249/items/C7CNB5XA&quot;,[&quot;http://zotero.org/users/1913249/items/C7CNB5XA&quot;]],&quot;itemData&quot;:{&quot;id&quot;:9093,&quot;type&quot;:&quot;article-journal&quot;,&quot;abstract&quot;:&quot;In the last few years, it has been pointed out that teaching programming is a strong strategy to develop pupils’ competences in computational thinking (CT). In the Portuguese context, the curriculum changes in 2018 made programming and CT compulsory for every pupil in primary and secondary education. Nowadays, there is an information and communication technology (ICT) subject, taught by a computer science teacher in each school grade. In Portugal, to become a computer science teacher in primary and secondary education, it is compulsory to have a master’s degree in computer science education. This article reports on a pedagogical activity developed with student-teachers of a Master in Teaching Informatics at the University of Lisbon. Within the activities of the master’s program, we developed a cross-analysis of the core characteristics of 26 block-based and visual programming applications (apps) used to teach computational thinking and programming in school classes. In order to organize the analysis, a framework with several dimensions was developed and used by student-teachers to register the characteristics of each app. The product of this work is a comparative matrix mapping the core characteristics of each of the 26 apps that student-teachers used to select the most appropriate one for teaching programming and computational thinking according to each grade, age group and other characteristics.&quot;,&quot;container-title&quot;:&quot;Education Sciences&quot;,&quot;DOI&quot;:&quot;10.3390/educsci9030181&quot;,&quot;ISSN&quot;:&quot;2227-7102&quot;,&quot;issue&quot;:&quot;3&quot;,&quot;language&quot;:&quot;en&quot;,&quot;license&quot;:&quot;http://creativecommons.org/licenses/by/3.0/&quot;,&quot;note&quot;:&quot;number: 3\npublisher: Multidisciplinary Digital Publishing Institute&quot;,&quot;page&quot;:&quot;181&quot;,&quot;source&quot;:&quot;www.mdpi.com&quot;,&quot;title&quot;:&quot;A Cross-analysis of Block-based and Visual Programming Apps with Computer Science Student-Teachers&quot;,&quot;URL&quot;:&quot;https://www.mdpi.com/2227-7102/9/3/181&quot;,&quot;volume&quot;:&quot;9&quot;,&quot;author&quot;:[{&quot;family&quot;:&quot;João&quot;,&quot;given&quot;:&quot;Piedade&quot;},{&quot;family&quot;:&quot;Nuno&quot;,&quot;given&quot;:&quot;Dorotea&quot;},{&quot;family&quot;:&quot;Fábio&quot;,&quot;given&quot;:&quot;Sampaio Ferrentini&quot;},{&quot;family&quot;:&quot;Ana&quot;,&quot;given&quot;:&quot;Pedro&quot;}],&quot;accessed&quot;:{&quot;date-parts&quot;:[[&quot;2023&quot;,12,3]]},&quot;issued&quot;:{&quot;date-parts&quot;:[[&quot;2019&quot;,9]]},&quot;citation-key&quot;:&quot;joao_cross-analysis_2019&quot;},&quot;prefix&quot;:&quot;&quot;,&quot;suffix&quot;:&quot;&quot;}],&quot;schema&quot;:&quot;https://github.com/citation-style-language/schema/raw/master/csl-citation.json&quot;} RNDLryIMNRBZh"/>.</text:p>
      <text:p text:style-name="Text_20_body">More literature which examines the complexity of language and development environments should be found here.</text:p>
      <text:p text:style-name="Text_20_body">Complexity of syntax and problem of leading with syntax <text:reference-mark-start text:name="ZOTERO_ITEM CSL_CITATION {&quot;citationID&quot;:&quot;iftgravw&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q6RBtjs3FH"/>(Gomes and Mendes, 2007)<text:reference-mark-end text:name="ZOTERO_ITEM CSL_CITATION {&quot;citationID&quot;:&quot;iftgravw&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q6RBtjs3FH"/></text:p>
      <text:p text:style-name="Text_20_body">Issues of needing levels of abstraction in learning programming <text:reference-mark-start text:name="ZOTERO_ITEM CSL_CITATION {&quot;citationID&quot;:&quot;pnvytijb&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BWwjIXVNXS"/>(Gomes and Mendes, 2007)<text:reference-mark-end text:name="ZOTERO_ITEM CSL_CITATION {&quot;citationID&quot;:&quot;pnvytijb&quot;,&quot;properties&quot;:{&quot;formattedCitation&quot;:&quot;(Gomes and Mendes, 2007)&quot;,&quot;plainCitation&quot;:&quot;(Gomes and Mendes, 2007)&quot;,&quot;noteIndex&quot;:0},&quot;citationItems&quot;:[{&quot;id&quot;:9092,&quot;uris&quot;:[&quot;http://zotero.org/users/1913249/items/JRKNFC9F&quot;,[&quot;http://zotero.org/users/1913249/items/JRKNFC9F&quot;]],&quot;itemData&quot;:{&quot;id&quot;:9092,&quot;type&quot;:&quot;paper-conference&quot;,&quot;container-title&quot;:&quot;International conference on engineering Education–ICEE&quot;,&quot;note&quot;:&quot;Citation Key: gomes2007learning&quot;,&quot;title&quot;:&quot;Learning to program-difficulties and solutions&quot;,&quot;volume&quot;:&quot;7&quot;,&quot;author&quot;:[{&quot;family&quot;:&quot;Gomes&quot;,&quot;given&quot;:&quot;Anabela&quot;},{&quot;family&quot;:&quot;Mendes&quot;,&quot;given&quot;:&quot;António José&quot;}],&quot;issued&quot;:{&quot;date-parts&quot;:[[&quot;2007&quot;]]},&quot;citation-key&quot;:&quot;gomes2007learning&quot;},&quot;prefix&quot;:&quot;&quot;,&quot;suffix&quot;:&quot;&quot;}],&quot;schema&quot;:&quot;https://github.com/citation-style-language/schema/raw/master/csl-citation.json&quot;} RNDBWwjIXVNXS"/>.</text:p>
      <text:p text:style-name="Text_20_body">Addressing technical barriers <text:span text:style-name="T1">Specialist coding tools and computational kits</text:span></text:p>
      <text:p text:style-name="Text_20_body">There may software and hardware kits aimed at novice coders and in particular younger audience <text:reference-mark-start text:name="ZOTERO_ITEM CSL_CITATION {&quot;citationID&quot;:&quot;mybcgspc&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Sqrrd6HFCf"/>(Yu and Roque, 2018)<text:reference-mark-end text:name="ZOTERO_ITEM CSL_CITATION {&quot;citationID&quot;:&quot;mybcgspc&quot;,&quot;properties&quot;:{&quot;formattedCitation&quot;:&quot;(Yu and Roque, 2018)&quot;,&quot;plainCitation&quot;:&quot;(Yu and Roque, 2018)&quot;,&quot;noteIndex&quot;:0},&quot;citationItems&quot;:[{&quot;id&quot;:2837,&quot;uris&quot;:[&quot;http://zotero.org/users/1913249/items/FC7LF8E6&quot;,[&quot;http://zotero.org/users/1913249/items/FC7LF8E6&quot;]],&quot;itemData&quot;:{&quot;id&quot;:2837,&quot;type&quot;:&quot;paper-conference&quot;,&quot;abstract&quot;:&quot;This paper presents a survey of computational kits that enable young children (ages 7 years old and under) to explore computing ideas and practices. We examined physical, virtual, and hybrid kits across three different perspectives: how they are designed, how they support children to explore computational concepts and practices, and how they enable children to engage in a range of projects and activities. Based on our analysis, we present design suggestions and opportunities to expand the possibilities in how children can engage in computing, what kinds of projects children can make, and what kinds of computational ideas children can explore.&quot;,&quot;container-title&quot;:&quot;Proceedings of the 17th ACM Conference on Interaction Design and Children  - IDC '18&quot;,&quot;DOI&quot;:&quot;10.1145/3202185.3202738&quot;,&quot;event-place&quot;:&quot;Trondheim, Norway&quot;,&quot;event-title&quot;:&quot;the 17th ACM Conference&quot;,&quot;ISBN&quot;:&quot;978-1-4503-5152-2&quot;,&quot;language&quot;:&quot;en&quot;,&quot;page&quot;:&quot;289-299&quot;,&quot;publisher&quot;:&quot;ACM Press&quot;,&quot;publisher-place&quot;:&quot;Trondheim, Norway&quot;,&quot;source&quot;:&quot;Crossref&quot;,&quot;title&quot;:&quot;A survey of computational kits for young children&quot;,&quot;URL&quot;:&quot;http://dl.acm.org/citation.cfm?doid=3202185.3202738&quot;,&quot;author&quot;:[{&quot;family&quot;:&quot;Yu&quot;,&quot;given&quot;:&quot;Junnan&quot;},{&quot;family&quot;:&quot;Roque&quot;,&quot;given&quot;:&quot;Ricarose&quot;}],&quot;accessed&quot;:{&quot;date-parts&quot;:[[&quot;2018&quot;,10,30]]},&quot;issued&quot;:{&quot;date-parts&quot;:[[&quot;2018&quot;]]},&quot;citation-key&quot;:&quot;yu_survey_2018&quot;},&quot;prefix&quot;:&quot;&quot;,&quot;suffix&quot;:&quot;&quot;}],&quot;schema&quot;:&quot;https://github.com/citation-style-language/schema/raw/master/csl-citation.json&quot;} RNDSqrrd6HFCf"/>.</text:p>
      <text:p text:style-name="P19">The use of non-coding tools to make games</text:p>
      <text:p text:style-name="Text_20_body">To address</text:p>
      <text:p text:style-name="Text_20_body">GSM Unity Game Maker</text:p>
      <text:h text:style-name="Heading_20_3" text:outline-level="3"><text:bookmark-start text:name="other-barriers-to-making-games"/>Other barriers to making games<text:bookmark-end text:name="other-barriers-to-making-games"/></text:h>
      <text:p text:style-name="First_20_paragraph">Other barriers are not limited to the use of computer coding, or identity.</text:p>
      <text:list text:style-name="L15">
        <text:list-item>
          <text:p text:style-name="P20">Lack of what is needed to make a good game.</text:p>
        </text:list-item>
      </text:list>
      <text:p text:style-name="P2">Inequality of access to participatory culture communities (Barrier)</text:p>
      <text:p text:style-name="Text_20_body">In these more naturalistic settings, Ito and colleagues note that generative activities are the exception rather than norm even in expressly creative communities <text:reference-mark-start text:name="ZOTERO_ITEM CSL_CITATION {&quot;citationID&quot;:&quot;xcuychgv&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ioyjulfdgL"/>(2010)<text:reference-mark-end text:name="ZOTERO_ITEM CSL_CITATION {&quot;citationID&quot;:&quot;xcuychgv&quot;,&quot;properties&quot;:{&quot;formattedCitation&quot;:&quot;(2010)&quot;,&quot;plainCitation&quot;:&quot;(2010)&quot;,&quot;noteIndex&quot;:0},&quot;citationItems&quot;:[{&quot;id&quot;:1939,&quot;uris&quot;:[&quot;http://zotero.org/users/1913249/items/URKI7FTD&quot;,[&quot;http://zotero.org/users/1913249/items/URKI7FTD&quot;]],&quot;itemData&quot;:{&quot;id&quot;:1939,&quot;type&quot;:&quot;book&quot;,&quot;collection-title&quot;:&quot;The John D. and Catherine T. MacArthur Foundation series on digital media and learning&quot;,&quot;event-place&quot;:&quot;Cambridge, Mass.&quot;,&quot;ISBN&quot;:&quot;978-0-262-01336-9&quot;,&quot;language&quot;:&quot;eng&quot;,&quot;note&quot;:&quot;OCLC: 699713878&quot;,&quot;number-of-pages&quot;:&quot;419&quot;,&quot;publisher&quot;:&quot;MIT Press&quot;,&quot;publisher-place&quot;:&quot;Cambridge, Mass.&quot;,&quot;source&quot;:&quot;Gemeinsamer Bibliotheksverbund ISBN&quot;,&quot;title&quot;:&quot;Hanging out, messing around, and geeking out: kids living and learning with new media&quot;,&quot;title-short&quot;:&quot;Hanging out, messing around, and geeking out&quot;,&quot;editor&quot;:[{&quot;family&quot;:&quot;Itō&quot;,&quot;given&quot;:&quot;Mizuko&quot;},{&quot;family&quot;:&quot;Baumer&quot;,&quot;given&quot;:&quot;Sonja&quot;},{&quot;family&quot;:&quot;Bittanti&quot;,&quot;given&quot;:&quot;Matteo&quot;},{&quot;family&quot;:&quot;Antin&quot;,&quot;given&quot;:&quot;Judd&quot;}],&quot;issued&quot;:{&quot;date-parts&quot;:[[&quot;2010&quot;]]},&quot;citation-key&quot;:&quot;ito_hanging_2010&quot;},&quot;suppress-author&quot;:true,&quot;prefix&quot;:&quot;&quot;,&quot;suffix&quot;:&quot;&quot;}],&quot;schema&quot;:&quot;https://github.com/citation-style-language/schema/raw/master/csl-citation.json&quot;} RNDioyjulfdgL"/>. Productive partnerships in communities like Scratch are extremely rare compared to false starts. Studies of <text:soft-page-break/>the New Grounds site which has a similar aim of creating media collaborations, via collabs, showed a 80 percent failure rate of collaborative projects <text:reference-mark-start text:name="ZOTERO_ITEM CSL_CITATION {&quot;citationID&quot;:&quot;sllripdc&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B9e9OQafgM"/>(Luther et al., 2010)<text:reference-mark-end text:name="ZOTERO_ITEM CSL_CITATION {&quot;citationID&quot;:&quot;sllripdc&quot;,&quot;properties&quot;:{&quot;formattedCitation&quot;:&quot;(Luther et al., 2010)&quot;,&quot;plainCitation&quot;:&quot;(Luther et al., 2010)&quot;,&quot;noteIndex&quot;:0},&quot;citationItems&quot;:[{&quot;id&quot;:2775,&quot;uris&quot;:[&quot;http://zotero.org/users/1913249/items/9XTYDSSZ&quot;,[&quot;http://zotero.org/users/1913249/items/9XTYDSSZ&quot;]],&quot;itemData&quot;:{&quot;id&quot;:2775,&quot;type&quot;:&quot;paper-conference&quot;,&quot;abstract&quot;:&quot;Online creative collaboration (peer production) has enabled the creation of Wikipedia and open source software (OSS), and is rapidly expanding to encompass new domains, such as video, music, and animation. But what are the underlying principles allowing online creative collaboration to succeed, and how well do they transfer from one domain to another? In this paper, we address these questions by comparing and contrasting online, collaborative animated movies, called collabs, with OSS projects. First, we use qualitative methods to solicit potential success factors from collab participants. Then, we test these predictions by quantitatively analyzing a data set of nearly 900 collabs. Finally, we compare and contrast our results with the literature on OSS development and propose broader theoretical implications. Our findings offer a starting point for a systematic research agenda seeking to unlock the potential of online creative collaboration.&quot;,&quot;collection-title&quot;:&quot;GROUP '10&quot;,&quot;container-title&quot;:&quot;Proceedings of the 16th ACM International Conference on Supporting Group Work&quot;,&quot;DOI&quot;:&quot;10.1145/1880071.1880073&quot;,&quot;event-place&quot;:&quot;New York, NY, USA&quot;,&quot;ISBN&quot;:&quot;978-1-4503-0387-3&quot;,&quot;page&quot;:&quot;1–10&quot;,&quot;publisher&quot;:&quot;ACM&quot;,&quot;publisher-place&quot;:&quot;New York, NY, USA&quot;,&quot;source&quot;:&quot;ACM Digital Library&quot;,&quot;title&quot;:&quot;Why It Works (when It Works): Success Factors in Online Creative Collaboration&quot;,&quot;title-short&quot;:&quot;Why It Works (when It Works)&quot;,&quot;URL&quot;:&quot;http://doi.acm.org/10.1145/1880071.1880073&quot;,&quot;author&quot;:[{&quot;family&quot;:&quot;Luther&quot;,&quot;given&quot;:&quot;Kurt&quot;},{&quot;family&quot;:&quot;Caine&quot;,&quot;given&quot;:&quot;Kelly&quot;},{&quot;family&quot;:&quot;Ziegler&quot;,&quot;given&quot;:&quot;Kevin&quot;},{&quot;family&quot;:&quot;Bruckman&quot;,&quot;given&quot;:&quot;Amy&quot;}],&quot;accessed&quot;:{&quot;date-parts&quot;:[[&quot;2018&quot;,11,20]]},&quot;issued&quot;:{&quot;date-parts&quot;:[[&quot;2010&quot;]]},&quot;citation-key&quot;:&quot;luther_why_2010&quot;},&quot;prefix&quot;:&quot;&quot;,&quot;suffix&quot;:&quot;&quot;}],&quot;schema&quot;:&quot;https://github.com/citation-style-language/schema/raw/master/csl-citation.json&quot;} RNDB9e9OQafgM"/>.</text:p>
      <text:p text:style-name="Text_20_body">To address issues of confidence interacting in online communities, Roque’s FCL study aimed to move online community interaction into a face to face settings <text:reference-mark-start text:name="ZOTERO_ITEM CSL_CITATION {&quot;citationID&quot;:&quot;ytdankfl&quot;,&quot;properties&quot;:{&quot;formattedCitation&quot;:&quot;(2016)&quot;,&quot;plainCitation&quot;:&quot;(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ldpa5I4aN7"/>(2016)<text:reference-mark-end text:name="ZOTERO_ITEM CSL_CITATION {&quot;citationID&quot;:&quot;ytdankfl&quot;,&quot;properties&quot;:{&quot;formattedCitation&quot;:&quot;(2016)&quot;,&quot;plainCitation&quot;:&quot;(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suppress-author&quot;:true,&quot;prefix&quot;:&quot;&quot;,&quot;suffix&quot;:&quot;&quot;}],&quot;schema&quot;:&quot;https://github.com/citation-style-language/schema/raw/master/csl-citation.json&quot;} RNDldpa5I4aN7"/>. The use of facilitators who were trained to recognise the helping behaviours of parents.</text:p>
      <text:h text:style-name="Heading_20_2" text:outline-level="2"><text:bookmark-start text:name="programmes-working-to-address-challenge"/>Programmes working to address challenge<text:bookmark-end text:name="programmes-working-to-address-challenge"/></text:h>
      <text:p text:style-name="First_20_paragraph">Specifically barriers - concerning identity, and including a structure of pedagogy</text:p>
      <text:h text:style-name="Heading_20_3" text:outline-level="3"><text:bookmark-start text:name="game-competitions"/>Game competitions<text:bookmark-end text:name="game-competitions"/></text:h>
      <text:p text:style-name="First_20_paragraph">Competitions or challenges can be used to bridge to worlds of work and expertise outside of the classroom or beyond the bounds of the informal space.</text:p>
      <text:p text:style-name="Text_20_body">This is present in a UK context in computing domain via Coolest project.</text:p>
      <text:p text:style-name="Text_20_body">It is also available in specialist coding websites and communities like Scratch, although not on an on going basis. - Research on competitions in Scratch community, <text:reference-mark-start text:name="ZOTERO_ITEM CSL_CITATION {&quot;citationID&quot;:&quot;rxwbbney&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54nfPOZceS"/>(Kafai et al., 2011, 2014)<text:reference-mark-end text:name="ZOTERO_ITEM CSL_CITATION {&quot;citationID&quot;:&quot;rxwbbney&quot;,&quot;properties&quot;:{&quot;formattedCitation&quot;:&quot;(Kafai et al., 2011, 2014)&quot;,&quot;plainCitation&quot;:&quot;(Kafai et al., 2011, 2014)&quot;,&quot;noteIndex&quot;:0},&quot;citationItems&quot;:[{&quot;id&quot;:9656,&quot;uris&quot;:[&quot;http://zotero.org/users/1913249/items/CEVYEB7V&quot;,[&quot;http://zotero.org/users/1913249/items/CEVYEB7V&quot;]],&quot;itemData&quot;:{&quot;id&quot;:9656,&quot;type&quot;:&quot;article-journal&quot;,&quot;abstract&quot;:&quot;National and local competitions have become popular venues to inspire students in K-16 to excel in math, science, engineering and computing. In recent years, online versions—such as the National STEM Video Game Design Challenge, Globaloria Awards, and Make-to-Learn Contest—have joined the portfolio. While competitions, contests, challenges, and circles are theoretically open to all, it is unclear to what extent they are not only motivating but are also broadening participation. The goal of this symposium is to better understand the dimensions of four different type of public events by reviewing (i) the design of the public event model, (ii) implementation of activities, and (iii) evaluation of participation and learning that amplify levels of youth participation in sharing design-based projects and increase opportunities for STEM learning for all.&quot;,&quot;language&quot;:&quot;en&quot;,&quot;source&quot;:&quot;Zotero&quot;,&quot;title&quot;:&quot;Motivating and Broadening Participation: Competitions, Contests, Challenges, and Circles for Supporting STEM Learning&quot;,&quot;author&quot;:[{&quot;family&quot;:&quot;Kafai&quot;,&quot;given&quot;:&quot;Yasmin&quot;},{&quot;family&quot;:&quot;Rusk&quot;,&quot;given&quot;:&quot;Natalie&quot;},{&quot;family&quot;:&quot;Burke&quot;,&quot;given&quot;:&quot;Quinn&quot;},{&quot;family&quot;:&quot;Mote&quot;,&quot;given&quot;:&quot;Chad&quot;},{&quot;family&quot;:&quot;Peppler&quot;,&quot;given&quot;:&quot;Kylie&quot;},{&quot;family&quot;:&quot;Fields&quot;,&quot;given&quot;:&quot;Deborah A&quot;},{&quot;family&quot;:&quot;Roque&quot;,&quot;given&quot;:&quot;Ricarose&quot;},{&quot;family&quot;:&quot;Telhan&quot;,&quot;given&quot;:&quot;Orkan&quot;},{&quot;family&quot;:&quot;Elinich&quot;,&quot;given&quot;:&quot;Karen&quot;},{&quot;family&quot;:&quot;Magnifico&quot;,&quot;given&quot;:&quot;Alecia&quot;}],&quot;issued&quot;:{&quot;date-parts&quot;:[[&quot;2014&quot;]]},&quot;citation-key&quot;:&quot;kafai_motivating_2014&quot;},&quot;prefix&quot;:&quot;&quot;,&quot;suffix&quot;:&quot;&quot;},{&quot;id&quot;:9659,&quot;uris&quot;:[&quot;http://zotero.org/users/1913249/items/WVLL4N7Z&quot;,[&quot;http://zotero.org/users/1913249/items/WVLL4N7Z&quot;]],&quot;itemData&quot;:{&quot;id&quot;:9659,&quot;type&quot;:&quot;paper-conference&quot;,&quot;container-title&quot;:&quot;Proceedings of the 19th international conference on computers in education&quot;,&quot;note&quot;:&quot;Citation Key: kafai2011collaboration&quot;,&quot;page&quot;:&quot;189–193&quot;,&quot;title&quot;:&quot;Collaboration by choice: Youth online creative collabs in Scratch&quot;,&quot;author&quot;:[{&quot;family&quot;:&quot;Kafai&quot;,&quot;given&quot;:&quot;Yasmin&quot;},{&quot;family&quot;:&quot;Roque&quot;,&quot;given&quot;:&quot;Ricarose&quot;},{&quot;family&quot;:&quot;Fields&quot;,&quot;given&quot;:&quot;Deborah&quot;},{&quot;family&quot;:&quot;Monroy-Hernandez&quot;,&quot;given&quot;:&quot;Andres&quot;}],&quot;issued&quot;:{&quot;date-parts&quot;:[[&quot;2011&quot;]]},&quot;citation-key&quot;:&quot;kafai2011collaboration&quot;},&quot;prefix&quot;:&quot;&quot;,&quot;suffix&quot;:&quot;&quot;}],&quot;schema&quot;:&quot;https://github.com/citation-style-language/schema/raw/master/csl-citation.json&quot;} RND54nfPOZceS"/> - Games for change https://gamesforchange.org/studentchallenge/</text:p>
      <text:p text:style-name="Text_20_body">And themed games for change competitions. And via</text:p>
      <text:p text:style-name="Text_20_body">Critique of competitions <text:reference-mark-start text:name="ZOTERO_ITEM CSL_CITATION {&quot;citationID&quot;:&quot;fujjcvkt&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uKF3wHfyI3"/>(Thumlert et al., 2018)<text:reference-mark-end text:name="ZOTERO_ITEM CSL_CITATION {&quot;citationID&quot;:&quot;fujjcvkt&quot;,&quot;properties&quot;:{&quot;formattedCitation&quot;:&quot;(Thumlert et al., 2018)&quot;,&quot;plainCitation&quot;:&quot;(Thumlert et al., 2018)&quot;,&quot;noteIndex&quot;:0},&quot;citationItems&quot;:[{&quot;id&quot;:9650,&quot;uris&quot;:[&quot;http://zotero.org/users/1913249/items/NUD3E4DL&quot;,[&quot;http://zotero.org/users/1913249/items/NUD3E4DL&quot;]],&quot;itemData&quot;:{&quot;id&quot;:9650,&quot;type&quot;:&quot;paper-conference&quot;,&quot;container-title&quot;:&quot;Proceedings of the 12th european conference on game-based learning ECGBL, publisher: ACPI&quot;,&quot;note&quot;:&quot;Citation Key: thumlert2018learning&quot;,&quot;title&quot;:&quot;Learning through game design: A production pedagogy&quot;,&quot;author&quot;:[{&quot;family&quot;:&quot;Thumlert&quot;,&quot;given&quot;:&quot;Kurt&quot;},{&quot;family&quot;:&quot;Castell&quot;,&quot;given&quot;:&quot;Suzanne&quot;,&quot;non-dropping-particle&quot;:&quot;de&quot;},{&quot;family&quot;:&quot;Jenson&quot;,&quot;given&quot;:&quot;Jennifer&quot;}],&quot;issued&quot;:{&quot;date-parts&quot;:[[&quot;2018&quot;]]},&quot;citation-key&quot;:&quot;thumlert2018learning&quot;},&quot;prefix&quot;:&quot;&quot;,&quot;suffix&quot;:&quot;&quot;}],&quot;schema&quot;:&quot;https://github.com/citation-style-language/schema/raw/master/csl-citation.json&quot;} RNDuKF3wHfyI3"/> is that the values of the competitions are largely embraced uncritically rather than developing and transforming practices of the learning site itself. Also there is a danger of inequality of access explored above.</text:p>
      <text:h text:style-name="Heading_20_3" text:outline-level="3"><text:bookmark-start text:name="educational-game-jams"/>Educational Game Jams<text:bookmark-end text:name="educational-game-jams"/></text:h>
      <text:p text:style-name="First_20_paragraph">Educational Game Jams share share similar motivations to game competitions. Game Jams are an accelerated production methods, like code sprint or Hackathons, they characterise by a time constrained, accelerated production ethos. Game jams draw on rapid prototyping processes, and from hackathons they add constraints to accelerate creativity <text:reference-mark-start text:name="ZOTERO_ITEM CSL_CITATION {&quot;citationID&quot;:&quot;atpddfuv&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XlqzRdHEAv"/>(Gabler et al., 2005; Arya et al., 2013)<text:reference-mark-end text:name="ZOTERO_ITEM CSL_CITATION {&quot;citationID&quot;:&quot;atpddfuv&quot;,&quot;properties&quot;:{&quot;formattedCitation&quot;:&quot;(Gabler et al., 2005; Arya et al., 2013)&quot;,&quot;plainCitation&quot;:&quot;(Gabler et al., 2005; 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id&quot;:8847,&quot;uris&quot;:[&quot;http://zotero.org/users/1913249/items/S9CUYZL4&quot;,[&quot;http://zotero.org/users/1913249/items/S9CUYZL4&quot;]],&quot;itemData&quot;:{&quot;id&quot;:8847,&quot;type&quot;:&quot;article-journal&quot;,&quot;container-title&quot;:&quot;Gamasutra, October&quot;,&quot;note&quot;:&quot;Citation Key: gabler2005prototype&quot;,&quot;title&quot;:&quot;How to prototype a game in under 7 days&quot;,&quot;volume&quot;:&quot;26&quot;,&quot;author&quot;:[{&quot;family&quot;:&quot;Gabler&quot;,&quot;given&quot;:&quot;Kyle&quot;},{&quot;family&quot;:&quot;Gray&quot;,&quot;given&quot;:&quot;Kyle&quot;},{&quot;family&quot;:&quot;Shodhan&quot;,&quot;given&quot;:&quot;S&quot;},{&quot;family&quot;:&quot;Kucic&quot;,&quot;given&quot;:&quot;Matt&quot;}],&quot;issued&quot;:{&quot;date-parts&quot;:[[&quot;2005&quot;]]},&quot;citation-key&quot;:&quot;gabler2005prototype&quot;},&quot;prefix&quot;:&quot;&quot;,&quot;suffix&quot;:&quot;&quot;}],&quot;schema&quot;:&quot;https://github.com/citation-style-language/schema/raw/master/csl-citation.json&quot;} RNDXlqzRdHEAv"/>. participants create games individually or in teams in a time-constrained period, typically 24 or 48 hours. Team events often take place in physical venues which may be part of a wider global Jams <text:reference-mark-start text:name="ZOTERO_ITEM CSL_CITATION {&quot;citationID&quot;:&quot;hryfnuyd&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uZimrQ2zkr"/>(Arya et al., 2013)<text:reference-mark-end text:name="ZOTERO_ITEM CSL_CITATION {&quot;citationID&quot;:&quot;hryfnuyd&quot;,&quot;properties&quot;:{&quot;formattedCitation&quot;:&quot;(Arya et al., 2013)&quot;,&quot;plainCitation&quot;:&quot;(Arya et al., 2013)&quot;,&quot;noteIndex&quot;:0},&quot;citationItems&quot;:[{&quot;id&quot;:1861,&quot;uris&quot;:[&quot;http://zotero.org/users/1913249/items/IJSV76G7&quot;,[&quot;http://zotero.org/users/1913249/items/IJSV76G7&quot;]],&quot;itemData&quot;:{&quot;id&quot;:1861,&quot;type&quot;:&quot;article-journal&quot;,&quot;container-title&quot;:&quot;International Journal of Game-Based Learning&quot;,&quot;DOI&quot;:&quot;10.4018/ijgbl.2013100103&quot;,&quot;ISSN&quot;:&quot;2155-6849, 2155-6857&quot;,&quot;issue&quot;:&quot;4&quot;,&quot;language&quot;:&quot;en&quot;,&quot;page&quot;:&quot;27-46&quot;,&quot;source&quot;:&quot;CrossRef&quot;,&quot;title&quot;:&quot;An International Study on Learning and Process Choices in the Global Game Jam:&quot;,&quot;title-short&quot;:&quot;An International Study on Learning and Process Choices in the Global Game Jam&quot;,&quot;URL&quot;:&quot;http://services.igi-global.com/resolvedoi/resolve.aspx?doi=10.4018/ijgbl.2013100103&quot;,&quot;volume&quot;:&quot;3&quot;,&quot;author&quot;:[{&quot;family&quot;:&quot;Arya&quot;,&quot;given&quot;:&quot;Ali&quot;},{&quot;family&quot;:&quot;Chastine&quot;,&quot;given&quot;:&quot;Jeff&quot;},{&quot;family&quot;:&quot;Preston&quot;,&quot;given&quot;:&quot;Jon&quot;},{&quot;family&quot;:&quot;Fowler&quot;,&quot;given&quot;:&quot;Allan&quot;}],&quot;accessed&quot;:{&quot;date-parts&quot;:[[&quot;2017&quot;,10,30]]},&quot;issued&quot;:{&quot;date-parts&quot;:[[&quot;2013&quot;,10]]},&quot;citation-key&quot;:&quot;arya_international_2013&quot;},&quot;prefix&quot;:&quot;&quot;,&quot;suffix&quot;:&quot;&quot;}],&quot;schema&quot;:&quot;https://github.com/citation-style-language/schema/raw/master/csl-citation.json&quot;} RNDuZimrQ2zkr"/>. Eberhardt <text:reference-mark-start text:name="ZOTERO_ITEM CSL_CITATION {&quot;citationID&quot;:&quot;apqtuhbw&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GM9WF47JAQ"/>(2016:3)<text:reference-mark-end text:name="ZOTERO_ITEM CSL_CITATION {&quot;citationID&quot;:&quot;apqtuhbw&quot;,&quot;properties&quot;:{&quot;formattedCitation&quot;:&quot;(2016:3)&quot;,&quot;plainCitation&quot;:&quot;(2016:3)&quot;,&quot;noteIndex&quot;:0},&quot;citationItems&quot;:[{&quot;id&quot;:1865,&quot;uris&quot;:[&quot;http://zotero.org/users/1913249/items/3WB7QB43&quot;,[&quot;http://zotero.org/users/1913249/items/3WB7QB43&quot;]],&quot;itemData&quot;:{&quot;id&quot;:1865,&quot;type&quot;:&quot;paper-conference&quot;,&quot;DOI&quot;:&quot;10.1145/2897167.2897181&quot;,&quot;ISBN&quot;:&quot;978-1-4503-4083-0&quot;,&quot;language&quot;:&quot;en&quot;,&quot;page&quot;:&quot;34-37&quot;,&quot;publisher&quot;:&quot;ACM Press&quot;,&quot;source&quot;:&quot;CrossRef&quot;,&quot;title&quot;:&quot;No One Way to Jam: Game Jams for Creativity, Learning, Entertainment, and Research&quot;,&quot;title-short&quot;:&quot;No One Way to Jam&quot;,&quot;URL&quot;:&quot;http://dl.acm.org/citation.cfm?doid=2897167.2897181&quot;,&quot;author&quot;:[{&quot;family&quot;:&quot;Eberhardt&quot;,&quot;given&quot;:&quot;Richard&quot;}],&quot;accessed&quot;:{&quot;date-parts&quot;:[[&quot;2017&quot;,10,30]]},&quot;issued&quot;:{&quot;date-parts&quot;:[[&quot;2016&quot;]]},&quot;citation-key&quot;:&quot;eberhardt_no_2016&quot;},&quot;locator&quot;:&quot; 3&quot;,&quot;suppress-author&quot;:true,&quot;prefix&quot;:&quot;&quot;}],&quot;schema&quot;:&quot;https://github.com/citation-style-language/schema/raw/master/csl-citation.json&quot;} RNDGM9WF47JAQ"/>, identifies potentially incompatible strands of Game Jams, specifically citing commercialised events and professional Game Jammers contrasted to those Jams with a social purpose with a more diverse, less target driven audience . Goddard et al have analysed the key aspects of Game Games including tools, organisational processes and rewards systems <text:reference-mark-start text:name="ZOTERO_ITEM CSL_CITATION {&quot;citationID&quot;:&quot;cutkjkhp&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gQ0iOri0w7"/>(2014)<text:reference-mark-end text:name="ZOTERO_ITEM CSL_CITATION {&quot;citationID&quot;:&quot;cutkjkhp&quot;,&quot;properties&quot;:{&quot;formattedCitation&quot;:&quot;(2014)&quot;,&quot;plainCitation&quot;:&quot;(2014)&quot;,&quot;noteIndex&quot;:0},&quot;citationItems&quot;:[{&quot;id&quot;:1672,&quot;uris&quot;:[&quot;http://zotero.org/users/1913249/items/K73FBC2G&quot;,[&quot;http://zotero.org/users/1913249/items/K73FBC2G&quot;]],&quot;itemData&quot;:{&quot;id&quot;:1672,&quot;type&quot;:&quot;paper-conference&quot;,&quot;DOI&quot;:&quot;10.1145/2677758.2677778&quot;,&quot;ISBN&quot;:&quot;978-1-4503-2790-9&quot;,&quot;language&quot;:&quot;en&quot;,&quot;page&quot;:&quot;1-10&quot;,&quot;publisher&quot;:&quot;ACM Press&quot;,&quot;source&quot;:&quot;CrossRef&quot;,&quot;title&quot;:&quot;Playful Game Jams: Guidelines for Designed Outcomes&quot;,&quot;title-short&quot;:&quot;Playful Game Jams&quot;,&quot;URL&quot;:&quot;http://dl.acm.org/citation.cfm?doid=2677758.2677778&quot;,&quot;author&quot;:[{&quot;family&quot;:&quot;Goddard&quot;,&quot;given&quot;:&quot;William&quot;},{&quot;family&quot;:&quot;Byrne&quot;,&quot;given&quot;:&quot;Richard&quot;},{&quot;family&quot;:&quot;Mueller&quot;,&quot;given&quot;:&quot;Florian 'Floyd'&quot;}],&quot;accessed&quot;:{&quot;date-parts&quot;:[[&quot;2017&quot;,10,30]]},&quot;issued&quot;:{&quot;date-parts&quot;:[[&quot;2014&quot;]]},&quot;citation-key&quot;:&quot;goddard_playful_2014&quot;},&quot;suppress-author&quot;:true,&quot;prefix&quot;:&quot;&quot;,&quot;suffix&quot;:&quot;&quot;}],&quot;schema&quot;:&quot;https://github.com/citation-style-language/schema/raw/master/csl-citation.json&quot;} RNDgQ0iOri0w7"/>, using a playful vs. gameful spectrum from Caillois <text:reference-mark-start text:name="ZOTERO_ITEM CSL_CITATION {&quot;citationID&quot;:&quot;ohdtmmfw&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HpYBfhS8NO"/>(2001)<text:reference-mark-end text:name="ZOTERO_ITEM CSL_CITATION {&quot;citationID&quot;:&quot;ohdtmmfw&quot;,&quot;properties&quot;:{&quot;formattedCitation&quot;:&quot;(2001)&quot;,&quot;plainCitation&quot;:&quot;(2001)&quot;,&quot;noteIndex&quot;:0},&quot;citationItems&quot;:[{&quot;id&quot;:1862,&quot;uris&quot;:[&quot;http://zotero.org/users/1913249/items/BZQ5ZKMH&quot;,[&quot;http://zotero.org/users/1913249/items/BZQ5ZKMH&quot;]],&quot;itemData&quot;:{&quot;id&quot;:1862,&quot;type&quot;:&quot;book&quot;,&quot;abstract&quot;:&quot;According to Roger Caillois, play is \&quot;an occasion of pure waste: waste of time, energy, ingenuity, skill, and often of money.\&quot; In spite of this - or because of it - play constitutes an essential element of human social and spiritual development.In this classic study, Caillois defines play as a free and voluntary activity that occurs in a pure space, isolated and protected from the rest of life. Play is uncertain, since the outcome may not be foreseen, and it is governed by rules that provide a level playing field for all participants. In its most basic form, play consists of finding a response to the opponent's action - or to the play situation - that is free within the limits set by the rules.Caillois qualifies types of games -  according to whether competition, chance, simulation, or vertigo (being physically out of control) is dominant - and ways of playing, ranging from the unrestricted improvisation characteristic of children's play to the disciplined pursuit of solutions to gratuitously difficult puzzles.Caillois also examines the means by which games become part of daily life and ultimately contribute to various cultures their most characteristic customs and institutions. Presented here in Meyer Barash's superb English translation, Man, Play and Games is a companion volume to Caillois's Man and the Sacred.&quot;,&quot;edition&quot;:&quot;Reprint edition&quot;,&quot;event-place&quot;:&quot;Urbana&quot;,&quot;ISBN&quot;:&quot;978-0-252-07033-4&quot;,&quot;language&quot;:&quot;English&quot;,&quot;number-of-pages&quot;:&quot;224&quot;,&quot;publisher&quot;:&quot;University of Illinois Press&quot;,&quot;publisher-place&quot;:&quot;Urbana&quot;,&quot;source&quot;:&quot;Amazon&quot;,&quot;title&quot;:&quot;Man, Play and Games&quot;,&quot;author&quot;:[{&quot;family&quot;:&quot;Caillois&quot;,&quot;given&quot;:&quot;Roger&quot;}],&quot;issued&quot;:{&quot;date-parts&quot;:[[&quot;2001&quot;,8,31]]},&quot;citation-key&quot;:&quot;caillois_man_2001&quot;},&quot;suppress-author&quot;:true,&quot;prefix&quot;:&quot;&quot;,&quot;suffix&quot;:&quot;&quot;}],&quot;schema&quot;:&quot;https://github.com/citation-style-language/schema/raw/master/csl-citation.json&quot;} RNDHpYBfhS8NO"/>.</text:p>
      <text:p text:style-name="Text_20_body">The Moveable Game Jam <text:reference-mark-start text:name="ZOTERO_ITEM CSL_CITATION {&quot;citationID&quot;:&quot;byucwfzn&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0MVdhhEhvL"/>(Games for Change, 2017)<text:reference-mark-end text:name="ZOTERO_ITEM CSL_CITATION {&quot;citationID&quot;:&quot;byucwfzn&quot;,&quot;properties&quot;:{&quot;formattedCitation&quot;:&quot;(Games for Change, 2017)&quot;,&quot;plainCitation&quot;:&quot;(Games for Change, 2017)&quot;,&quot;noteIndex&quot;:0},&quot;citationItems&quot;:[{&quot;id&quot;:1860,&quot;uris&quot;:[&quot;http://zotero.org/users/1913249/items/9MHZ3WF9&quot;,[&quot;http://zotero.org/users/1913249/items/9MHZ3WF9&quot;]],&quot;itemData&quot;:{&quot;id&quot;:1860,&quot;type&quot;:&quot;webpage&quot;,&quot;abstract&quot;:&quot;Download 20+ flexible lesson plans and new ideas from experts who led game jams in NYC that were focused on real-world issues&quot;,&quot;container-title&quot;:&quot;Games for Change&quot;,&quot;title&quot;:&quot;Get your copy of The Game Jam Guide&quot;,&quot;URL&quot;:&quot;http://www.gamesforchange.org/2017/08/get-your-copy-of-the-the-game-jam-guide/&quot;,&quot;author&quot;:[{&quot;literal&quot;:&quot;Games for Change&quot;}],&quot;accessed&quot;:{&quot;date-parts&quot;:[[&quot;2017&quot;,10,30]]},&quot;issued&quot;:{&quot;date-parts&quot;:[[&quot;2017&quot;]]},&quot;citation-key&quot;:&quot;games_for_change_get_2017&quot;},&quot;prefix&quot;:&quot;&quot;,&quot;suffix&quot;:&quot;&quot;}],&quot;schema&quot;:&quot;https://github.com/citation-style-language/schema/raw/master/csl-citation.json&quot;} RND0MVdhhEhvL"/>, a process created a collective of New York educators, can be situated on the playful side of the spectrum. To address some of the inclusivity concerns with the format adaptations have been made. MGJ can be applied in a shorter time-<text:soft-page-break/>frame, emphasises low-cost and both digital and analogue offline game production. It uses loosely structured activities and broad goals allowing for significant learner agency. Conversely, there are element of a more structured approaches in the steering of game outputs towards particular social goals. The motivation is to communicate fundamentals concepts of game design process to participants, in particular, the following interrelated game elements; space, goal, components, mechanics and rules. [LOCATE THIS SOURCE], To achieve this there is periodic facilitator checking of the fundamental concepts previously mentioned and the use of extensive playtesting in the process.</text:p>
      <text:h text:style-name="Heading_20_3" text:outline-level="3"><text:bookmark-start text:name="coding-clubhouses-grass-roots-community-responses"/>Coding club(houses) &amp; Grass Roots community responses<text:bookmark-end text:name="coding-clubhouses-grass-roots-community-responses"/></text:h>
      <text:p text:style-name="First_20_paragraph">Work in informal settings has been an important strand of constructionist research based at MIT <text:reference-mark-start text:name="ZOTERO_ITEM CSL_CITATION {&quot;citationID&quot;:&quot;ijnlqslo&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pWoIB84lOu"/>(Resnick and Rusk, 1996; Peppler et al., 2009)<text:reference-mark-end text:name="ZOTERO_ITEM CSL_CITATION {&quot;citationID&quot;:&quot;ijnlqslo&quot;,&quot;properties&quot;:{&quot;formattedCitation&quot;:&quot;(Resnick and Rusk, 1996; Peppler et al., 2009)&quot;,&quot;plainCitation&quot;:&quot;(Resnick and Rusk, 1996; Peppler et al., 2009)&quot;,&quot;noteIndex&quot;:0},&quot;citationItems&quot;:[{&quot;id&quot;:245,&quot;uris&quot;:[&quot;http://zotero.org/users/1913249/items/DFLJW3BA&quot;,[&quot;http://zotero.org/users/1913249/items/DFLJW3BA&quot;]],&quot;itemData&quot;:{&quot;id&quot;:245,&quot;type&quot;:&quot;article-journal&quot;,&quot;container-title&quot;:&quot;IBM Systems Journal&quot;,&quot;DOI&quot;:&quot;10.1147/sj.353.0431&quot;,&quot;ISSN&quot;:&quot;0018-8670&quot;,&quot;issue&quot;:&quot;3.4&quot;,&quot;language&quot;:&quot;en&quot;,&quot;page&quot;:&quot;431-439&quot;,&quot;source&quot;:&quot;Crossref&quot;,&quot;title&quot;:&quot;The Computer Clubhouse: Preparing for life in a digital world&quot;,&quot;title-short&quot;:&quot;The Computer Clubhouse&quot;,&quot;URL&quot;:&quot;http://ieeexplore.ieee.org/document/5387217/&quot;,&quot;volume&quot;:&quot;35&quot;,&quot;author&quot;:[{&quot;family&quot;:&quot;Resnick&quot;,&quot;given&quot;:&quot;M.&quot;},{&quot;family&quot;:&quot;Rusk&quot;,&quot;given&quot;:&quot;N.&quot;}],&quot;accessed&quot;:{&quot;date-parts&quot;:[[&quot;2018&quot;,4,28]]},&quot;issued&quot;:{&quot;date-parts&quot;:[[&quot;1996&quot;]]},&quot;citation-key&quot;:&quot;resnick_computer_1996&quot;},&quot;prefix&quot;:&quot;&quot;,&quot;suffix&quot;:&quot;&quot;},{&quot;id&quot;:278,&quot;uris&quot;:[&quot;http://zotero.org/users/1913249/items/MWUKHFAS&quot;,[&quot;http://zotero.org/users/1913249/items/MWUKHFAS&quot;]],&quot;itemData&quot;:{&quot;id&quot;:278,&quot;type&quot;:&quot;book&quot;,&quot;abstract&quot;:&quot;''It is difficult to conceive of an after-school setting that would have a greater emphasis on positive youth development....Beyond learning computer programming, young people at the Clubhouses learn marketable skills in product design, project management, teamwork, marketing, and communicationÃ¢ÂÂ¦ Read [these chapters], appreciate what has already been accomplished, and consider the exciting possibilities for the future.'' -- From the Preface by Barton J. Hirsch, Northwestern University, author of A Place to Call Home, After-School Programs for Urban Youth''As you will read in this book, the impact of the Computer Clubhouse on underserved youth around the world has been far-reaching, long-lasting, and life-changing.'' -- From the Foreword by Rosalind Hudnell, Intel FoundationThis book is about the Computer Clubhouse -- the idea and the place -- that inspires youth to think about themselves as competent, creative, and critical learners. So much of the social life of young people has moved online and participation in the digital public has become an essential part of youth identities. The Computer Clubhouse makes an important contribution not just in local urban communities but also as a model for after-school learning environments globally. The model has been uniquely successful scaling up, with over 100 clubhouses thriving worldwide. Showcasing research by scholars and evaluators that have documented and analyzed the international Computer Clubhouse Network, this volume considers the implications of their findings in the context of what it means to prepare youth to meet the goals of the 21st Century. Book Features:* A successful, scalable model for providing at-risk youth a rich array of media design and computing experiences.* Diverse examples of media created in the clubhouse, ranging from digital stories, video games, interface designs, and digital art projects.* Color photos of life in the clubhouse, including youth projects.* Interviews with stakeholders in the clubhouse network, from the director to coordinators at various international clubhouses.&quot;,&quot;edition&quot;:&quot;50045th edition&quot;,&quot;event-place&quot;:&quot;New York&quot;,&quot;ISBN&quot;:&quot;978-0-8077-4989-0&quot;,&quot;language&quot;:&quot;English&quot;,&quot;number-of-pages&quot;:&quot;192&quot;,&quot;publisher&quot;:&quot;Teachers College Press&quot;,&quot;publisher-place&quot;:&quot;New York&quot;,&quot;source&quot;:&quot;Amazon&quot;,&quot;title&quot;:&quot;The Computer Clubhouse: Constructionism and Creativity in Youth Communities&quot;,&quot;title-short&quot;:&quot;The Computer Clubhouse&quot;,&quot;author&quot;:[{&quot;family&quot;:&quot;Peppler&quot;,&quot;given&quot;:&quot;Kylie A.&quot;},{&quot;family&quot;:&quot;Chapman&quot;,&quot;given&quot;:&quot;Robbin N.&quot;},{&quot;family&quot;:&quot;Kafai&quot;,&quot;given&quot;:&quot;Yasmin B&quot;}],&quot;issued&quot;:{&quot;date-parts&quot;:[[&quot;2009&quot;,7,1]]},&quot;citation-key&quot;:&quot;peppler_computer_2009&quot;},&quot;prefix&quot;:&quot;&quot;,&quot;suffix&quot;:&quot;&quot;}],&quot;schema&quot;:&quot;https://github.com/citation-style-language/schema/raw/master/csl-citation.json&quot;} RNDpWoIB84lOu"/>.</text:p>
      <text:p text:style-name="Text_20_body">The work of Roque is also of note in the way that family members are brought directly into the making process.</text:p>
      <text:h text:style-name="Heading_20_4" text:outline-level="4"><text:bookmark-start text:name="code-club-coder-dojo-and-raspberry-jam---a-community-responses-to-the-needs-of-informal"/>Code Club, Coder Dojo and Raspberry Jam - a community responses to the needs of informal<text:bookmark-end text:name="code-club-coder-dojo-and-raspberry-jam---a-community-responses-to-the-needs-of-informal"/></text:h>
      <text:p text:style-name="First_20_paragraph">A grass roots approach drawing on enthusiasts.</text:p>
      <text:p text:style-name="Text_20_body">A large take up of enthusiastic community activity in response to a model encouraging others to organise their own events.</text:p>
      <text:p text:style-name="Text_20_body">In terms of the aims of this literature review to identify pedagogical approaches, while the setting and espoused ethos of the club is towards informal approaches, the resources provided to support clubs, are nearly exclusively instructional in design.</text:p>
      <text:p text:style-name="Text_20_body">Although research shows that only a small number of code club respondents used such resources <text:reference-mark-start text:name="ZOTERO_ITEM CSL_CITATION {&quot;citationID&quot;:&quot;libcvwzn&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VGEuG4KqJu"/>(Aivaloglou and Hermans, 2019)<text:reference-mark-end text:name="ZOTERO_ITEM CSL_CITATION {&quot;citationID&quot;:&quot;libcvwzn&quot;,&quot;properties&quot;:{&quot;formattedCitation&quot;:&quot;(Aivaloglou and Hermans, 2019)&quot;,&quot;plainCitation&quot;:&quot;(Aivaloglou and Hermans, 2019)&quot;,&quot;noteIndex&quot;:0},&quot;citationItems&quot;:[{&quot;id&quot;:3539,&quot;uris&quot;:[&quot;http://zotero.org/users/1913249/items/XB98VRSN&quot;,[&quot;http://zotero.org/users/1913249/items/XB98VRSN&quot;]],&quot;itemData&quot;:{&quot;id&quot;:3539,&quot;type&quot;:&quot;paper-conference&quot;,&quot;abstract&quot;:&quot;An increasing number of school-age children currently learns programming at after-school programming clubs, also referred to as code clubs. Some clubs are part of international programs like CoderDojo or Code Club, while others are independent. This work investigates how code clubs are organized in terms of participants, lesson material, style and assessments by means of a survey. It also explores the teachers’ experiences and perceptions related to gender differences among their code club students and the learning difficulties that they identify in their classes. The survey results shed light on the differences between code clubs and school lessons. Code club teachers often have a computer science background and no education experience. Moreover, motivation and commitment are rarely identified as learning barriers for code club students, whereas debugging, error messages and abstract thinking are the most commonly reported difficulties. With respect to gender differences, boys are commonly perceived as being more confident and girls as being more persistent and able to concentrate better. Gender differences are also found in the preferred type of projects, the responsiveness to instruction and collaboration skills.&quot;,&quot;container-title&quot;:&quot;Proceedings of the 19th Koli Calling International Conference on Computing Education Research&quot;,&quot;DOI&quot;:&quot;10.1145/3364510.3364514&quot;,&quot;event-place&quot;:&quot;Koli Finland&quot;,&quot;event-title&quot;:&quot;Koli Calling '19: 19th Koli Calling International Conference on Computing Education Research&quot;,&quot;ISBN&quot;:&quot;978-1-4503-7715-7&quot;,&quot;language&quot;:&quot;en&quot;,&quot;page&quot;:&quot;1-10&quot;,&quot;publisher&quot;:&quot;ACM&quot;,&quot;publisher-place&quot;:&quot;Koli Finland&quot;,&quot;source&quot;:&quot;DOI.org (Crossref)&quot;,&quot;title&quot;:&quot;How is programming taught in code clubs? Exploring the experiences and gender perceptions of code club teachers&quot;,&quot;title-short&quot;:&quot;How is programming taught in code clubs?&quot;,&quot;URL&quot;:&quot;https://dl.acm.org/doi/10.1145/3364510.3364514&quot;,&quot;author&quot;:[{&quot;family&quot;:&quot;Aivaloglou&quot;,&quot;given&quot;:&quot;Efthimia&quot;},{&quot;family&quot;:&quot;Hermans&quot;,&quot;given&quot;:&quot;Felienne&quot;}],&quot;accessed&quot;:{&quot;date-parts&quot;:[[&quot;2020&quot;,6,13]]},&quot;issued&quot;:{&quot;date-parts&quot;:[[&quot;2019&quot;,11,21]]},&quot;citation-key&quot;:&quot;aivaloglou_how_2019&quot;},&quot;prefix&quot;:&quot;&quot;,&quot;suffix&quot;:&quot;&quot;}],&quot;schema&quot;:&quot;https://github.com/citation-style-language/schema/raw/master/csl-citation.json&quot;} RNDVGEuG4KqJu"/>, preferring an less-structured approach, which is therefore not supported.</text:p>
      <text:p text:style-name="Text_20_body">All three projects have been subsumed into the RPI foundation raising issues of how much it is optimal for support to be concentrated in one organisation.</text:p>
      <text:h text:style-name="Heading_20_3" text:outline-level="3"><text:bookmark-start text:name="creative-family-learning---roque"/>Creative Family Learning - Roque<text:bookmark-end text:name="creative-family-learning---roque"/></text:h>
      <text:p text:style-name="First_20_paragraph">There is limited research on how to create learning communities making games for educational purposes. Existing research <text:reference-mark-start text:name="ZOTERO_ITEM CSL_CITATION {&quot;citationID&quot;:&quot;cpzcweui&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6RDw1m0Nrt"/>(Xiao and Carroll, 2007)<text:reference-mark-end text:name="ZOTERO_ITEM CSL_CITATION {&quot;citationID&quot;:&quot;cpzcweui&quot;,&quot;properties&quot;:{&quot;formattedCitation&quot;:&quot;(Xiao and Carroll, 2007)&quot;,&quot;plainCitation&quot;:&quot;(Xiao and Carroll, 2007)&quot;,&quot;noteIndex&quot;:0},&quot;citationItems&quot;:[{&quot;id&quot;:8729,&quot;uris&quot;:[&quot;http://zotero.org/users/1913249/items/5MPFI3YK&quot;,[&quot;http://zotero.org/users/1913249/items/5MPFI3YK&quot;]],&quot;itemData&quot;:{&quot;id&quot;:8729,&quot;type&quot;:&quot;article-journal&quot;,&quot;abstract&quot;:&quot;Computer technologies develop at a challenging fast pace. Formal education should not only teach students basic computer skills to meet current computer needs, but also foster student development of informal learning ability for a lifelong learning process. On the other hand, students growing up in the digital world are often more skilled with computer technologies than their teachers. We describe an online course design project in which a group of students designed an online health course for their middle school, and teachers played the roles of facilitators and learners. We suggest fostering an informal learning community of computer technologies at school as a supplemental method of formal computer education to address the shift in educational context and as a place offering opportunities for students to work on real-life projects and solve real-life problems.&quot;,&quot;container-title&quot;:&quot;Behaviour &amp; Information Technology&quot;,&quot;DOI&quot;:&quot;10.1080/01449290600811511&quot;,&quot;ISSN&quot;:&quot;0144-929X&quot;,&quot;issue&quot;:&quot;1&quot;,&quot;note&quot;:&quot;publisher: Taylor &amp; Francis\n_eprint: https://doi.org/10.1080/01449290600811511&quot;,&quot;page&quot;:&quot;23-36&quot;,&quot;source&quot;:&quot;Taylor and Francis+NEJM&quot;,&quot;title&quot;:&quot;Fostering an informal learning community of computer technologies at school&quot;,&quot;URL&quot;:&quot;https://doi.org/10.1080/01449290600811511&quot;,&quot;volume&quot;:&quot;26&quot;,&quot;author&quot;:[{&quot;family&quot;:&quot;Xiao&quot;,&quot;given&quot;:&quot;Lu&quot;},{&quot;family&quot;:&quot;Carroll&quot;,&quot;given&quot;:&quot;John M.&quot;}],&quot;accessed&quot;:{&quot;date-parts&quot;:[[&quot;2023&quot;,6,13]]},&quot;issued&quot;:{&quot;date-parts&quot;:[[&quot;2007&quot;,1,1]]},&quot;citation-key&quot;:&quot;xiao_fostering_2007&quot;},&quot;prefix&quot;:&quot;&quot;,&quot;suffix&quot;:&quot;&quot;}],&quot;schema&quot;:&quot;https://github.com/citation-style-language/schema/raw/master/csl-citation.json&quot;} RND6RDw1m0Nrt"/> has close parallels with project approaches and has a focus on fostering online collaboration and resources sharing. Many popular and well researched online communities exist <text:a xlink:type="simple" xlink:href="../2024-7-2-Literature_review.md.odt/Bruckman" text:style-name="Internet_20_link" text:visited-style-name="Visited_20_Internet_20_Link"><text:span text:style-name="Definition">scratch, itch.io, new grounds</text:span></text:a>. However researchers <text:reference-mark-start text:name="ZOTERO_ITEM CSL_CITATION {&quot;citationID&quot;:&quot;xbkefuqb&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9n9ZCLc8vD"/>(Roque, 2016)<text:reference-mark-end text:name="ZOTERO_ITEM CSL_CITATION {&quot;citationID&quot;:&quot;xbkefuqb&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9n9ZCLc8vD"/> highlighted the limitations of accessibility of online participatory culture. In response Roque <text:reference-mark-start text:name="ZOTERO_ITEM CSL_CITATION {&quot;citationID&quot;:&quot;zmjjyxcx&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xenuIkrNvS"/>(Roque, 2016)<text:reference-mark-end text:name="ZOTERO_ITEM CSL_CITATION {&quot;citationID&quot;:&quot;zmjjyxcx&quot;,&quot;properties&quot;:{&quot;formattedCitation&quot;:&quot;(Roque, 2016)&quot;,&quot;plainCitation&quot;:&quot;(Roque, 2016)&quot;,&quot;noteIndex&quot;:0},&quot;citationItems&quot;:[{&quot;id&quot;:2834,&quot;uris&quot;:[&quot;http://zotero.org/users/1913249/items/4F43N9TP&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schema&quot;:&quot;https://github.com/citation-style-language/schema/raw/master/csl-citation.json&quot;} RNDxenuIkrNvS"/> FCL study addressed it with face to face session with help from family members. In asking is how can facilitators help develop participation in community activities (<text:span text:style-name="T2">roqueBecomingFacilitatorsCreative2018?</text:span>), Roque operationalise Barron’s work on parental <text:soft-page-break/>roles in a making. The research team created a detailed guide to replicate the programme <text:reference-mark-start text:name="ZOTERO_ITEM CSL_CITATION {&quot;citationID&quot;:&quot;horyqqla&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1XyoJhz0Zx"/>(Leggett and Roque, 2017)<text:reference-mark-end text:name="ZOTERO_ITEM CSL_CITATION {&quot;citationID&quot;:&quot;horyqqla&quot;,&quot;properties&quot;:{&quot;formattedCitation&quot;:&quot;(Leggett and Roque, 2017)&quot;,&quot;plainCitation&quot;:&quot;(Leggett and Roque, 2017)&quot;,&quot;noteIndex&quot;:0},&quot;citationItems&quot;:[{&quot;id&quot;:9661,&quot;uris&quot;:[&quot;http://zotero.org/users/1913249/items/Z4HCQIST&quot;,[&quot;http://zotero.org/users/1913249/items/Z4HCQIST&quot;]],&quot;itemData&quot;:{&quot;id&quot;:9661,&quot;type&quot;:&quot;report&quot;,&quot;publisher&quot;:&quot;familycreativelearning.org&quot;,&quot;title&quot;:&quot;Family Creative Learning - Faciliators Guide&quot;,&quot;URL&quot;:&quot;https://www.familycreativelearning.org/s/Family-Creative-Learning-Guide-2017.pdf&quot;,&quot;author&quot;:[{&quot;family&quot;:&quot;Leggett&quot;,&quot;given&quot;:&quot;Saskia&quot;},{&quot;family&quot;:&quot;Roque&quot;,&quot;given&quot;:&quot;Ricarosa&quot;}],&quot;accessed&quot;:{&quot;date-parts&quot;:[[&quot;2018&quot;,10,30]]},&quot;issued&quot;:{&quot;date-parts&quot;:[[&quot;2017&quot;]]},&quot;citation-key&quot;:&quot;leggett_family_2017&quot;},&quot;prefix&quot;:&quot;&quot;,&quot;suffix&quot;:&quot;&quot;}],&quot;schema&quot;:&quot;https://github.com/citation-style-language/schema/raw/master/csl-citation.json&quot;} RND1XyoJhz0Zx"/>.</text:p>
      <text:p text:style-name="Text_20_body">Roque makes a convincing case for the unpicking of the supportive and collaborative roles of parents and facilitators to build this capacity and awareness of family learning roles. However, while the design of the FCL programme was effective to build parental confidence and increase overall accessibility, it left questions about the effectiveness of the process to enable learning at home. We can compare the difficulties of scaling of this hybrid setting (FCL) with more structured, and more naturalistic learning environments as explored by Ito above.</text:p>
      <text:p text:style-name="Text_20_body">It did Both invite a question, how best to structure activities.</text:p>
      <text:h text:style-name="Heading_20_3" text:outline-level="3"><text:bookmark-start text:name="link-to-next-section---pedagogies-exist-but-more-are-needed"/>Link to next section - pedagogies exist but more are needed<text:bookmark-end text:name="link-to-next-section---pedagogies-exist-but-more-are-needed"/></text:h>
      <text:p text:style-name="P3">Lack of specific pedagogies (for informal spaces) - via a case study / research ?</text:p>
      <text:p text:style-name="Text_20_body">The lack of pedagogies for informal spaces should be addressed.</text:p>
      <text:p text:style-name="Text_20_body">While the very open ended approach of build a space and response to the interests of people that come is attractive [see Denner], it presents challenges.</text:p>
      <text:p text:style-name="Text_20_body">Similarly vehicle like competitions come with some support but also with issues []</text:p>
      <text:p text:style-name="Text_20_body">These are explored in the next section of the LR</text:p>
      <text:h text:style-name="Heading_20_2" text:outline-level="2"><text:bookmark-start text:name="pedagogies-to-support-game-making-via-coding"/>Pedagogies to support game making via coding<text:bookmark-end text:name="pedagogies-to-support-game-making-via-coding"/></text:h>
      <text:p text:style-name="First_20_paragraph">One of the main themes of this review is to address what pedagogies are available in to help coding, in relation to RQ1. Following activity theory terms pedagogy can be reframed as pedagogical tools and processes and can be viewed as a kind of meditational strategy.</text:p>
      <text:h text:style-name="Heading_20_3" text:outline-level="3"><text:bookmark-start text:name="curricular-concepts-semantic-waves-and-primm"/>Curricular concepts, semantic waves and PRIMM<text:bookmark-end text:name="curricular-concepts-semantic-waves-and-primm"/></text:h>
      <text:p text:style-name="First_20_paragraph">A common pedagogical strategy is to align learning activities with knowledge and competencies outlined by a curriculum. A common line of game making research follows this logic to align game making with curricular contents, in particular computational thinking concepts.</text:p>
      <text:p text:style-name="Text_20_body">Tedre and Denning’s <text:reference-mark-start text:name="ZOTERO_ITEM CSL_CITATION {&quot;citationID&quot;:&quot;asxaxeqd&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GjLDkOwg7N"/>(2016)<text:reference-mark-end text:name="ZOTERO_ITEM CSL_CITATION {&quot;citationID&quot;:&quot;asxaxeqd&quot;,&quot;properties&quot;:{&quot;formattedCitation&quot;:&quot;(2016)&quot;,&quot;plainCitation&quot;:&quot;(2016)&quot;,&quot;noteIndex&quot;:0},&quot;citationItems&quot;:[{&quot;id&quot;:83,&quot;uris&quot;:[&quot;http://zotero.org/users/1913249/items/D6IF6PH5&quot;,[&quot;http://zotero.org/users/1913249/items/D6IF6PH5&quot;]],&quot;itemData&quot;:{&quot;id&quot;:83,&quot;type&quot;:&quot;paper-conference&quot;,&quot;abstract&quot;:&quot;Computational thinking (CT) is a popular phrase that refers to a collection of computational ideas and habits of mind that people in computing disciplines acquire through their work in designing programs, software, simulations, and computations performed by machinery. Recently a computational thinking for K–12 movement has spawned initiatives across the education sector, and educational reforms are under way in many countries. However, modern CT initiatives should be well aware of the broad and deep history of computational thinking, or risk repeating already refuted claims, past mistakes, and already solved problems, or losing some of the richest and most ambitious ideas in CT. This paper presents an overview of three important historical currents from which CT has developed: evolution of computing’s disciplinary ways of thinking and practicing, educational research and eﬀorts in computing, and emergence of computational science and digitalization of society. The paper examines a number of threats to CT initiatives: lack of ambition, dogmatism, knowing versus doing, exaggerated claims, narrow views of computing, overemphasis on formulation, and lost sight of computational models.&quot;,&quot;container-title&quot;:&quot;Proceedings of the 16th Koli Calling International Conference on Computing Education Research&quot;,&quot;DOI&quot;:&quot;10.1145/2999541.2999542&quot;,&quot;event-place&quot;:&quot;Koli Finland&quot;,&quot;event-title&quot;:&quot;Koli Calling 2016: 16th Koli Calling International Conference on Computing Education Research&quot;,&quot;ISBN&quot;:&quot;978-1-4503-4770-9&quot;,&quot;language&quot;:&quot;en&quot;,&quot;page&quot;:&quot;120-129&quot;,&quot;publisher&quot;:&quot;ACM&quot;,&quot;publisher-place&quot;:&quot;Koli Finland&quot;,&quot;source&quot;:&quot;DOI.org (Crossref)&quot;,&quot;title&quot;:&quot;The long quest for computational thinking&quot;,&quot;URL&quot;:&quot;https://dl.acm.org/doi/10.1145/2999541.2999542&quot;,&quot;author&quot;:[{&quot;family&quot;:&quot;Tedre&quot;,&quot;given&quot;:&quot;Matti&quot;},{&quot;family&quot;:&quot;Denning&quot;,&quot;given&quot;:&quot;Peter J.&quot;}],&quot;accessed&quot;:{&quot;date-parts&quot;:[[&quot;2021&quot;,2,22]]},&quot;issued&quot;:{&quot;date-parts&quot;:[[&quot;2016&quot;,11,24]]},&quot;citation-key&quot;:&quot;tedre_long_2016&quot;},&quot;suppress-author&quot;:true,&quot;prefix&quot;:&quot;&quot;,&quot;suffix&quot;:&quot;&quot;}],&quot;schema&quot;:&quot;https://github.com/citation-style-language/schema/raw/master/csl-citation.json&quot;} RNDGjLDkOwg7N"/> review of CT cautions against a too narrow definition of CT that highlights formal abstractions as represented by Wing’s take on CT <text:reference-mark-start text:name="ZOTERO_ITEM CSL_CITATION {&quot;citationID&quot;:&quot;wolwxkye&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Q62tpspNkc"/>(2008)<text:reference-mark-end text:name="ZOTERO_ITEM CSL_CITATION {&quot;citationID&quot;:&quot;wolwxkye&quot;,&quot;properties&quot;:{&quot;formattedCitation&quot;:&quot;(2008)&quot;,&quot;plainCitation&quot;:&quot;(2008)&quot;,&quot;noteIndex&quot;:0},&quot;citationItems&quot;:[{&quot;id&quot;:1293,&quot;uris&quot;:[&quot;http://zotero.org/users/1913249/items/CQ6F79QS&quot;,[&quot;http://zotero.org/users/1913249/items/CQ6F79QS&quot;]],&quot;itemData&quot;:{&quot;id&quot;:1293,&quot;type&quot;:&quot;article-journal&quot;,&quot;container-title&quot;:&quot;Philosophical Transactions of the Royal Society A: Mathematical, Physical and Engineering Sciences&quot;,&quot;DOI&quot;:&quot;10.1098/rsta.2008.0118&quot;,&quot;ISSN&quot;:&quot;1364-503X, 1471-2962&quot;,&quot;issue&quot;:&quot;1881&quot;,&quot;language&quot;:&quot;en&quot;,&quot;page&quot;:&quot;3717-3725&quot;,&quot;source&quot;:&quot;CrossRef&quot;,&quot;title&quot;:&quot;Computational thinking and thinking about computing&quot;,&quot;URL&quot;:&quot;http://rsta.royalsocietypublishing.org/cgi/doi/10.1098/rsta.2008.0118&quot;,&quot;volume&quot;:&quot;366&quot;,&quot;author&quot;:[{&quot;family&quot;:&quot;Wing&quot;,&quot;given&quot;:&quot;J. M&quot;}],&quot;accessed&quot;:{&quot;date-parts&quot;:[[&quot;2016&quot;,8,8]]},&quot;issued&quot;:{&quot;date-parts&quot;:[[&quot;2008&quot;,10,28]]},&quot;citation-key&quot;:&quot;wing_computational_2008&quot;},&quot;suppress-author&quot;:true,&quot;prefix&quot;:&quot;&quot;,&quot;suffix&quot;:&quot;&quot;}],&quot;schema&quot;:&quot;https://github.com/citation-style-language/schema/raw/master/csl-citation.json&quot;} RNDQ62tpspNkc"/>. This is not to argue that Wing’s approach to CT is without technical merit <text:reference-mark-start text:name="ZOTERO_ITEM CSL_CITATION {&quot;citationID&quot;:&quot;saqqsnxg&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q9lFGKPYk8"/>(Lodi and Martini, 2021)<text:reference-mark-end text:name="ZOTERO_ITEM CSL_CITATION {&quot;citationID&quot;:&quot;saqqsnxg&quot;,&quot;properties&quot;:{&quot;formattedCitation&quot;:&quot;(Lodi and Martini, 2021)&quot;,&quot;plainCitation&quot;:&quot;(Lodi and Martini, 2021)&quot;,&quot;noteIndex&quot;:0},&quot;citationItems&quot;:[{&quot;id&quot;:3696,&quot;uris&quot;:[&quot;http://zotero.org/users/1913249/items/SZW59GAB&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q9lFGKPYk8"/>, rather that its adoption by educational bodies like CAS in the UK and similar bodies internationally has risks. The inclusion of formal CT frameworks in curriculum and formal testing has provoked mechanistic teaching of decontextualised concepts via formal teaching methods to the detriment of hands-on exploration and creation of personally meaningful projects <text:reference-mark-start text:name="ZOTERO_ITEM CSL_CITATION {&quot;citationID&quot;:&quot;adkfkuda&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69KKKc9fN7"/>(Resnick and Rusk, 2020)<text:reference-mark-end text:name="ZOTERO_ITEM CSL_CITATION {&quot;citationID&quot;:&quot;adkfkuda&quot;,&quot;properties&quot;:{&quot;formattedCitation&quot;:&quot;(Resnick and Rusk, 2020)&quot;,&quot;plainCitation&quot;:&quot;(Resnick and Rusk, 2020)&quot;,&quot;noteIndex&quot;:0},&quot;citationItems&quot;:[{&quot;id&quot;:3,&quot;uris&quot;:[&quot;http://zotero.org/users/1913249/items/VYS48CXK&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69KKKc9fN7"/>.</text:p>
      <text:p text:style-name="Text_20_body"><text:soft-page-break/>In teaching computing pedagogy the concept of levels of abstraction can be taught to students to help them understand the level of abstraction that they are working at <text:reference-mark-start text:name="ZOTERO_ITEM CSL_CITATION {&quot;citationID&quot;:&quot;ktmcmywq&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Vlz4kYZrVw"/>(Statter and Armoni, 2016; Waite et al., 2016, 2018a)<text:reference-mark-end text:name="ZOTERO_ITEM CSL_CITATION {&quot;citationID&quot;:&quot;ktmcmywq&quot;,&quot;properties&quot;:{&quot;formattedCitation&quot;:&quot;(Statter and Armoni, 2016; Waite et al., 2016, 2018a)&quot;,&quot;plainCitation&quot;:&quot;(Statter and Armoni, 2016; Waite et al., 2016, 2018a)&quot;,&quot;noteIndex&quot;:0},&quot;citationItems&quot;:[{&quot;id&quot;:3583,&quot;uris&quot;:[&quot;http://zotero.org/users/1913249/items/94B8KBTT&quot;,[&quot;http://zotero.org/users/1913249/items/94B8KBTT&quot;]],&quot;itemData&quot;:{&quot;id&quot;:3583,&quot;type&quot;:&quot;paper-conference&quot;,&quot;abstract&quot;:&quot;Abstraction is one of the most fundamental ideas in computer science (CS), and as such it is highly important to start teaching it as early as possible. However, teaching this soft concept to novices is a very complicated task, as has been emphasized by many CS and mathematics education experts. In this paper, we describe the first year of a study that aims to improve students' abstraction skills in algorithmic problem solving. We implement a new teaching method introduced in [2] that was designed to improve CS abstraction skills and to teach them more explicitly. We studied the effects of this teaching method in the context of an introductory CS course for 7th graders. In this course, Scratch is used as the programming language in which the solutions are implemented. We describe part of the first year's results.&quot;,&quot;container-title&quot;:&quot;Proceedings of the 11th Workshop in Primary and Secondary Computing Education on ZZZ - WiPSCE '16&quot;,&quot;DOI&quot;:&quot;10.1145/2978249.2978261&quot;,&quot;event-place&quot;:&quot;M&amp;#252;nster, Germany&quot;,&quot;event-title&quot;:&quot;the 11th Workshop in Primary and Secondary Computing Education&quot;,&quot;ISBN&quot;:&quot;978-1-4503-4223-0&quot;,&quot;language&quot;:&quot;en&quot;,&quot;page&quot;:&quot;80-83&quot;,&quot;publisher&quot;:&quot;ACM Press&quot;,&quot;publisher-place&quot;:&quot;M&amp;#252;nster, Germany&quot;,&quot;source&quot;:&quot;DOI.org (Crossref)&quot;,&quot;title&quot;:&quot;Teaching Abstract Thinking in Introduction to Computer Science for 7th Graders&quot;,&quot;URL&quot;:&quot;http://dl.acm.org/citation.cfm?doid=2978249.2978261&quot;,&quot;author&quot;:[{&quot;family&quot;:&quot;Statter&quot;,&quot;given&quot;:&quot;David&quot;},{&quot;family&quot;:&quot;Armoni&quot;,&quot;given&quot;:&quot;Michal&quot;}],&quot;accessed&quot;:{&quot;date-parts&quot;:[[&quot;2020&quot;,11,12]]},&quot;issued&quot;:{&quot;date-parts&quot;:[[&quot;2016&quot;]]},&quot;citation-key&quot;:&quot;statter_teaching_2016&quot;},&quot;prefix&quot;:&quot;&quot;,&quot;suffix&quot;:&quot;&quot;},{&quot;id&quot;:3588,&quot;uris&quot;:[&quot;http://zotero.org/users/1913249/items/39JH9QJG&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3,&quot;uris&quot;:[&quot;http://zotero.org/users/1913249/items/8KSA6TV2&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prefix&quot;:&quot;&quot;,&quot;suffix&quot;:&quot;&quot;}],&quot;schema&quot;:&quot;https://github.com/citation-style-language/schema/raw/master/csl-citation.json&quot;} RNDVlz4kYZrVw"/>. To quickly review LOA, the levels are Problem, Design, Code, Running the Code. And the purpose is, “Levels of abstraction has been interpreted as a hierarchy to enable teachers and learners to describe which level they are working at, rather than as a methodology for programming projects.”<text:reference-mark-start text:name="ZOTERO_ITEM CSL_CITATION {&quot;citationID&quot;:&quot;qqzukniq&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4hZqkuI3l6"/>(Waite et al., 2018b)<text:reference-mark-end text:name="ZOTERO_ITEM CSL_CITATION {&quot;citationID&quot;:&quot;qqzukniq&quot;,&quot;properties&quot;:{&quot;formattedCitation&quot;:&quot;(Waite et al., 2018b)&quot;,&quot;plainCitation&quot;:&quot;(Waite et al., 2018b)&quot;,&quot;noteIndex&quot;:0},&quot;citationItems&quot;:[{&quot;id&quot;:3132,&quot;uris&quot;:[&quot;http://zotero.org/users/1913249/items/5QGUDFAX&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4hZqkuI3l6"/></text:p>
      <text:h text:style-name="Heading_20_4" text:outline-level="4"><text:bookmark-start text:name="semantic-profiles-and-waves"/>Semantic Profiles and Waves<text:bookmark-end text:name="semantic-profiles-and-waves"/></text:h>
      <text:p text:style-name="First_20_paragraph">CT instruction can be aided with a focus of teachers on semantic profiles and waves.</text:p>
      <text:p text:style-name="Text_20_body">Semantic profiles chart the use of more concrete (high semantic gravity) language and more abstract (high semantic density) concepts and patterns as they emerge in classroom situations <text:reference-mark-start text:name="ZOTERO_ITEM CSL_CITATION {&quot;citationID&quot;:&quot;nyludsgp&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HDpNkc8CcB"/>(Macnaught et al., 2013)<text:reference-mark-end text:name="ZOTERO_ITEM CSL_CITATION {&quot;citationID&quot;:&quot;nyludsgp&quot;,&quot;properties&quot;:{&quot;formattedCitation&quot;:&quot;(Macnaught et al., 2013)&quot;,&quot;plainCitation&quot;:&quot;(Macnaught et al., 2013)&quot;,&quot;noteIndex&quot;:0},&quot;citationItems&quot;:[{&quot;id&quot;:3624,&quot;uris&quot;:[&quot;http://zotero.org/users/1913249/items/8KA63FXV&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uffix&quot;:&quot;&quot;}],&quot;schema&quot;:&quot;https://github.com/citation-style-language/schema/raw/master/csl-citation.json&quot;} RNDHDpNkc8CcB"/>. Exploring semantic profiles is being promoted by NCCE an aid to teachers wanting to plan their lessons in a way that communicates the key abstract curriculum knowledge that students will need for exams, and to also allow them to put the concepts into practice to build real coding skills and to make valuable connections to personal experience. A Quick Read on semantic profiles is available on the NCCE website.[^2]</text:p>
      <text:p text:style-name="Text_20_body">Research carried out by Curzon and colleagues <text:reference-mark-start text:name="ZOTERO_ITEM CSL_CITATION {&quot;citationID&quot;:&quot;hgfacsqf&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tkdOcYrSwG"/>(2020)<text:reference-mark-end text:name="ZOTERO_ITEM CSL_CITATION {&quot;citationID&quot;:&quot;hgfacsqf&quot;,&quot;properties&quot;:{&quot;formattedCitation&quot;:&quot;(2020)&quot;,&quot;plainCitation&quot;:&quot;(2020)&quot;,&quot;noteIndex&quot;:0},&quot;citationItems&quot;:[{&quot;id&quot;:3944,&quot;uris&quot;:[&quot;http://zotero.org/users/1913249/items/IHTMF2WC&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suppress-author&quot;:true,&quot;prefix&quot;:&quot;&quot;,&quot;suffix&quot;:&quot;&quot;}],&quot;schema&quot;:&quot;https://github.com/citation-style-language/schema/raw/master/csl-citation.json&quot;} RNDtkdOcYrSwG"/> in a computing education context outlines the value of semantic profiles in wave shape as opposed to a flatline which remains too much in concrete examples or more abstract concepts. This research highlights the value of unpacking, exploring and then repacking ideas during the course of a lesson. A student’s understanding of a concept may deepen a little bit each time it is applied in practice and then reconnected with the abstract.</text:p>
      <text:p text:style-name="P21">semantic waves</text:p>
      <text:p text:style-name="Text_20_body">Figure 3.1 A Semantic Profile with Semantic Waves</text:p>
      <text:p text:style-name="Text_20_body">Examples showing semantic wave profiles usually start with the process beginning with the abstract or with high semantic density. See Figure 1.1 for an example. The advice of starting with more abstract terminology and concepts may seem to be in opposition to the approach of Concreteness Fading as explained with the CRA method outlined above. However, on examination of the research example carried out in the research above, the process of starting with concepts may only involve giving a short outline of the concept that is being explored and saying that this will be illustrated in a following concrete activity.</text:p>
      <text:h text:style-name="Heading_20_4" text:outline-level="4"><text:bookmark-start text:name="primm"/>PRIMM<text:bookmark-end text:name="primm"/></text:h>
      <text:p text:style-name="First_20_paragraph">FIND MATERIAL IN OTHER BOOK CHAPTERS</text:p>
      <text:p text:style-name="Text_20_body">PRIMM addresses the perceived need for structured and explicit approach to teaching computing concepts and is particularly aimed at a school setting <text:reference-mark-start text:name="ZOTERO_ITEM CSL_CITATION {&quot;citationID&quot;:&quot;wijwdwky&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0FIqRlphs8"/>(Sentance et al., 2019)<text:reference-mark-end text:name="ZOTERO_ITEM CSL_CITATION {&quot;citationID&quot;:&quot;wijwdwky&quot;,&quot;properties&quot;:{&quot;formattedCitation&quot;:&quot;(Sentance et al., 2019)&quot;,&quot;plainCitation&quot;:&quot;(Sentance et al., 2019)&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prefix&quot;:&quot;&quot;,&quot;suffix&quot;:&quot;&quot;}],&quot;schema&quot;:&quot;https://github.com/citation-style-language/schema/raw/master/csl-citation.json&quot;} RND0FIqRlphs8"/>.</text:p>
      <text:p text:style-name="Text_20_body"><text:span text:style-name="T2">PRIMM:</text:span> PRIMM stands for Predict, Run, Investigate, Modify and Make. This model helps learners adopt coding practices and computational concepts through providing a concrete code <text:soft-page-break/>example that they run after predicting what it does. Learners make changes to the existing code before finally creating code from scratch. PRIMM’s starting point is students predicting existing code results. Asking students to identify target computing concepts in code examples allows teachers to guide students towards key computational thinking process or algorithmic details. Thus, PRIMM is well suited to the classroom as starting with prediction of a code allows a whole class of learners to unpack and repack the same set of concepts in a restricted time scale. This process that supports formal problem solving, paper-based questions of the GCSE exams. The use of code examples and a structured set of varied activities aligns well to UDL principle of representing knowledge in a variety of means. For a more detailed summary of the PRIMM approach the Quick Read pedagogy article.[^5]</text:p>
      <text:p text:style-name="Text_20_body">Primm based on UMC but developed to highlight abstract concepts and processes via a predict stage.</text:p>
      <text:p text:style-name="Text_20_body">In proposing PRIMM Sentence et al highlights a deficit of exploration based approaches of Papert and constructionism proposed by Grover <text:reference-mark-start text:name="ZOTERO_ITEM CSL_CITATION {&quot;citationID&quot;:&quot;aqmspgli&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fUrvNJ4l0J"/>(2019:5)<text:reference-mark-end text:name="ZOTERO_ITEM CSL_CITATION {&quot;citationID&quot;:&quot;aqmspgli&quot;,&quot;properties&quot;:{&quot;formattedCitation&quot;:&quot;(2019:5)&quot;,&quot;plainCitation&quot;:&quot;(2019:5)&quot;,&quot;noteIndex&quot;:0},&quot;citationItems&quot;:[{&quot;id&quot;:3685,&quot;uris&quot;:[&quot;http://zotero.org/users/1913249/items/UVA9VT54&quot;,[&quot;http://zotero.org/users/1913249/items/UVA9VT54&quot;]],&quot;itemData&quot;:{&quot;id&quot;:3685,&quot;type&quot;:&quot;article-journal&quot;,&quot;abstract&quot;:&quot;Background and Context: Vygotsky's sociocultural theory emphasises the importance of language, mediation, and the transfer of skills and knowledge from the social into the cognitive plane. This perspective has influenced the development of PRIMM (Predict, Run, Investigate, Modify, Make), a structured approach to teaching programming.Objective: The objective of the study was to find out if using PRIMM to teach programming had an impact on learner attainment in secondary school, and the extent to which it was valuable for teachers.Method: We evaluated the use of PRIMM in 13 schools with 493 students aged 11-14 alongside a control group, using a mixed-methods approach. Teachers delivered programming lessons using the PRIMM approach for 8-12 weeks. Data were collected via a combination of a baseline test, a post-test to compare control and experimental groups, and teacher interviews.Findings: Learners performed better in the post test than the control group. Teachers reported several benefits of the PRIMM approach, including that PRIMM helped them to teach effectively in mixed-ability classes, enabling all learners to make progress.Implications: PRIMM makes a contribution to programming education research by building on previous work in effective pedagogy for teachers, and encouraging the use of language and dialogue to facilitate understanding.&quot;,&quot;container-title&quot;:&quot;Computer Science Education&quot;,&quot;DOI&quot;:&quot;10.1080/08993408.2019.1608781&quot;,&quot;ISSN&quot;:&quot;0899-3408&quot;,&quot;issue&quot;:&quot;2-3&quot;,&quot;note&quot;:&quot;publisher: Routledge\n_eprint: https://doi.org/10.1080/08993408.2019.1608781&quot;,&quot;page&quot;:&quot;136-176&quot;,&quot;source&quot;:&quot;Taylor and Francis+NEJM&quot;,&quot;title&quot;:&quot;Teaching computer programming with PRIMM: a sociocultural perspective&quot;,&quot;title-short&quot;:&quot;Teaching computer programming with PRIMM&quot;,&quot;URL&quot;:&quot;https://doi.org/10.1080/08993408.2019.1608781&quot;,&quot;volume&quot;:&quot;29&quot;,&quot;author&quot;:[{&quot;family&quot;:&quot;Sentance&quot;,&quot;given&quot;:&quot;Sue&quot;},{&quot;family&quot;:&quot;Waite&quot;,&quot;given&quot;:&quot;Jane&quot;},{&quot;family&quot;:&quot;Kallia&quot;,&quot;given&quot;:&quot;Maria&quot;}],&quot;accessed&quot;:{&quot;date-parts&quot;:[[&quot;2023&quot;,3,15]]},&quot;issued&quot;:{&quot;date-parts&quot;:[[&quot;2019&quot;,7,3]]},&quot;citation-key&quot;:&quot;sentance_teaching_2019&quot;},&quot;locator&quot;:&quot; 5&quot;,&quot;suppress-author&quot;:true,&quot;prefix&quot;:&quot;&quot;}],&quot;schema&quot;:&quot;https://github.com/citation-style-language/schema/raw/master/csl-citation.json&quot;} RNDfUrvNJ4l0J"/></text:p>
      <text:p text:style-name="Text_20_body">However, given the importance of explicit instruction of concepts, it seems lacking then that there is no guidance on what concepts should be best explored via this pedagogy.</text:p>
      <text:p text:style-name="Text_20_body">A similar observation can be made of a linked pedagogy that of semantic waves which uses an example of algorithms in one research process but again does not link to an underlying framework of “complex” concepts to illustrate.</text:p>
      <text:p text:style-name="Text_20_body">We can turn to the UK curriculum perhaps for guidance.</text:p>
      <text:p text:style-name="Text_20_body">THIS COUDL BE PUT BEFORE CT - AND THEN CT IS EXPLPORED AS A FRAMEWORK OF CONCEPTS - THEN A PEDAGOGY</text:p>
      <text:p text:style-name="Text_20_body">DEVELOP THIS DEFICIT AND THE ASSUMPTIONS PRESENT IN A CRITICAL WAY ABSTRACT VS CONCRETE</text:p>
      <text:h text:style-name="Heading_20_3" text:outline-level="3"><text:bookmark-start text:name="use-modify-create"/>Use Modify Create<text:bookmark-end text:name="use-modify-create"/></text:h>
      <text:p text:style-name="First_20_paragraph">The ‘Use-Modify-Create’ approach proposed by Lee and colleagues <text:reference-mark-start text:name="ZOTERO_ITEM CSL_CITATION {&quot;citationID&quot;:&quot;cpbcdtzg&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eHi2gyTCZf"/>(2011)<text:reference-mark-end text:name="ZOTERO_ITEM CSL_CITATION {&quot;citationID&quot;:&quot;cpbcdtzg&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eHi2gyTCZf"/> is particularly promising to counter issue of user anxiety and demotivation surrounding the difficulty of coding games. UMC evolved from research involving the use of game making and robotics to support computational thinking <text:reference-mark-start text:name="ZOTERO_ITEM CSL_CITATION {&quot;citationID&quot;:&quot;etjsvvks&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BDXCHrcWAf"/>(Denner et al., 2012; Werner et al., 2013, 2014; Denner, Werner, et al., 2014)<text:reference-mark-end text:name="ZOTERO_ITEM CSL_CITATION {&quot;citationID&quot;:&quot;etjsvvks&quot;,&quot;properties&quot;:{&quot;formattedCitation&quot;:&quot;(Denner et al., 2012; Werner et al., 2013, 2014; Denner, Werner, et al., 2014)&quot;,&quot;plainCitation&quot;:&quot;(Denner et al., 2012; Werner et al., 2013, 2014; Denner, Werner, et al., 2014)&quot;,&quot;noteIndex&quot;:0},&quot;citationItems&quot;:[{&quot;id&quot;:275,&quot;uris&quot;:[&quot;http://zotero.org/users/1913249/items/VJ5HVJHB&quot;,[&quot;http://zotero.org/users/1913249/items/VJ5HVJHB&quot;]],&quot;itemData&quot;:{&quot;id&quot;:275,&quot;type&quot;:&quot;article-journal&quot;,&quot;abstract&quot;:&quot;Computer game programming has been touted as a promising strategy for engaging children in the kinds of thinking that will prepare them to be producers, not just users of technology. But little is known about what they learn when programming a game. In this article, we present a strategy for coding student games, and summarize the results of an analysis of 108 games created by middle school girls using Stagecast Creator in an after school class. The ﬁndings show that students engaged in moderate levels of complex programming activity, created games with moderate levels of usability, and that the games were characterized by low levels of code organization and documentation. These results provide evidence that game construction involving both design and programming activities can support the learning of computer science concepts.&quot;,&quot;container-title&quot;:&quot;Computers &amp; Education&quot;,&quot;DOI&quot;:&quot;10.1016/j.compedu.2011.08.006&quot;,&quot;ISSN&quot;:&quot;03601315&quot;,&quot;issue&quot;:&quot;1&quot;,&quot;language&quot;:&quot;en&quot;,&quot;page&quot;:&quot;240-249&quot;,&quot;source&quot;:&quot;Crossref&quot;,&quot;title&quot;:&quot;Computer games created by middle school girls: Can they be used to measure understanding of computer science concepts?&quot;,&quot;title-short&quot;:&quot;Computer games created by middle school girls&quot;,&quot;URL&quot;:&quot;http://linkinghub.elsevier.com/retrieve/pii/S0360131511001849&quot;,&quot;volume&quot;:&quot;58&quot;,&quot;author&quot;:[{&quot;family&quot;:&quot;Denner&quot;,&quot;given&quot;:&quot;Jill&quot;},{&quot;family&quot;:&quot;Werner&quot;,&quot;given&quot;:&quot;Linda&quot;},{&quot;family&quot;:&quot;Ortiz&quot;,&quot;given&quot;:&quot;Eloy&quot;}],&quot;accessed&quot;:{&quot;date-parts&quot;:[[&quot;2018&quot;,4,21]]},&quot;issued&quot;:{&quot;date-parts&quot;:[[&quot;2012&quot;,1]]},&quot;citation-key&quot;:&quot;denner_computer_2012&quot;},&quot;prefix&quot;:&quot;&quot;,&quot;suffix&quot;:&quot;&quot;},{&quot;id&quot;:3768,&quot;uris&quot;:[&quot;http://zotero.org/users/1913249/items/RUWZA8Q7&quot;,[&quot;http://zotero.org/users/1913249/items/RUWZA8Q7&quot;]],&quot;itemData&quot;:{&quot;id&quot;:3768,&quot;type&quot;:&quot;article-journal&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container-title&quot;:&quot;International Journal of Game-Based Learning (IJGBL)&quot;,&quot;DOI&quot;:&quot;10.4018/ijgbl.2014070102&quot;,&quot;ISSN&quot;:&quot;2155-6849 DOI: 10.4018/ijgbl.2014070102&quot;,&quot;issue&quot;:&quot;3&quot;,&quot;journalAbbreviation&quot;:&quot;IJGBL&quot;,&quot;language&quot;:&quot;en&quot;,&quot;license&quot;:&quot;Access limited to members&quot;,&quot;page&quot;:&quot;13-22&quot;,&quot;source&quot;:&quot;www.igi-global.com&quot;,&quot;title&quot;:&quot;Using game mechanics to measure what students learn from programming games&quot;,&quot;URL&quot;:&quot;https://www.igi-global.com/article/using-game-mechanics-to-measure-what-students-learn-from-programming-games/117696&quot;,&quot;volume&quot;:&quot;4&quot;,&quot;author&quot;:[{&quot;family&quot;:&quot;Denner&quot;,&quot;given&quot;:&quot;Jill&quot;},{&quot;family&quot;:&quot;Werner&quot;,&quot;given&quot;:&quot;Linda&quot;},{&quot;family&quot;:&quot;Campe&quot;,&quot;given&quot;:&quot;Shannon&quot;},{&quot;family&quot;:&quot;Ortiz&quot;,&quot;given&quot;:&quot;Eloy&quot;}],&quot;accessed&quot;:{&quot;date-parts&quot;:[[&quot;2018&quot;,4,21]]},&quot;issued&quot;:{&quot;date-parts&quot;:[[&quot;2014&quot;,7,1]]},&quot;citation-key&quot;:&quot;denner_using_2014&quot;},&quot;prefix&quot;:&quot;&quot;,&quot;suffix&quot;:&quot;&quot;},{&quot;id&quot;:280,&quot;uris&quot;:[&quot;http://zotero.org/users/1913249/items/PH47MUUV&quot;,[&quot;http://zotero.org/users/1913249/items/PH47MUUV&quot;]],&quot;itemData&quot;:{&quot;id&quot;:280,&quot;type&quot;:&quot;paper-conference&quot;,&quot;abstract&quot;:&quot;Research shows the benefits of pair programming for retention and performance in computing, but little is known about how relationship dynamics influence outcomes. We describe results from our study of middle school students programming games using Alice and pair programming. From our analysis using statistical procedures that take into account the interdependence of pair data, we found evidence for partner influence moderated by the role of confidence over improvements in Alice programming knowledge in friend partnerships but not non-friend partnerships. We discuss implications for researchers and educators.&quot;,&quot;DOI&quot;:&quot;10.1145/2445196.2445322&quot;,&quot;ISBN&quot;:&quot;978-1-4503-1868-6&quot;,&quot;language&quot;:&quot;en&quot;,&quot;page&quot;:&quot;421&quot;,&quot;publisher&quot;:&quot;ACM Press&quot;,&quot;source&quot;:&quot;Crossref&quot;,&quot;title&quot;:&quot;Pair programming for middle school students: does friendship influence academic outcomes?&quot;,&quot;title-short&quot;:&quot;Pair programming for middle school students&quot;,&quot;URL&quot;:&quot;http://dl.acm.org/citation.cfm?doid=2445196.2445322&quot;,&quot;author&quot;:[{&quot;family&quot;:&quot;Werner&quot;,&quot;given&quot;:&quot;Linda&quot;},{&quot;family&quot;:&quot;Denner&quot;,&quot;given&quot;:&quot;Jill&quot;},{&quot;family&quot;:&quot;Campe&quot;,&quot;given&quot;:&quot;Shannon&quot;},{&quot;family&quot;:&quot;Ortiz&quot;,&quot;given&quot;:&quot;Eloy&quot;},{&quot;family&quot;:&quot;DeLay&quot;,&quot;given&quot;:&quot;Dawn&quot;},{&quot;family&quot;:&quot;Hartl&quot;,&quot;given&quot;:&quot;Amy C.&quot;},{&quot;family&quot;:&quot;Laursen&quot;,&quot;given&quot;:&quot;Brett&quot;}],&quot;accessed&quot;:{&quot;date-parts&quot;:[[&quot;2018&quot;,4,21]]},&quot;issued&quot;:{&quot;date-parts&quot;:[[&quot;2013&quot;]]},&quot;citation-key&quot;:&quot;werner_pair_2013&quot;},&quot;prefix&quot;:&quot;&quot;,&quot;suffix&quot;:&quot;&quot;},{&quot;id&quot;:2929,&quot;uris&quot;:[&quot;http://zotero.org/users/1913249/items/GK5Z3NX3&quot;,[&quot;http://zotero.org/users/1913249/items/GK5Z3NX3&quot;]],&quot;itemData&quot;:{&quot;id&quot;:2929,&quot;type&quot;:&quot;article-journal&quot;,&quot;container-title&quot;:&quot;ACM Transactions on Computing Education&quot;,&quot;DOI&quot;:&quot;10.1145/2677091&quot;,&quot;ISSN&quot;:&quot;19466226&quot;,&quot;issue&quot;:&quot;4&quot;,&quot;language&quot;:&quot;en&quot;,&quot;page&quot;:&quot;1-22&quot;,&quot;source&quot;:&quot;Crossref&quot;,&quot;title&quot;:&quot;Children Programming Games: A Strategy for Measuring Computational Learning&quot;,&quot;title-short&quot;:&quot;Children Programming Games&quot;,&quot;URL&quot;:&quot;http://dl.acm.org/citation.cfm?doid=2698235.2677091&quot;,&quot;volume&quot;:&quot;14&quot;,&quot;author&quot;:[{&quot;family&quot;:&quot;Werner&quot;,&quot;given&quot;:&quot;Linda&quot;},{&quot;family&quot;:&quot;Denner&quot;,&quot;given&quot;:&quot;Jill&quot;},{&quot;family&quot;:&quot;Campe&quot;,&quot;given&quot;:&quot;Shannon&quot;}],&quot;accessed&quot;:{&quot;date-parts&quot;:[[&quot;2018&quot;,8,16]]},&quot;issued&quot;:{&quot;date-parts&quot;:[[&quot;2014&quot;,12,23]]},&quot;citation-key&quot;:&quot;werner_children_2014&quot;},&quot;prefix&quot;:&quot;&quot;,&quot;suffix&quot;:&quot;&quot;}],&quot;schema&quot;:&quot;https://github.com/citation-style-language/schema/raw/master/csl-citation.json&quot;} RNDBDXCHrcWAf"/>. The model advocates the remixing of existing games to act as a scaffold to build the competence of the beginner coder. Learners are guided to progress in the complexity of their modifications, thus becoming increasing proficient in the recognition and use of computational concepts and structures <text:reference-mark-start text:name="ZOTERO_ITEM CSL_CITATION {&quot;citationID&quot;:&quot;icicgxxr&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N6qEnV8soQ"/>(2011)<text:reference-mark-end text:name="ZOTERO_ITEM CSL_CITATION {&quot;citationID&quot;:&quot;icicgxxr&quot;,&quot;properties&quot;:{&quot;formattedCitation&quot;:&quot;(2011)&quot;,&quot;plainCitation&quot;:&quot;(2011)&quot;,&quot;noteIndex&quot;:0},&quot;citationItems&quot;:[{&quot;id&quot;:3872,&quot;uris&quot;:[&quot;http://zotero.org/users/1913249/items/M2JH9UT3&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suppress-author&quot;:true,&quot;prefix&quot;:&quot;&quot;,&quot;suffix&quot;:&quot;&quot;}],&quot;schema&quot;:&quot;https://github.com/citation-style-language/schema/raw/master/csl-citation.json&quot;} RNDN6qEnV8soQ"/></text:p>
      <text:p text:style-name="Text_20_body"><text:span text:style-name="T2">Use:</text:span> In the <text:span text:style-name="T1">Use</text:span> stage, coders build a familiarity with coding interfaces, code structures and syntax through scaffolded approaches which involve interacting with the program code and what it produces.</text:p>
      <text:p text:style-name="Text_20_body"><text:soft-page-break/><text:span text:style-name="T2">Modify:</text:span> In the <text:span text:style-name="T1">Modify</text:span> stage learners progress to working on real projects created by others. Learners deepen their knowledge of coding structures and practices by altering existing projects and templates to suit their own aims.</text:p>
      <text:p text:style-name="Text_20_body"><text:span text:style-name="T2">Create:</text:span> After novice coders become more familiar with patterns of code design in use in the modify stage, they can progress to replicate such patterns in other code that they create from scratch.</text:p>
      <text:p text:style-name="P35">A study involving five hundred 9 to 14 year-olds found that the UMC approach can balance a structured approach with more student-led exploration <text:reference-mark-start text:name="ZOTERO_ITEM CSL_CITATION {&quot;citationID&quot;:&quot;ovbsfabs&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p9gn6fMz2P"/>(Franklin et al., 2020)<text:reference-mark-end text:name="ZOTERO_ITEM CSL_CITATION {&quot;citationID&quot;:&quot;ovbsfabs&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p9gn6fMz2P"/>. The researchers also found that the students enjoyed the UMC approach as they had more choice and agency in the process. This is supported by other research which compared UMC with a starting-from-scratch approach and found higher student engagement for those in the UMC group <text:reference-mark-start text:name="ZOTERO_ITEM CSL_CITATION {&quot;citationID&quot;:&quot;gqftatnk&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4rRNGWZ4sG"/><text:span text:style-name="T7">(Lytle, Cateté, et al., 2019)</text:span><text:reference-mark-end text:name="ZOTERO_ITEM CSL_CITATION {&quot;citationID&quot;:&quot;gqftatnk&quot;,&quot;properties&quot;:{&quot;formattedCitation&quot;:&quot;(Lytle, Catet\\uc0\\u233{}, et al., 2019)&quot;,&quot;plainCitation&quot;:&quot;(Lytle, Cateté, et al., 2019)&quot;,&quot;noteIndex&quot;:0},&quot;citationItems&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4rRNGWZ4sG"/>. The researchers found that because students using UMC had more time to play around with code, they were able to add their own personal touches and that this ownership over the code sustained their continued engagement. While the scope of the study is limited, observations support motivation of UMC that this pattern of creation maintains higher level of engagement through reducing technical barriers to participation, and affording greater sense of learner’s ownership over end project through greater choice over the final outcome.</text:p>
      <text:p text:style-name="P19">Research on UMC which develops learner choice</text:p>
      <text:p text:style-name="P35">UMC has been developed to be end with scaffolded set of choices. In a study where students use a block based language to develop simulations - the authors note limits of study but are enthusiastic about providing a limited set of choices for final exploration within a limited time frame <text:reference-mark-start text:name="ZOTERO_ITEM CSL_CITATION {&quot;citationID&quot;:&quot;nlspkatl&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aoZWK2ov6O"/><text:span text:style-name="T7">(Lytle, Catete, et al., 2019; Lytle, Cateté, et al., 2019)</text:span><text:reference-mark-end text:name="ZOTERO_ITEM CSL_CITATION {&quot;citationID&quot;:&quot;nlspkatl&quot;,&quot;properties&quot;:{&quot;formattedCitation&quot;:&quot;(Lytle, Catete, et al., 2019; Lytle, Catet\\uc0\\u233{}, et al., 2019)&quot;,&quot;plainCitation&quot;:&quot;(Lytle, Catete, et al., 2019; Lytle, Cateté,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id&quot;:74,&quot;uris&quot;:[&quot;http://zotero.org/users/1913249/items/QJZKAUK6&quot;,[&quot;http://zotero.org/users/1913249/items/QJZKAUK6&quot;]],&quot;itemData&quot;:{&quot;id&quot;:74,&quot;type&quot;:&quot;paper-conference&quot;,&quot;abstract&quot;:&quot;Computational Thinking (CT) is being infused into curricula in a variety of core K-12 STEM courses. As these topics are being introduced to students without prior programming experience and are potentially taught by instructors unfamiliar with programming and CT, appropriate lesson design might help support both students and teachers. “Use-Modify-Create\&quot; (UMC), a CT lesson progression, has students ease into CT topics by first “Using\&quot; a given artifact, “Modifying\&quot; an existing one, and then eventually “Creating\&quot; new ones. While studies have presented lessons adopting and adapting this progression and advocating for its use, few have focused on evaluating UMC’s pedagogical effectiveness and claims. We present a comparison study between two CT lesson progressions for middle school science classes. Students participated in a 4-day activity focused on developing an agent-based simulation in a block-based programming environment. While some classrooms had students develop code on days 2-4, others used a scaffolded lesson plan modeled after the UMC framework. Through analyzing student’s exit tickets, classroom observations, and teacher interviews, we illustrate differences in perception of assignment difficulty from both the students and teachers, as well as student perception of artifact “ownership\&quot; between conditions.&quot;,&quot;container-title&quot;:&quot;Proceedings of the 2019 ACM Conference on Innovation and Technology in Computer Science Education&quot;,&quot;DOI&quot;:&quot;10.1145/3304221.3319786&quot;,&quot;event-place&quot;:&quot;Aberdeen Scotland Uk&quot;,&quot;event-title&quot;:&quot;ITiCSE '19: Innovation and Technology in Computer Science Education&quot;,&quot;ISBN&quot;:&quot;978-1-4503-6895-7&quot;,&quot;language&quot;:&quot;en&quot;,&quot;page&quot;:&quot;395-401&quot;,&quot;publisher&quot;:&quot;ACM&quot;,&quot;publisher-place&quot;:&quot;Aberdeen Scotland Uk&quot;,&quot;source&quot;:&quot;DOI.org (Crossref)&quot;,&quot;title&quot;:&quot;Use, Modify, Create: Comparing Computational Thinking Lesson Progressions for STEM Classes&quot;,&quot;title-short&quot;:&quot;Use, Modify, Create&quot;,&quot;URL&quot;:&quot;https://dl.acm.org/doi/10.1145/3304221.3319786&quot;,&quot;author&quot;:[{&quot;family&quot;:&quot;Lytle&quot;,&quot;given&quot;:&quot;Nicholas&quot;},{&quot;family&quot;:&quot;Cateté&quot;,&quot;given&quot;:&quot;Veronica&quot;},{&quot;family&quot;:&quot;Boulden&quot;,&quot;given&quot;:&quot;Danielle&quot;},{&quot;family&quot;:&quot;Dong&quot;,&quot;given&quot;:&quot;Yihuan&quot;},{&quot;family&quot;:&quot;Houchins&quot;,&quot;given&quot;:&quot;Jennifer&quot;},{&quot;family&quot;:&quot;Milliken&quot;,&quot;given&quot;:&quot;Alexandra&quot;},{&quot;family&quot;:&quot;Isvik&quot;,&quot;given&quot;:&quot;Amy&quot;},{&quot;family&quot;:&quot;Bounajim&quot;,&quot;given&quot;:&quot;Dolly&quot;},{&quot;family&quot;:&quot;Wiebe&quot;,&quot;given&quot;:&quot;Eric&quot;},{&quot;family&quot;:&quot;Barnes&quot;,&quot;given&quot;:&quot;Tiffany&quot;}],&quot;accessed&quot;:{&quot;date-parts&quot;:[[&quot;2021&quot;,3,25]]},&quot;issued&quot;:{&quot;date-parts&quot;:[[&quot;2019&quot;,7,2]]},&quot;citation-key&quot;:&quot;lytle_use_2019&quot;},&quot;prefix&quot;:&quot;&quot;,&quot;suffix&quot;:&quot;&quot;}],&quot;schema&quot;:&quot;https://github.com/citation-style-language/schema/raw/master/csl-citation.json&quot;} RNDaoZWK2ov6O"/></text:p>
      <text:list text:style-name="L16">
        <text:list-item>
          <text:p text:style-name="P22">Scaffold Students and Teachers- Providing the necessary programming blocks students need to complete a choice</text:p>
        </text:list-item>
        <text:list-item>
          <text:p text:style-name="P22">Differentiate Choices by Difficulty - create choice systems that have varying difficulty</text:p>
        </text:list-item>
        <text:list-item>
          <text:p text:style-name="P22">Create Choices that Show Visible and Immediate Changes</text:p>
        </text:list-item>
        <text:list-item>
          <text:p text:style-name="P22">Make things Complex, not Complicated</text:p>
        </text:list-item>
        <text:list-item>
          <text:p text:style-name="P22">Draw from Student Desires - students will engage more with the material, feeling like the creations are their own.</text:p>
        </text:list-item>
      </text:list>
      <text:p text:style-name="First_20_paragraph"><text:span text:style-name="T2">LINK</text:span> The main concept of UMC is remixing a game to build. Scratch has been instrumental in bringing this methodology into clubs and classrooms as an explicit feature of its online community. FIND SOURCE</text:p>
      <text:h text:style-name="Heading_20_3" text:outline-level="3"><text:bookmark-start text:name="microworlds"/>Microworlds<text:bookmark-end text:name="microworlds"/></text:h>
      <text:h text:style-name="Heading_20_4" text:outline-level="4"><text:bookmark-start text:name="microworlds-as-an-embodiment-of-umc-and-other-constructionist-design-principles"/>Microworlds as an embodiment of UMC and other constructionist design principles<text:bookmark-end text:name="microworlds-as-an-embodiment-of-umc-and-other-constructionist-design-principles"/></text:h>
      <text:p text:style-name="First_20_paragraph">Papert’s concept of microworlds refers to simplified computer simulations or models that provide a controlled environment in which students can explore and experiment with maths or physics concepts in a concrete way <text:reference-mark-start text:name="ZOTERO_ITEM CSL_CITATION {&quot;citationID&quot;:&quot;oilakoyw&quot;,&quot;properties&quot;:{&quot;formattedCitation&quot;:&quot;(Papert, 1980, 1993; Harel and Papert, 1991)&quot;,&quot;plainCitation&quot;:&quot;(Papert, 1980,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2VE7aHNe5q"/>(Papert, 1980, 1993; Harel and Papert, 1991)<text:reference-mark-end text:name="ZOTERO_ITEM CSL_CITATION {&quot;citationID&quot;:&quot;oilakoyw&quot;,&quot;properties&quot;:{&quot;formattedCitation&quot;:&quot;(Papert, 1980, 1993; Harel and Papert, 1991)&quot;,&quot;plainCitation&quot;:&quot;(Papert, 1980, 1993; Harel and Papert, 1991)&quot;,&quot;noteIndex&quot;:0},&quot;citationItems&quot;:[{&quot;id&quot;:2018,&quot;uris&quot;:[&quot;http://zotero.org/users/1913249/items/P6QUTW6X&quot;,[&quot;http://zotero.org/users/1913249/items/P6QUTW6X&quot;]],&quot;itemData&quot;:{&quot;id&quot;:2018,&quot;type&quot;:&quot;book&quot;,&quot;call-number&quot;:&quot;BF311 .C657 1991&quot;,&quot;event-place&quot;:&quot;Norwood, N.J&quot;,&quot;ISBN&quot;:&quot;978-0-89391-785-2&quot;,&quot;number-of-pages&quot;:&quot;518&quot;,&quot;publisher&quot;:&quot;Ablex Pub. Corp&quot;,&quot;publisher-place&quot;:&quot;Norwood, N.J&quot;,&quot;source&quot;:&quot;Library of Congress ISBN&quot;,&quot;title&quot;:&quot;Constructionism: research reports and essays, 1985-1990&quot;,&quot;title-short&quot;:&quot;Constructionism&quot;,&quot;editor&quot;:[{&quot;family&quot;:&quot;Harel&quot;,&quot;given&quot;:&quot;Idit&quot;},{&quot;family&quot;:&quot;Papert&quot;,&quot;given&quot;:&quot;Seymour&quot;}],&quot;issued&quot;:{&quot;date-parts&quot;:[[&quot;1991&quot;]]},&quot;citation-key&quot;:&quot;harel_constructionism:_1991&quot;},&quot;prefix&quot;:&quot;&quot;,&quot;suffix&quot;:&quot;&quot;},{&quot;id&quot;:1691,&quot;uris&quot;:[&quot;http://zotero.org/users/1913249/items/FAVPGKNU&quot;,[&quot;http://zotero.org/users/1913249/items/FAVPGKNU&quot;]],&quot;itemData&quot;:{&quot;id&quot;:1691,&quot;type&quot;:&quot;book&quot;,&quot;call-number&quot;:&quot;QA20.C65 P36 1980&quot;,&quot;event-place&quot;:&quot;New York&quot;,&quot;ISBN&quot;:&quot;978-0-465-04627-0&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prefix&quot;:&quot;&quot;,&quot;suffix&quot;:&quot;&quot;},{&quot;id&quot;:1131,&quot;uris&quot;:[&quot;http://zotero.org/users/1913249/items/ZWUAZAZN&quot;,[&quot;http://zotero.org/users/1913249/items/ZWUAZAZN&quot;]],&quot;itemData&quot;:{&quot;id&quot;:1131,&quot;type&quot;:&quot;book&quot;,&quot;event-place&quot;:&quot;New York&quot;,&quot;ISBN&quot;:&quot;0-465-01830-0&quot;,&quot;language&quot;:&quot;English&quot;,&quot;publisher&quot;:&quot;BasicBooks&quot;,&quot;publisher-place&quot;:&quot;New York&quot;,&quot;source&quot;:&quot;Open WorldCat&quot;,&quot;title&quot;:&quot;The children's machine: rethinking school in the age of the computer&quot;,&quot;title-short&quot;:&quot;The children's machine&quot;,&quot;author&quot;:[{&quot;family&quot;:&quot;Papert&quot;,&quot;given&quot;:&quot;Seymour&quot;}],&quot;issued&quot;:{&quot;date-parts&quot;:[[&quot;1993&quot;]]},&quot;citation-key&quot;:&quot;papert_childrens_1993&quot;},&quot;prefix&quot;:&quot;&quot;,&quot;suffix&quot;:&quot;&quot;}],&quot;schema&quot;:&quot;https://github.com/citation-style-language/schema/raw/master/csl-citation.json&quot;} RND2VE7aHNe5q"/>.</text:p>
      <text:p text:style-name="Text_20_body"><text:soft-page-break/>Mircoworlds can be seen as the germ from which constructionist principles came in to focus <text:reference-mark-start text:name="ZOTERO_ITEM CSL_CITATION {&quot;citationID&quot;:&quot;lgychtmw&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POW7VeBpFs"/>(Kafai and Resnick, 1996; Kafai and Burke, 2014b)<text:reference-mark-end text:name="ZOTERO_ITEM CSL_CITATION {&quot;citationID&quot;:&quot;lgychtmw&quot;,&quot;properties&quot;:{&quot;formattedCitation&quot;:&quot;(Kafai and Resnick, 1996; Kafai and Burke, 2014b)&quot;,&quot;plainCitation&quot;:&quot;(Kafai and Resnick, 1996; Kafai and Burke, 2014b)&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id&quot;:2899,&quot;uris&quot;:[&quot;http://zotero.org/users/1913249/items/TNXYTNL9&quot;,[&quot;http://zotero.org/users/1913249/items/TNXYTNL9&quot;]],&quot;itemData&quot;:{&quot;id&quot;:2899,&quot;type&quot;:&quot;paper-conference&quot;,&quot;abstract&quot;:&quot;This conceptual paper argues that recent developments in K-12 programming education signal a new agenda in which learning to code has shifted from being a predominantly individualistic approach to one that is decidedly culturally grounded in the social creation and sharing of digital media. While this approach toward computing was long-advocated by Seymour Papert—most famously in his book Mindstorms—this paper posits that his vision is at last coming into fruition with the plethora of coding communities and making activities that are increasingly garnering more youth into the potential of code as a unique tool to make and share digitally. These developments connect to current call for computational thinking but re-frame it as computational participation to leverage social connectivity inherent in the digital world of the 21st century. Drawing from extensive examples of our and others' research, this paper highlight four dimensions of computational participation: (1) from writing code to creating applications, (2) from composing from scratch to remixing others' work, (3) from designing tools to facilitating communities, and last, (4) from screen to tangibles. Discussion turns to how communities, schools, and educators can help broadening computational participation.&quot;,&quot;source&quot;:&quot;ResearchGate&quot;,&quot;title&quot;:&quot;Mindstorms 2.0 Children, Programming, and Computational Participation&quot;,&quot;author&quot;:[{&quot;family&quot;:&quot;Kafai&quot;,&quot;given&quot;:&quot;Yasmin&quot;},{&quot;family&quot;:&quot;Burke&quot;,&quot;given&quot;:&quot;Quinn&quot;}],&quot;issued&quot;:{&quot;date-parts&quot;:[[&quot;2014&quot;,8,1]]},&quot;citation-key&quot;:&quot;kafai_mindstorms_2014&quot;},&quot;prefix&quot;:&quot;&quot;,&quot;suffix&quot;:&quot;&quot;}],&quot;schema&quot;:&quot;https://github.com/citation-style-language/schema/raw/master/csl-citation.json&quot;} RNDPOW7VeBpFs"/>.</text:p>
      <text:p text:style-name="Text_20_body">Papert argued that microworlds could help students develop computational thinking skills by providing them with concrete objects and opportunities to experiment with computational processes and to reflect on their own thinking. Via microworlds, students engage in hands-on learning, to develop a deeper and more meaningful understanding of the concepts they were studying.</text:p>
      <text:p text:style-name="Text_20_body">While, examples of a Microworlds are diverse <text:reference-mark-start text:name="ZOTERO_ITEM CSL_CITATION {&quot;citationID&quot;:&quot;ndfuwplo&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NNI6vq2IAP"/>(Rieber, 2004)<text:reference-mark-end text:name="ZOTERO_ITEM CSL_CITATION {&quot;citationID&quot;:&quot;ndfuwplo&quot;,&quot;properties&quot;:{&quot;formattedCitation&quot;:&quot;(Rieber, 2004)&quot;,&quot;plainCitation&quot;:&quot;(Rieber, 2004)&quot;,&quot;noteIndex&quot;:0},&quot;citationItems&quot;:[{&quot;id&quot;:9063,&quot;uris&quot;:[&quot;http://zotero.org/users/1913249/items/GEI24XM2&quot;,[&quot;http://zotero.org/users/1913249/items/GEI24XM2&quot;]],&quot;itemData&quot;:{&quot;id&quot;:9063,&quot;type&quot;:&quot;chapter&quot;,&quot;abstract&quot;:&quot;The introduction and spread of computer technology in schools\nsince about 1980 have led to a vast assortment of educational\nsoftware. Most of this software is instructional in nature, based\non the paradigm of “explain, practice, and test.” However, another, much smaller collection of software, known as microworlds, is based on very different principles, those of invention, play, and discovery. Instead of seeking to give students\nknowledge passed down from one generation to the next as efﬁciently as possible, the aim is to give students the resources to\nbuild and reﬁne their own knowledge in personal and meaningful ways. The epistemology underlying microworlds is known\nas constructivism (Jonassen, 1991b). Once considered a peripheral movement in education, constructivist approaches to learning and education are now more widely endorsed and increasingly viable, due largely to advances in computer technology.\nWhile not negating the role of instruction, constructivist perspectives place central importance on a person’s interaction in\na domain and the relationship of this interaction with the person’s prior knowledge.1 A constructivist learning environment\nis characterized by students learning through active engagement, with encouragement, support, and resources to enable\nthem to construct and communicate what they know and how\nthey know it to others in a social context (Tinker &amp; Thornton,\n1992).&quot;,&quot;container-title&quot;:&quot;Handbook of Research on Educational Communications and Technology&quot;,&quot;edition&quot;:&quot;2&quot;,&quot;ISBN&quot;:&quot;978-1-4106-0951-9&quot;,&quot;note&quot;:&quot;number-of-pages: 21&quot;,&quot;publisher&quot;:&quot;Routledge&quot;,&quot;title&quot;:&quot;Microworlds&quot;,&quot;author&quot;:[{&quot;family&quot;:&quot;Rieber&quot;,&quot;given&quot;:&quot;Lloyd P.&quot;}],&quot;issued&quot;:{&quot;date-parts&quot;:[[&quot;2004&quot;]]},&quot;citation-key&quot;:&quot;rieber_microworlds_2004&quot;},&quot;prefix&quot;:&quot;&quot;,&quot;suffix&quot;:&quot;&quot;}],&quot;schema&quot;:&quot;https://github.com/citation-style-language/schema/raw/master/csl-citation.json&quot;} RNDNNI6vq2IAP"/>, a Turtle drawing world using LOGO can be used here as an example. In the Mathland of the turtle which speaks only LOGO, children are drawn to speak LOGO to progress. The affordances of the physical turtle provide visible motivation.</text:p>
      <text:p text:style-name="Text_20_body">The work of Papert and the concept of microworlds continue to be influential in the field of educational technology <text:reference-mark-start text:name="ZOTERO_ITEM CSL_CITATION {&quot;citationID&quot;:&quot;szmnncdb&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bLrh6xilGz"/>(Kafai and Resnick, 1996)<text:reference-mark-end text:name="ZOTERO_ITEM CSL_CITATION {&quot;citationID&quot;:&quot;szmnncdb&quot;,&quot;properties&quot;:{&quot;formattedCitation&quot;:&quot;(Kafai and Resnick, 1996)&quot;,&quot;plainCitation&quot;:&quot;(Kafai and Resnick, 1996)&quot;,&quot;noteIndex&quot;:0},&quot;citationItems&quot;:[{&quot;id&quot;:1746,&quot;uris&quot;:[&quot;http://zotero.org/users/1913249/items/MITIR6EX&quot;,[&quot;http://zotero.org/users/1913249/items/MITIR6EX&quot;]],&quot;itemData&quot;:{&quot;id&quot;:1746,&quot;type&quot;:&quot;book&quot;,&quot;abstract&quot;:&quot;The digital revolution necessitates, but also makes possible, radical changes in how and what we learn. This book describes a set of innovative educational research projects at the MIT Media Laboratory, illustrating how new computational technologies can transform our conceptions of learning, education, and knowledge. The book draws on real-world education experiments conducted in formal and informal contexts: from inner-city schools and university labs to neighborhoods and after-school clubhouses. The papers in this book are divided in four interrelated sections as follows:   * Perspectives in Constructionism further develops the intellectual underpinnings of constructionist theory. This section looks closely at the role of perspective-taking in learning and discusses how both cognitive and affective processes play a central role in building connections between old and new knowledge.  * Learning through Design analyzes the relationship between designing and learning, and discusses ways that design activities can provide personally meaningful contexts for learning. This section investigates how and why children can learn through the processes of constructing artifacts such as games, textile patterns, robots and interactive devices.  * Learning in Communities focuses on the social aspects of constructionist learning, recognizing that how people learn is deeply influenced by the communities and cultures with which they interact. It examines the nature of learning in classroom, inner-city, and virtual communities.  * Learning about Systems examines how students make sense of biological, technological, and mathematical systems. This section explores the conceptual and epistemological barriers to learning about feedback, self-organization, and probability, and it discusses new technological tools and activities that can help people develop new ways of thinking about these phenomena.&quot;,&quot;edition&quot;:&quot;1 edition&quot;,&quot;event-place&quot;:&quot;Mahwah, N.J&quot;,&quot;ISBN&quot;:&quot;978-0-8058-1985-4&quot;,&quot;language&quot;:&quot;English&quot;,&quot;number-of-pages&quot;:&quot;360&quot;,&quot;publisher&quot;:&quot;Routledge&quot;,&quot;publisher-place&quot;:&quot;Mahwah, N.J&quot;,&quot;source&quot;:&quot;Amazon&quot;,&quot;title&quot;:&quot;Constructionism in Practice: Designing, Thinking, and Learning in A Digital World&quot;,&quot;title-short&quot;:&quot;Constructionism in Practice&quot;,&quot;author&quot;:[{&quot;family&quot;:&quot;Kafai&quot;,&quot;given&quot;:&quot;Yasmin B.&quot;},{&quot;family&quot;:&quot;Resnick&quot;,&quot;given&quot;:&quot;Mitchel&quot;}],&quot;issued&quot;:{&quot;date-parts&quot;:[[&quot;1996&quot;,1,4]]},&quot;citation-key&quot;:&quot;kafai_constructionism_1996-1&quot;},&quot;prefix&quot;:&quot;&quot;,&quot;suffix&quot;:&quot;&quot;}],&quot;schema&quot;:&quot;https://github.com/citation-style-language/schema/raw/master/csl-citation.json&quot;} RNDbLrh6xilGz"/>.</text:p>
      <text:p text:style-name="Text_20_body">Today, microworlds are used in a variety of educational settings, from primary schools, afterschool clubs and universities. However, the use of microworlds in traditional school settings is not unproblematic <text:reference-mark-start text:name="ZOTERO_ITEM CSL_CITATION {&quot;citationID&quot;:&quot;fubtibvj&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loaELUnvmC"/>(Papert, 2002)<text:reference-mark-end text:name="ZOTERO_ITEM CSL_CITATION {&quot;citationID&quot;:&quot;fubtibvj&quot;,&quot;properties&quot;:{&quot;formattedCitation&quot;:&quot;(Papert, 2002)&quot;,&quot;plainCitation&quot;:&quot;(Papert, 2002)&quot;,&quot;noteIndex&quot;:0},&quot;citationItems&quot;:[{&quot;id&quot;:9055,&quot;uris&quot;:[&quot;http://zotero.org/users/1913249/items/J9XFMA4M&quot;,[&quot;http://zotero.org/users/1913249/items/J9XFMA4M&quot;]],&quot;itemData&quot;:{&quot;id&quot;:9055,&quot;type&quot;:&quot;article-journal&quot;,&quot;container-title&quot;:&quot;Journal of Educational Computing Research&quot;,&quot;DOI&quot;:&quot;10.2190/XG11-B72E-JK04-K8TA&quot;,&quot;ISSN&quot;:&quot;0735-6331, 1541-4140&quot;,&quot;issue&quot;:&quot;1&quot;,&quot;journalAbbreviation&quot;:&quot;Journal of Educational Computing Research&quot;,&quot;language&quot;:&quot;en&quot;,&quot;page&quot;:&quot;7-27&quot;,&quot;source&quot;:&quot;DOI.org (Crossref)&quot;,&quot;title&quot;:&quot;The Turtle's Long Slow Trip: Macro-Educological Perspectives on Microworlds&quot;,&quot;title-short&quot;:&quot;The Turtle's Long Slow Trip&quot;,&quot;URL&quot;:&quot;http://journals.sagepub.com/doi/10.2190/XG11-B72E-JK04-K8TA&quot;,&quot;volume&quot;:&quot;27&quot;,&quot;author&quot;:[{&quot;family&quot;:&quot;Papert&quot;,&quot;given&quot;:&quot;Seymour&quot;}],&quot;accessed&quot;:{&quot;date-parts&quot;:[[&quot;2023&quot;,10,24]]},&quot;issued&quot;:{&quot;date-parts&quot;:[[&quot;2002&quot;,7]]},&quot;citation-key&quot;:&quot;papert_turtles_2002&quot;},&quot;prefix&quot;:&quot;&quot;,&quot;suffix&quot;:&quot;&quot;}],&quot;schema&quot;:&quot;https://github.com/citation-style-language/schema/raw/master/csl-citation.json&quot;} RNDloaELUnvmC"/>. There is a danger that the potential is ‘trivialised’<text:reference-mark-start text:name="ZOTERO_ITEM CSL_CITATION {&quot;citationID&quot;:&quot;isoqtocd&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d6ByKOVEj4"/>(Hoyles, 1993)<text:reference-mark-end text:name="ZOTERO_ITEM CSL_CITATION {&quot;citationID&quot;:&quot;isoqtocd&quot;,&quot;properties&quot;:{&quot;formattedCitation&quot;:&quot;(Hoyles, 1993)&quot;,&quot;plainCitation&quot;:&quot;(Hoyles, 1993)&quot;,&quot;noteIndex&quot;:0},&quot;citationItems&quot;:[{&quot;id&quot;:9056,&quot;uris&quot;:[&quot;http://zotero.org/users/1913249/items/WN6ID63D&quot;,[&quot;http://zotero.org/users/1913249/items/WN6ID63D&quot;]],&quot;itemData&quot;:{&quot;id&quot;:9056,&quot;type&quot;:&quot;paper-conference&quot;,&quot;abstract&quot;:&quot;This chapter is about microworlds - about computational worlds where mathematical ideas are expressed and developed. It will seek to show how the very essence of these worlds is moulded and shaped by the discourses into which they are inserted - whether the research community or the school classroom. It raises the question what is a microworld and will attempt to address it by tracing the etymology of the word. This story tracks the subtle changes in the meaning of ‘microworld’ - from its genesis within universities and research laboratories to its incorporation into school practice. The analysis demonstrates the difficulty in attempting to characterise a microworld in ontological terms, seeking rather to identify how and why different characteristics have been taken on board as part of their adoption within various discourses. So where did the story begin?&quot;,&quot;collection-title&quot;:&quot;NATO ASI Series&quot;,&quot;container-title&quot;:&quot;Learning from Computers: Mathematics Education and Technology&quot;,&quot;DOI&quot;:&quot;10.1007/978-3-642-78542-9_1&quot;,&quot;event-place&quot;:&quot;Berlin, Heidelberg&quot;,&quot;ISBN&quot;:&quot;978-3-642-78542-9&quot;,&quot;language&quot;:&quot;en&quot;,&quot;page&quot;:&quot;1-17&quot;,&quot;publisher&quot;:&quot;Springer&quot;,&quot;publisher-place&quot;:&quot;Berlin, Heidelberg&quot;,&quot;source&quot;:&quot;Springer Link&quot;,&quot;title&quot;:&quot;Microworlds/Schoolworlds: The Transformation of an Innovation&quot;,&quot;title-short&quot;:&quot;Microworlds/Schoolworlds&quot;,&quot;author&quot;:[{&quot;family&quot;:&quot;Hoyles&quot;,&quot;given&quot;:&quot;Celia&quot;}],&quot;editor&quot;:[{&quot;family&quot;:&quot;Keitel&quot;,&quot;given&quot;:&quot;Christine&quot;},{&quot;family&quot;:&quot;Ruthven&quot;,&quot;given&quot;:&quot;Kenneth&quot;}],&quot;issued&quot;:{&quot;date-parts&quot;:[[&quot;1993&quot;]]},&quot;citation-key&quot;:&quot;hoyles_microworldsschoolworlds_1993&quot;},&quot;prefix&quot;:&quot;&quot;,&quot;suffix&quot;:&quot;&quot;}],&quot;schema&quot;:&quot;https://github.com/citation-style-language/schema/raw/master/csl-citation.json&quot;} RNDd6ByKOVEj4"/> into a vehicle for instruction based processes aimed narrowed to teacher chosen curricular concepts.</text:p>
      <text:p text:style-name="Text_20_body">Resnick’s work on constructionist design principles via software and tinkering tools merits summary here. CF - introduction.</text:p>
      <text:h text:style-name="Heading_20_4" text:outline-level="4"><text:bookmark-start text:name="half-baked-games-as-microworlds"/>Half-baked games as Microworlds<text:bookmark-end text:name="half-baked-games-as-microworlds"/></text:h>
      <text:p text:style-name="First_20_paragraph">The concept of ‘half-baked’ games, which are incomplete or somehow deficient in a way which motivates learners to delve into the code and improve them offers a possible enchancement to the ‘Use-Modify-Create’ model []</text:p>
      <text:p text:style-name="Text_20_body">This concept of builds on Papert’s concept of micro world used a framework for making and coding.</text:p>
      <text:p text:style-name="Text_20_body">The focus of half-baked games is to design them in a way which encourages malleability of the code in directions that the learner may find interesting <text:reference-mark-start text:name="ZOTERO_ITEM CSL_CITATION {&quot;citationID&quot;:&quot;ioyurhul&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gwDBwHp014"/>(Kynigos, 2007; Kynigos and Yiannoutsou, 2018)<text:reference-mark-end text:name="ZOTERO_ITEM CSL_CITATION {&quot;citationID&quot;:&quot;ioyurhul&quot;,&quot;properties&quot;:{&quot;formattedCitation&quot;:&quot;(Kynigos, 2007; Kynigos and Yiannoutsou, 2018)&quot;,&quot;plainCitation&quot;:&quot;(Kynigos, 2007; Kynigos and Yiannoutsou, 2018)&quot;,&quot;noteIndex&quot;:0},&quot;citationItems&quot;:[{&quot;id&quot;:2765,&quot;uris&quot;:[&quot;http://zotero.org/users/1913249/items/49KSYPTU&quot;,[&quot;http://zotero.org/users/1913249/items/49KSYPTU&quot;]],&quot;itemData&quot;:{&quot;id&quot;:2765,&quot;type&quot;:&quot;article-journal&quot;,&quot;container-title&quot;:&quot;Informatics in Education - An International Journal&quot;,&quot;ISSN&quot;:&quot;1648-5831&quot;,&quot;issue&quot;:&quot;2&quot;,&quot;language&quot;:&quot;English&quot;,&quot;page&quot;:&quot;335-359&quot;,&quot;source&quot;:&quot;www.ceeol.com&quot;,&quot;title&quot;:&quot;Half-Baked Logo Microworlds as Boundary Objects in Integrated Design&quot;,&quot;URL&quot;:&quot;https://www.ceeol.com/search/article-detail?id=60016&quot;,&quot;volume&quot;:&quot;6&quot;,&quot;author&quot;:[{&quot;family&quot;:&quot;Kynigos&quot;,&quot;given&quot;:&quot;Chronis&quot;}],&quot;accessed&quot;:{&quot;date-parts&quot;:[[&quot;2018&quot;,9,15]]},&quot;issued&quot;:{&quot;date-parts&quot;:[[&quot;2007&quot;]]},&quot;citation-key&quot;:&quot;kynigos_half-baked_2007&quot;},&quot;prefix&quot;:&quot;&quot;,&quot;suffix&quot;:&quot;&quot;},{&quot;id&quot;:2576,&quot;uris&quot;:[&quot;http://zotero.org/users/1913249/items/KLB4BDFL&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gwDBwHp014"/>. Thus the original game designer makes complex decisions which highlight certain affordances of the game in a way which encourages the exploration of key concepts, in this case computational thinking.</text:p>
      <text:p text:style-name="Text_20_body">Kynigos and Yiannoutsou identify a progression in the type of CT skills being used as the processing of modifying the game progresses as part of the Use-Modify-Create model moving from elements like pattern recognition associated with reading of code to ones like a creating abstracted structures and sequencing their own algorithms. Kynigos also highlights the possibilities of half-baked artefacts to build learner dialogue around the problems at hand as as ‘a communicational tool to shape a common language within the community’ 2007, p. 336).</text:p>
      <text:h text:style-name="Heading_20_3" text:outline-level="3"><text:bookmark-start text:name="pair-programming-socialcollaborative-coding"/><text:soft-page-break/>Pair programming &amp; social/collaborative coding<text:bookmark-end text:name="pair-programming-socialcollaborative-coding"/></text:h>
      <text:p text:style-name="First_20_paragraph"><text:span text:style-name="T2">Pair Programming:</text:span> Pair Programming groups students in pairs and divide coding two into two roles. One student undertakes hands-on coding while the other is free to think about more the abstract design of the overall program. A benefit of pair programming is to increase coding confidence as students build their experience of the different roles involved in coding. To help novice coders teachers should model and break down the processes involved. Pair programming involves social learning elements and can model a greater choices for students in they way they solve problems. The process of building an identity in a community with the help of peers is key to a socio-cultural understanding of how learners pick up coding in a classroom (or other settings). The importance of a coding community is explored in another chapter in this collection on design and project approaches. A summary of pair programming roles and tips on how teachers can help learners to adopt them in present in a Quick Read document from NCCE.[^6]</text:p>
      <text:p text:style-name="Text_20_body">See Robertson</text:p>
      <text:p text:style-name="Text_20_body">Bring in limits and extension of research on pair programming to wider groups / more flexible processes <text:reference-mark-start text:name="ZOTERO_ITEM CSL_CITATION {&quot;citationID&quot;:&quot;jtnnmgzr&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ZvaelTx9un"/>(Preston, 2006)<text:reference-mark-end text:name="ZOTERO_ITEM CSL_CITATION {&quot;citationID&quot;:&quot;jtnnmgzr&quot;,&quot;properties&quot;:{&quot;formattedCitation&quot;:&quot;(Preston, 2006)&quot;,&quot;plainCitation&quot;:&quot;(Preston, 2006)&quot;,&quot;noteIndex&quot;:0},&quot;citationItems&quot;:[{&quot;id&quot;:8773,&quot;uris&quot;:[&quot;http://zotero.org/users/1913249/items/US4XDX97&quot;,[&quot;http://zotero.org/users/1913249/items/US4XDX97&quot;]],&quot;itemData&quot;:{&quot;id&quot;:8773,&quot;type&quot;:&quot;article-journal&quot;,&quot;abstract&quot;:&quot;Programming is a pillar of IT education; teaching programming is a major challenge of IT education. A significant amount of recent research has demonstrated the success of pair programming pedagogy in meeting this challenge. Pair programming is a key component of the Extreme Programming software development methodology. When used as pedagogy, pair programming is an instance of collaborative learning, a well-established technique for teaching complex, conceptual tasks. Research has documented the success of collaborative learning and has identified the critical attributes of successful collaborative learning approaches. This article uses a review of the research as a basis for recommended enhancements to ensure that pair programming pedagogy possesses the critical attributes of successful collaborative learning approaches.&quot;,&quot;container-title&quot;:&quot;ACM SIGITE Newsletter&quot;,&quot;DOI&quot;:&quot;10.1145/1113378.1113381&quot;,&quot;ISSN&quot;:&quot;2166-1685, 1550-1469&quot;,&quot;issue&quot;:&quot;1&quot;,&quot;journalAbbreviation&quot;:&quot;SIGITE Newsl.&quot;,&quot;language&quot;:&quot;en&quot;,&quot;page&quot;:&quot;16-21&quot;,&quot;source&quot;:&quot;DOI.org (Crossref)&quot;,&quot;title&quot;:&quot;Using collaborative learning research to enhance pair programming pedagogy&quot;,&quot;URL&quot;:&quot;https://dl.acm.org/doi/10.1145/1113378.1113381&quot;,&quot;volume&quot;:&quot;3&quot;,&quot;author&quot;:[{&quot;family&quot;:&quot;Preston&quot;,&quot;given&quot;:&quot;David&quot;}],&quot;accessed&quot;:{&quot;date-parts&quot;:[[&quot;2023&quot;,6,15]]},&quot;issued&quot;:{&quot;date-parts&quot;:[[&quot;2006&quot;,1]]},&quot;citation-key&quot;:&quot;preston_using_2006&quot;},&quot;prefix&quot;:&quot;&quot;,&quot;suffix&quot;:&quot;&quot;}],&quot;schema&quot;:&quot;https://github.com/citation-style-language/schema/raw/master/csl-citation.json&quot;} RNDZvaelTx9un"/> -</text:p>
      <text:p text:style-name="Text_20_body"><text:span text:style-name="T2">Concepts</text:span> - perhaps some of the underlying concepts like - joint problem spaces - resource interdependence from Preston</text:p>
      <text:h text:style-name="Heading_20_3" text:outline-level="3"><text:bookmark-start text:name="design-steps-frameworks-via-stages"/>Design steps frameworks via stages<text:bookmark-end text:name="design-steps-frameworks-via-stages"/></text:h>
      <text:p text:style-name="P4">Many design frameworks exist in diverse areas of production with varied degrees of adoption. One stream in CS stems from engineering and design thinking <text:reference-mark-start text:name="ZOTERO_ITEM CSL_CITATION {&quot;citationID&quot;:&quot;bvqjqhhx&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xHX23uFI2p"/><text:span text:style-name="T7">(Resnick, 2007; Brennan and Resnick, 2013; Wi̇Narno et al., 2020)</text:span><text:reference-mark-end text:name="ZOTERO_ITEM CSL_CITATION {&quot;citationID&quot;:&quot;bvqjqhhx&quot;,&quot;properties&quot;:{&quot;formattedCitation&quot;:&quot;(Resnick, 2007; Brennan and Resnick, 2013; Wi\\uc0\\u775{}Narno et al., 2020)&quot;,&quot;plainCitation&quot;:&quot;(Resnick, 2007; Brennan and Resnick, 2013; Wi̇Narno et al., 2020)&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id&quot;:1624,&quot;uris&quot;:[&quot;http://zotero.org/users/1913249/items/7KQUK5RV&quot;,[&quot;http://zotero.org/users/1913249/items/7KQUK5RV&quot;]],&quot;itemData&quot;:{&quot;id&quot;:1624,&quot;type&quot;:&quot;paper-conference&quot;,&quot;container-title&quot;:&quot;Proceedings of the 6th ACM SIGCHI conference on Creativity &amp; cognition&quot;,&quot;page&quot;:&quot;1–6&quot;,&quot;publisher&quot;:&quot;ACM&quot;,&quot;source&quot;:&quot;Google Scholar&quot;,&quot;title&quot;:&quot;All I really need to know (about creative thinking) I learned (by studying how children learn) in kindergarten&quot;,&quot;URL&quot;:&quot;http://dl.acm.org/citation.cfm?id=1254961&quot;,&quot;author&quot;:[{&quot;family&quot;:&quot;Resnick&quot;,&quot;given&quot;:&quot;Mitchel&quot;}],&quot;accessed&quot;:{&quot;date-parts&quot;:[[&quot;2017&quot;,3,14]]},&quot;issued&quot;:{&quot;date-parts&quot;:[[&quot;2007&quot;]]},&quot;citation-key&quot;:&quot;resnick_all_2007&quot;},&quot;prefix&quot;:&quot;&quot;,&quot;suffix&quot;:&quot;&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xHX23uFI2p"/>.</text:p>
      <text:p text:style-name="Text_20_body">A typical framework from teach engineering website (<text:span text:style-name="T2">noauthor_engineering_nodate?</text:span>), takes the form of</text:p>
      <text:p text:style-name="Preformatted_20_Text">Ask: Identify the Need &amp; Constraints;</text:p>
      <text:p text:style-name="Preformatted_20_Text">Research the Problem;</text:p>
      <text:p text:style-name="Preformatted_20_Text">Imagine: Develop Possible Solutions;</text:p>
      <text:p text:style-name="Preformatted_20_Text">Plan: Select a Promising Solution;</text:p>
      <text:p text:style-name="Preformatted_20_Text">Create: Build a Prototype;</text:p>
      <text:p text:style-name="Preformatted_20_Text">Test and Evaluate Prototype; and Improve: Redesign as Needed</text:p>
      <text:p text:style-name="First_20_paragraph">While the value of design thinking stages for educators planning sessions seems clear, there is little research exploring how the stages could be used by learners to scaffold their own design process when engaging in making digital products.</text:p>
      <text:p text:style-name="Text_20_body">Elements of this framework are included in early literature to help adoption of new computing curriculum in UK <text:reference-mark-start text:name="ZOTERO_ITEM CSL_CITATION {&quot;citationID&quot;:&quot;brkcvmyl&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TkyRe8kRfN"/>(Csizmadia et al., 2015)<text:reference-mark-end text:name="ZOTERO_ITEM CSL_CITATION {&quot;citationID&quot;:&quot;brkcvmyl&quot;,&quot;properties&quot;:{&quot;formattedCitation&quot;:&quot;(Csizmadia et al., 2015)&quot;,&quot;plainCitation&quot;:&quot;(Csizmadia et al., 2015)&quot;,&quot;noteIndex&quot;:0},&quot;citationItems&quot;:[{&quot;id&quot;:3915,&quot;uris&quot;:[&quot;http://zotero.org/users/1913249/items/KAAAUYZ8&quot;,[&quot;http://zotero.org/users/1913249/items/KAAAUYZ8&quot;]],&quot;itemData&quot;:{&quot;id&quot;:3915,&quot;type&quot;:&quot;report&quot;,&quot;title&quot;:&quot;Computational thinking - A guide for teachers&quot;,&quot;author&quot;:[{&quot;family&quot;:&quot;Csizmadia&quot;,&quot;given&quot;:&quot;Andrew&quot;},{&quot;family&quot;:&quot;Curzon&quot;,&quot;given&quot;:&quot;Paul&quot;},{&quot;family&quot;:&quot;Dorling&quot;,&quot;given&quot;:&quot;Mark&quot;},{&quot;family&quot;:&quot;Humphreys&quot;,&quot;given&quot;:&quot;Simon&quot;},{&quot;family&quot;:&quot;Ng&quot;,&quot;given&quot;:&quot;Thomas&quot;},{&quot;family&quot;:&quot;Selby&quot;,&quot;given&quot;:&quot;Cynthia&quot;},{&quot;family&quot;:&quot;Woollard&quot;,&quot;given&quot;:&quot;John&quot;}],&quot;issued&quot;:{&quot;date-parts&quot;:[[&quot;2015&quot;]]},&quot;citation-key&quot;:&quot;csizmadia_computational_2015&quot;},&quot;prefix&quot;:&quot;&quot;,&quot;suffix&quot;:&quot;&quot;}],&quot;schema&quot;:&quot;https://github.com/citation-style-language/schema/raw/master/csl-citation.json&quot;} RNDTkyRe8kRfN"/>. However little guidance is provide and not stream really followed up unlike the focus on computational thinking <text:reference-mark-start text:name="ZOTERO_ITEM CSL_CITATION {&quot;citationID&quot;:&quot;itayxbnt&quot;,&quot;properties&quot;:{&quot;formattedCitation&quot;:&quot;(Sentance and Csizmadia, 2015)&quot;,&quot;plainCitation&quot;:&quot;(Sentance and Csizmadia, 2015)&quot;,&quot;noteIndex&quot;:0},&quot;citationItems&quot;:[{&quot;id&quot;:3514,&quot;uris&quot;:[&quot;http://zotero.org/users/1913249/items/NFSDMJB8&quot;,[&quot;http://zotero.org/users/1913249/items/NFSDMJB8&quot;]],&quot;itemData&quot;:{&quot;id&quot;:3514,&quot;type&quot;:&quot;article-journal&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language&quot;:&quot;en&quot;,&quot;page&quot;:&quot;10&quot;,&quot;source&quot;:&quot;Zotero&quot;,&quot;title&quot;:&quot;Teachers’ perspectives on successful strategies for teaching Computing in school&quot;,&quot;author&quot;:[{&quot;family&quot;:&quot;Sentance&quot;,&quot;given&quot;:&quot;Sue&quot;},{&quot;family&quot;:&quot;Csizmadia&quot;,&quot;given&quot;:&quot;Andrew&quot;}],&quot;issued&quot;:{&quot;date-parts&quot;:[[&quot;2015&quot;]]},&quot;citation-key&quot;:&quot;sentance_teachers_2015&quot;},&quot;prefix&quot;:&quot;&quot;,&quot;suffix&quot;:&quot;&quot;}],&quot;schema&quot;:&quot;https://github.com/citation-style-language/schema/raw/master/csl-citation.json&quot;} RNDw3dw21wZ1l"/>(Sentance and Csizmadia, 2015)<text:reference-mark-end text:name="ZOTERO_ITEM CSL_CITATION {&quot;citationID&quot;:&quot;itayxbnt&quot;,&quot;properties&quot;:{&quot;formattedCitation&quot;:&quot;(Sentance and Csizmadia, 2015)&quot;,&quot;plainCitation&quot;:&quot;(Sentance and Csizmadia, 2015)&quot;,&quot;noteIndex&quot;:0},&quot;citationItems&quot;:[{&quot;id&quot;:3514,&quot;uris&quot;:[&quot;http://zotero.org/users/1913249/items/NFSDMJB8&quot;,[&quot;http://zotero.org/users/1913249/items/NFSDMJB8&quot;]],&quot;itemData&quot;:{&quot;id&quot;:3514,&quot;type&quot;:&quot;article-journal&quot;,&quot;abstract&quot;:&quot;With the introduction of Computing into the school curriculum in England, experienced teachers are having to teach it for the first time. This raises a number of questions, including whether teachers need to adapt their existing pedagogical strategies to deliver Computing in the curriculum. In this paper we address this particular question through an analysis of qualitative statements made about how to teach Computing by over 300 in-service teachers, who contributed as part of a larger survey. We identify a range of pedagogical strategies that teachers use in practice which can be categorised into the five areas of contextualised learning, computational thinking skills development, code manipulation, working collaboratively and learning away from the computer. We suggest that focusing on the use of a range of these strategies could help teachers to feel more confident in the Computing classroom.&quot;,&quot;language&quot;:&quot;en&quot;,&quot;page&quot;:&quot;10&quot;,&quot;source&quot;:&quot;Zotero&quot;,&quot;title&quot;:&quot;Teachers’ perspectives on successful strategies for teaching Computing in school&quot;,&quot;author&quot;:[{&quot;family&quot;:&quot;Sentance&quot;,&quot;given&quot;:&quot;Sue&quot;},{&quot;family&quot;:&quot;Csizmadia&quot;,&quot;given&quot;:&quot;Andrew&quot;}],&quot;issued&quot;:{&quot;date-parts&quot;:[[&quot;2015&quot;]]},&quot;citation-key&quot;:&quot;sentance_teachers_2015&quot;},&quot;prefix&quot;:&quot;&quot;,&quot;suffix&quot;:&quot;&quot;}],&quot;schema&quot;:&quot;https://github.com/citation-style-language/schema/raw/master/csl-citation.json&quot;} RNDw3dw21wZ1l"/></text:p>
      <text:p text:style-name="Text_20_body">Resnick and Brennan <text:reference-mark-start text:name="ZOTERO_ITEM CSL_CITATION {&quot;citationID&quot;:&quot;vqkrfdur&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z7BLmFT0Hp"/>(Brennan and Resnick, 2013)<text:reference-mark-end text:name="ZOTERO_ITEM CSL_CITATION {&quot;citationID&quot;:&quot;vqkrfdur&quot;,&quot;properties&quot;:{&quot;formattedCitation&quot;:&quot;(Brennan and Resnick, 2013)&quot;,&quot;plainCitation&quot;:&quot;(Brennan and Resnick, 2013)&quot;,&quot;noteIndex&quot;:0},&quot;citationItems&quot;:[{&quot;id&quot;:270,&quot;uris&quot;:[&quot;http://zotero.org/users/1913249/items/BYSB7AMS&quot;,[&quot;http://zotero.org/users/1913249/items/BYSB7AMS&quot;]],&quot;itemData&quot;:{&quot;id&quot;:270,&quot;type&quot;:&quot;chapter&quot;,&quot;container-title&quot;:&quot;Emerging Technologies for the Classroom&quot;,&quot;event-place&quot;:&quot;New York, NY&quot;,&quot;ISBN&quot;:&quot;978-1-4614-4695-8&quot;,&quot;language&quot;:&quot;en&quot;,&quot;note&quot;:&quot;DOI: 10.1007/978-1-4614-4696-5_17&quot;,&quot;page&quot;:&quot;253-268&quot;,&quot;publisher&quot;:&quot;Springer New York&quot;,&quot;publisher-place&quot;:&quot;New York, NY&quot;,&quot;source&quot;:&quot;Crossref&quot;,&quot;title&quot;:&quot;Imagining, Creating, Playing, Sharing, Reflecting: How Online Community Supports Young People as Designers of Interactive Media&quot;,&quot;title-short&quot;:&quot;Imagining, Creating, Playing, Sharing, Reflecting&quot;,&quot;URL&quot;:&quot;http://link.springer.com/10.1007/978-1-4614-4696-5_17&quot;,&quot;editor&quot;:[{&quot;family&quot;:&quot;Mouza&quot;,&quot;given&quot;:&quot;Chrystalla&quot;},{&quot;family&quot;:&quot;Lavigne&quot;,&quot;given&quot;:&quot;Nancy&quot;}],&quot;author&quot;:[{&quot;family&quot;:&quot;Brennan&quot;,&quot;given&quot;:&quot;Karen&quot;},{&quot;family&quot;:&quot;Resnick&quot;,&quot;given&quot;:&quot;Mitchel&quot;}],&quot;accessed&quot;:{&quot;date-parts&quot;:[[&quot;2018&quot;,4,22]]},&quot;issued&quot;:{&quot;date-parts&quot;:[[&quot;2013&quot;]]},&quot;citation-key&quot;:&quot;mouza_imagining_2013&quot;},&quot;prefix&quot;:&quot;&quot;,&quot;suffix&quot;:&quot;&quot;}],&quot;schema&quot;:&quot;https://github.com/citation-style-language/schema/raw/master/csl-citation.json&quot;} RNDz7BLmFT0Hp"/> focus on the affordances of tools and communties to support all aspects of students work on design stages without suggesting any processes from a teacher of student perspective.</text:p>
      <text:p text:style-name="Text_20_body"><text:soft-page-break/>One exception is the work of Zainal et al <text:reference-mark-start text:name="ZOTERO_ITEM CSL_CITATION {&quot;citationID&quot;:&quot;erqlzewy&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tM3a0sEPVW"/>(Zainal et al., 2021)<text:reference-mark-end text:name="ZOTERO_ITEM CSL_CITATION {&quot;citationID&quot;:&quot;erqlzewy&quot;,&quot;properties&quot;:{&quot;formattedCitation&quot;:&quot;(Zainal et al., 2021)&quot;,&quot;plainCitation&quot;:&quot;(Zainal et al., 2021)&quot;,&quot;noteIndex&quot;:0},&quot;citationItems&quot;:[{&quot;id&quot;:9662,&quot;uris&quot;:[&quot;http://zotero.org/users/1913249/items/8ZFQP4RG&quot;,[&quot;http://zotero.org/users/1913249/items/8ZFQP4RG&quot;]],&quot;itemData&quot;:{&quot;id&quot;:9662,&quot;type&quot;:&quot;article-journal&quot;,&quot;abstract&quot;:&quot;Internet of Things (IoT)&amp;nbsp; is one of the keys for the Fourth Industrial Revolution (IR4.0) which refers to the use of intelligently connected devices and systems by embedded sensors and actuators in machines and other physical objects. With the pace of rapid IoT adoption, the demand for skilled IoT developers rises in tandem. This paper review the integration of design thinking as a pedagogical in IoT programming education. &amp;nbsp;Topics on challenges in developing IoT systems, models, or frameworks for learning IoT programming, design thinking, design thinking approach in IoT system prototype development and teaching strategy technique have been discussed.\n&amp;nbsp;&quot;,&quot;container-title&quot;:&quot;International Journal of Advanced Research in Future Ready Learning and Education&quot;,&quot;issue&quot;:&quot;1&quot;,&quot;language&quot;:&quot;en&quot;,&quot;license&quot;:&quot;Copyright (c) 2021 International Journal of Advanced Research in Future Ready Learning and Education&quot;,&quot;note&quot;:&quot;number: 1&quot;,&quot;page&quot;:&quot;28-38&quot;,&quot;source&quot;:&quot;akademiabaru.com&quot;,&quot;title&quot;:&quot;Review of Design Thinking Approach in Learning IoT Programming&quot;,&quot;URL&quot;:&quot;https://akademiabaru.com/submit/index.php/frle/article/view/4204&quot;,&quot;volume&quot;:&quot;24&quot;,&quot;author&quot;:[{&quot;family&quot;:&quot;Zainal&quot;,&quot;given&quot;:&quot;Salbiah&quot;},{&quot;family&quot;:&quot;Yusoff&quot;,&quot;given&quot;:&quot;Rasimah Che Mohd&quot;},{&quot;family&quot;:&quot;Abas&quot;,&quot;given&quot;:&quot;Hafiza&quot;},{&quot;family&quot;:&quot;Yaacub&quot;,&quot;given&quot;:&quot;Suraya&quot;},{&quot;family&quot;:&quot;Zainuddin&quot;,&quot;given&quot;:&quot;Norziha Megat&quot;}],&quot;accessed&quot;:{&quot;date-parts&quot;:[[&quot;2024&quot;,7,17]]},&quot;issued&quot;:{&quot;date-parts&quot;:[[&quot;2021&quot;,11,27]]},&quot;citation-key&quot;:&quot;zainal_review_2021&quot;},&quot;prefix&quot;:&quot;&quot;,&quot;suffix&quot;:&quot;&quot;}],&quot;schema&quot;:&quot;https://github.com/citation-style-language/schema/raw/master/csl-citation.json&quot;} RNDtM3a0sEPVW"/>, using the Stanford dschool design thinking framework <text:reference-mark-start text:name="ZOTERO_ITEM CSL_CITATION {&quot;citationID&quot;:&quot;kryqmvxp&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lEDnwuPS03"/>(Dam, 2024)<text:reference-mark-end text:name="ZOTERO_ITEM CSL_CITATION {&quot;citationID&quot;:&quot;kryqmvxp&quot;,&quot;properties&quot;:{&quot;formattedCitation&quot;:&quot;(Dam, 2024)&quot;,&quot;plainCitation&quot;:&quot;(Dam, 2024)&quot;,&quot;noteIndex&quot;:0},&quot;citationItems&quot;:[{&quot;id&quot;:9671,&quot;uris&quot;:[&quot;http://zotero.org/users/1913249/items/HRYVPW67&quot;,[&quot;http://zotero.org/users/1913249/items/HRYVPW67&quot;]],&quot;itemData&quot;:{&quot;id&quot;:9671,&quot;type&quot;:&quot;webpage&quot;,&quot;abstract&quot;:&quot;The Design Thinking process is a human-centered, iterative methodology that designers use to solve problems. It has 5 steps—Empathize, Define, Ideate, Prototype and Test.&quot;,&quot;container-title&quot;:&quot;The Interaction Design Foundation&quot;,&quot;language&quot;:&quot;en&quot;,&quot;title&quot;:&quot;The 5 Stages in the Design Thinking Process&quot;,&quot;URL&quot;:&quot;https://www.interaction-design.org/literature/article/5-stages-in-the-design-thinking-process&quot;,&quot;author&quot;:[{&quot;family&quot;:&quot;Dam&quot;,&quot;given&quot;:&quot;Rikke Friis&quot;}],&quot;accessed&quot;:{&quot;date-parts&quot;:[[&quot;2024&quot;,7,17]]},&quot;issued&quot;:{&quot;date-parts&quot;:[[&quot;2024&quot;,7,18]]},&quot;citation-key&quot;:&quot;dam_5_2024&quot;},&quot;prefix&quot;:&quot;&quot;,&quot;suffix&quot;:&quot;&quot;}],&quot;schema&quot;:&quot;https://github.com/citation-style-language/schema/raw/master/csl-citation.json&quot;} RNDlEDnwuPS03"/> to structure the work on students in undertaking IoT project work.</text:p>
      <text:p text:style-name="P35">A wider review of design framework in STEM settings details discussion of varied definitions of stages themselves but less relating to the impact of the pedagogical use of design stages on learners <text:reference-mark-start text:name="ZOTERO_ITEM CSL_CITATION {&quot;citationID&quot;:&quot;qdukcdwz&quot;,&quot;properties&quot;:{&quot;formattedCitation&quot;:&quot;(Wi\\uc0\\u775{}Narno et al., 2020)&quot;,&quot;plainCitation&quot;:&quot;(Wi̇Narno et al., 2020)&quot;,&quot;noteIndex&quot;:0},&quot;citationItems&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bue90p4LSV"/><text:span text:style-name="T7">(Wi̇Narno et al., 2020)</text:span><text:reference-mark-end text:name="ZOTERO_ITEM CSL_CITATION {&quot;citationID&quot;:&quot;qdukcdwz&quot;,&quot;properties&quot;:{&quot;formattedCitation&quot;:&quot;(Wi\\uc0\\u775{}Narno et al., 2020)&quot;,&quot;plainCitation&quot;:&quot;(Wi̇Narno et al., 2020)&quot;,&quot;noteIndex&quot;:0},&quot;citationItems&quot;:[{&quot;id&quot;:8765,&quot;uris&quot;:[&quot;http://zotero.org/users/1913249/items/S78ZPG6I&quot;,[&quot;http://zotero.org/users/1913249/items/S78ZPG6I&quot;]],&quot;itemData&quot;:{&quot;id&quot;:8765,&quot;type&quot;:&quot;article-journal&quot;,&quot;abstract&quot;:&quot;Engineering is one of the crucial parts of STEM Education. The Engineering Design Process (EDP) is a new trend within science education reform. Most science teachers lack information regarding the usage of EDP in learning science. This study aims to review 40 articles from reputable international journals such as indexed by Scopus and Web of Science (WoS), which explains the steps of the EDP used in science education. The articles selected for review were the ones published in the last ten years, from 2011 to 2020. Some previous literature review studies focused on the EDP through project-oriented capstone courses, the EDP in middle school settings, and how to implement the EDP in science learning. However, this study focuses on the steps of the EDP used in science education (Science, Physics, Biology, Chemistry, and a combination of science with other disciplines). In addition, this research also explains the strengths and weaknesses of EDP in science education. The research approach used was a systematic literature review. This study analyzed the representation of research according to their general characteristics consists of type of publication, year of publication, country, research approach, educational level, and science content. This study found that research on the EDP that is implemented at the university level is still limited, especially on subjects related to interdisciplinary knowledge. Furthermore, the steps of the EDP used in science education differ from one research to another. The most commonly used steps of the EDP are defining the problem, building, testing, evaluating, and redesigning. There are also several obstacles to the implementation of the EDP in science education. Regardless, the implementation has a positive influence on students, undergraduate students, teachers, or others. The results of this study provide an overview of how to implement the EDP in science education. Thus, it can be used as a reference for stakeholders in the field of science education when implementing EDP in their learning.&quot;,&quot;container-title&quot;:&quot;Journal for the Education of Gifted Young Scientists&quot;,&quot;DOI&quot;:&quot;10.17478/jegys.766201&quot;,&quot;ISSN&quot;:&quot;2149-360X&quot;,&quot;issue&quot;:&quot;4&quot;,&quot;language&quot;:&quot;en&quot;,&quot;page&quot;:&quot;1345-1360&quot;,&quot;source&quot;:&quot;DOI.org (Crossref)&quot;,&quot;title&quot;:&quot;The steps of the Engineering Design Process (EDP) in science education: A systematic literature review&quot;,&quot;title-short&quot;:&quot;The steps of the Engineering Design Process (EDP) in science education&quot;,&quot;URL&quot;:&quot;http://dergipark.org.tr/en/doi/10.17478/jegys.766201&quot;,&quot;volume&quot;:&quot;8&quot;,&quot;author&quot;:[{&quot;family&quot;:&quot;Wi̇Narno&quot;,&quot;given&quot;:&quot;Nanang&quot;},{&quot;family&quot;:&quot;Rusdi̇Ana&quot;,&quot;given&quot;:&quot;Dadi&quot;},{&quot;family&quot;:&quot;Samsudi̇N&quot;,&quot;given&quot;:&quot;Achmad&quot;},{&quot;family&quot;:&quot;Susi̇Lowati̇&quot;,&quot;given&quot;:&quot;Eko&quot;},{&quot;family&quot;:&quot;Ahmad&quot;,&quot;given&quot;:&quot;Nur&quot;},{&quot;family&quot;:&quot;Afi̇Fah&quot;,&quot;given&quot;:&quot;Ratih Mega Ayu&quot;}],&quot;accessed&quot;:{&quot;date-parts&quot;:[[&quot;2023&quot;,6,14]]},&quot;issued&quot;:{&quot;date-parts&quot;:[[&quot;2020&quot;,12,15]]},&quot;citation-key&quot;:&quot;winarno_steps_2020-1&quot;},&quot;prefix&quot;:&quot;&quot;,&quot;suffix&quot;:&quot;&quot;}],&quot;schema&quot;:&quot;https://github.com/citation-style-language/schema/raw/master/csl-citation.json&quot;} RNDbue90p4LSV"/>.</text:p>
      <text:p text:style-name="Text_20_body">The authours, note the lack of research investigating the potential of this approach and call for more work to be done in this area. ADD TO THE PROBLEMS STATEMENT.</text:p>
      <text:h text:style-name="Heading_20_3" text:outline-level="3"><text:bookmark-start text:name="design-patterns"/>Design patterns<text:bookmark-end text:name="design-patterns"/></text:h>
      <text:p text:style-name="First_20_paragraph">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text:p>
      <text:p text:style-name="Text_20_body">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text:p>
      <text:p text:style-name="Text_20_body">The concept of computational design patterns is well explored in the professional literature of computer programming and design <text:reference-mark-start text:name="ZOTERO_ITEM CSL_CITATION {&quot;citationID&quot;:&quot;ygxzepez&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SvAi34lOXJ"/>(Gamma et al., 1995)<text:reference-mark-end text:name="ZOTERO_ITEM CSL_CITATION {&quot;citationID&quot;:&quot;ygxzepez&quot;,&quot;properties&quot;:{&quot;formattedCitation&quot;:&quot;(Gamma et al., 1995)&quot;,&quot;plainCitation&quot;:&quot;(Gamma et al., 1995)&quot;,&quot;noteIndex&quot;:0},&quot;citationItems&quot;:[{&quot;id&quot;:3100,&quot;uris&quot;:[&quot;http://zotero.org/users/1913249/items/6QPK4CLR&quot;,[&quot;http://zotero.org/users/1913249/items/6QPK4CLR&quot;]],&quot;itemData&quot;:{&quot;id&quot;:3100,&quot;type&quot;:&quot;book&quot;,&quot;publisher&quot;:&quot;Addison-Wesley&quot;,&quot;title&quot;:&quot;Design patterns: elements of reusable object-oriented software&quot;,&quot;author&quot;:[{&quot;family&quot;:&quot;Gamma&quot;,&quot;given&quot;:&quot;Erich&quot;},{&quot;family&quot;:&quot;Johnson&quot;,&quot;given&quot;:&quot;Ralph&quot;},{&quot;family&quot;:&quot;Vlissides&quot;,&quot;given&quot;:&quot;John&quot;},{&quot;family&quot;:&quot;Helm&quot;,&quot;given&quot;:&quot;Richard&quot;}],&quot;issued&quot;:{&quot;date-parts&quot;:[[&quot;1995&quot;]]},&quot;citation-key&quot;:&quot;gamma_design_1995&quot;},&quot;prefix&quot;:&quot;&quot;,&quot;suffix&quot;:&quot;&quot;}],&quot;schema&quot;:&quot;https://github.com/citation-style-language/schema/raw/master/csl-citation.json&quot;} RNDSvAi34lOXJ"/>, and has also been adopted by game designers <text:reference-mark-start text:name="ZOTERO_ITEM CSL_CITATION {&quot;citationID&quot;:&quot;tjzbggfl&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t3Ml9rueU7"/>(Bjork and Holopainen, 2005)<text:reference-mark-end text:name="ZOTERO_ITEM CSL_CITATION {&quot;citationID&quot;:&quot;tjzbggfl&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t3Ml9rueU7"/>. Design patterns are well thought out solutions to common issues faced by computer programmers and system designers.</text:p>
      <text:p text:style-name="Text_20_body">Research in this area points to challenges of teaching the abstract nature of traditionally shared design patterns related to object oriented coding languages but points to visual methods and games as promising tactics <text:reference-mark-start text:name="ZOTERO_ITEM CSL_CITATION {&quot;citationID&quot;:&quot;vpphqaam&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6se6z7yPBg"/>(da Cruz Silva et al., 2019; Azimullah et al., 2020)<text:reference-mark-end text:name="ZOTERO_ITEM CSL_CITATION {&quot;citationID&quot;:&quot;vpphqaam&quot;,&quot;properties&quot;:{&quot;formattedCitation&quot;:&quot;(da Cruz Silva et al., 2019; Azimullah et al., 2020)&quot;,&quot;plainCitation&quot;:&quot;(da Cruz Silva et al., 2019; Azimullah et al., 2020)&quot;,&quot;noteIndex&quot;:0},&quot;citationItems&quot;:[{&quot;id&quot;:3097,&quot;uris&quot;:[&quot;http://zotero.org/users/1913249/items/V3M39TJK&quot;,[&quot;http://zotero.org/users/1913249/items/V3M39TJK&quot;]],&quot;itemData&quot;:{&quot;id&quot;:3097,&quot;type&quot;:&quot;paper-conference&quot;,&quot;abstract&quot;:&quot;Design patterns are tried and tested solutions that are used to tackle common object-oriented programming (OOP) problems. However, many computer science students struggle to learn and apply these patterns in large projects. Part of the challenge in learning design patterns is that the syntactic complexity of OOP languages can distract students from connecting the abstract design concepts to the code they are writing. A further challenge is that existing resources for teaching design patterns are often static and do not illustrate the dynamic nature of OOP. A review of the literature reveals a need for a greater focus on visual metaphors to teach design patterns, while still allowing students to interact with code. This paper describes a novel educational tool that teaches design patterns through a combination of real-world metaphors and scaffolded programming exercises. We evaluate our tool using a pre- and post-survey design and find that use of our tool leads to higher levels of confidence in applying design patterns in practice.&quot;,&quot;collection-title&quot;:&quot;ACE'20&quot;,&quot;container-title&quot;:&quot;Proceedings of the Twenty-Second Australasian Computing Education Conference&quot;,&quot;DOI&quot;:&quot;10.1145/3373165.3373184&quot;,&quot;event-place&quot;:&quot;Melbourne, VIC, Australia&quot;,&quot;ISBN&quot;:&quot;978-1-4503-7686-0&quot;,&quot;page&quot;:&quot;167–176&quot;,&quot;publisher&quot;:&quot;Association for Computing Machinery&quot;,&quot;publisher-place&quot;:&quot;Melbourne, VIC, Australia&quot;,&quot;source&quot;:&quot;ACM Digital Library&quot;,&quot;title&quot;:&quot;Evaluating an Interactive Tool for Teaching Design Patterns&quot;,&quot;URL&quot;:&quot;http://doi.org/10.1145/3373165.3373184&quot;,&quot;author&quot;:[{&quot;family&quot;:&quot;Azimullah&quot;,&quot;given&quot;:&quot;Zain&quot;},{&quot;family&quot;:&quot;An&quot;,&quot;given&quot;:&quot;Young Sun&quot;},{&quot;family&quot;:&quot;Denny&quot;,&quot;given&quot;:&quot;Paul&quot;}],&quot;accessed&quot;:{&quot;date-parts&quot;:[[&quot;2020&quot;,3,4]]},&quot;issued&quot;:{&quot;date-parts&quot;:[[&quot;2020&quot;,2,3]]},&quot;citation-key&quot;:&quot;azimullah_evaluating_2020&quot;},&quot;prefix&quot;:&quot;&quot;,&quot;suffix&quot;:&quot;&quot;},{&quot;id&quot;:3096,&quot;uris&quot;:[&quot;http://zotero.org/users/1913249/items/7JBLC69Q&quot;,[&quot;http://zotero.org/users/1913249/items/7JBLC69Q&quot;]],&quot;itemData&quot;:{&quot;id&quot;:3096,&quot;type&quot;:&quot;paper-conference&quot;,&quot;abstract&quot;:&quot;Design patterns aim at easing the reuse of design solutions, saving time in solving recurring problems and supporting code maintainability. However, teaching design patterns is challenging. One of the reasons lie in the students' difficulties, not only in understanding this concept in a high level of abstraction, but also in realizing how to effectively use design patterns. The use of games in software engineering education has been successfully enabling students to understand some contents more easily, besides acting as a motivational factor. However, the few existing approaches for teaching design patterns using game-oriented methods focus mostly in the pattern implementation, ignoring the fact that students need to first recognize the scenarios in which patterns can be used. In this sense, this paper proposes and evaluates an educational material that illustrates the use of design patterns using game scenarios from the Angry Birds franchise. An evaluation with students indicates an overall positive feedback, also pointing out some difficulties and barriers in abstraction levels and knowledge transferring between domains. There were also some suggestions for improvements.&quot;,&quot;collection-title&quot;:&quot;SBQS'19&quot;,&quot;container-title&quot;:&quot;Proceedings of the XVIII Brazilian Symposium on Software Quality&quot;,&quot;DOI&quot;:&quot;10.1145/3364641.3364660&quot;,&quot;event-place&quot;:&quot;Fortaleza, Brazil&quot;,&quot;ISBN&quot;:&quot;978-1-4503-7282-4&quot;,&quot;page&quot;:&quot;168–177&quot;,&quot;publisher&quot;:&quot;Association for Computing Machinery&quot;,&quot;publisher-place&quot;:&quot;Fortaleza, Brazil&quot;,&quot;source&quot;:&quot;ACM Digital Library&quot;,&quot;title&quot;:&quot;Fostering Design Patterns Education: An Exemplar Inspired in the Angry Birds Game Franchise&quot;,&quot;title-short&quot;:&quot;Fostering Design Patterns Education&quot;,&quot;URL&quot;:&quot;http://doi.org/10.1145/3364641.3364660&quot;,&quot;author&quot;:[{&quot;family&quot;:&quot;Cruz Silva&quot;,&quot;given&quot;:&quot;Diogo Soares&quot;,&quot;non-dropping-particle&quot;:&quot;da&quot;},{&quot;family&quot;:&quot;Schots&quot;,&quot;given&quot;:&quot;Marcelo&quot;},{&quot;family&quot;:&quot;Duboc&quot;,&quot;given&quot;:&quot;Leticia&quot;}],&quot;accessed&quot;:{&quot;date-parts&quot;:[[&quot;2020&quot;,3,4]]},&quot;issued&quot;:{&quot;date-parts&quot;:[[&quot;2019&quot;,10,28]]},&quot;citation-key&quot;:&quot;da_cruz_silva_fostering_2019&quot;},&quot;prefix&quot;:&quot;&quot;,&quot;suffix&quot;:&quot;&quot;}],&quot;schema&quot;:&quot;https://github.com/citation-style-language/schema/raw/master/csl-citation.json&quot;} RND6se6z7yPBg"/></text:p>
      <text:h text:style-name="Heading_20_4" text:outline-level="4"><text:bookmark-start text:name="gameplay-design-patterns"/>Game(play) design patterns<text:bookmark-end text:name="gameplay-design-patterns"/></text:h>
      <text:p text:style-name="First_20_paragraph">The term game design patterns (GDP) is used in different ways. Kreimeier (<text:span text:style-name="T2">kreimeier_case_nodate?</text:span>) distinguishes content patterns from software engineering patterns. Software engineering patterns are used to structure code and keep it architecturally neat thus facilitating code sharing and extension. These patterns would be invisible to the end player of the game. Content patterns describe common patterns of game play and design that are visible to the player.</text:p>
      <text:p text:style-name="Text_20_body"><text:soft-page-break/>Eriksson and colleagues <text:reference-mark-start text:name="ZOTERO_ITEM CSL_CITATION {&quot;citationID&quot;:&quot;rssciosy&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xlwHZdKjhO"/>(2019)<text:reference-mark-end text:name="ZOTERO_ITEM CSL_CITATION {&quot;citationID&quot;:&quot;rssciosy&quot;,&quot;properties&quot;:{&quot;formattedCitation&quot;:&quot;(2019)&quot;,&quot;plainCitation&quot;:&quot;(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suppress-author&quot;:true,&quot;prefix&quot;:&quot;&quot;,&quot;suffix&quot;:&quot;&quot;}],&quot;schema&quot;:&quot;https://github.com/citation-style-language/schema/raw/master/csl-citation.json&quot;} RNDxlwHZdKjhO"/> use the second interpretation rephrasing slightly as gameplay design patterns, thus placing emphasis on the exposure to the user via playing the game. They described the utility of games design patterns as a <text:span text:style-name="T1">lingua franca</text:span> for game developers. Other benefits cited are GDP as a source of creative inspiration and as an aid to problem-solving.</text:p>
      <text:p text:style-name="Text_20_body">Their research, which involved young people, builds on related research with adults with the explicit goal of learning game design. One product of this research is a list of GDP patterns as a public collection (available at http://virt10.itu.chalmers.se/) <text:reference-mark-start text:name="ZOTERO_ITEM CSL_CITATION {&quot;citationID&quot;:&quot;stqpzusr&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iV4dIt8gkQ"/>(Bjork and Holopainen, 2005)<text:reference-mark-end text:name="ZOTERO_ITEM CSL_CITATION {&quot;citationID&quot;:&quot;stqpzusr&quot;,&quot;properties&quot;:{&quot;formattedCitation&quot;:&quot;(Bjork and Holopainen, 2005)&quot;,&quot;plainCitation&quot;:&quot;(Bjork and Holopainen, 2005)&quot;,&quot;noteIndex&quot;:0},&quot;citationItems&quot;:[{&quot;id&quot;:3102,&quot;uris&quot;:[&quot;http://zotero.org/users/1913249/items/APVZF8QA&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iV4dIt8gkQ"/>.</text:p>
      <text:p text:style-name="Text_20_body">In a design education intervention working with 11-12 year olds Eriksson and colleagues <text:reference-mark-start text:name="ZOTERO_ITEM CSL_CITATION {&quot;citationID&quot;:&quot;okcktbhn&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tnOiIOU7p"/>(Eriksson et al., 2019)<text:reference-mark-end text:name="ZOTERO_ITEM CSL_CITATION {&quot;citationID&quot;:&quot;okcktbhn&quot;,&quot;properties&quot;:{&quot;formattedCitation&quot;:&quot;(Eriksson et al., 2019)&quot;,&quot;plainCitation&quot;:&quot;(Eriksson et al., 2019)&quot;,&quot;noteIndex&quot;:0},&quot;citationItems&quot;:[{&quot;id&quot;:3745,&quot;uris&quot;:[&quot;http://zotero.org/users/1913249/items/YJKSC8LM&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schema&quot;:&quot;https://github.com/citation-style-language/schema/raw/master/csl-citation.json&quot;} RNDFtnOiIOU7p"/> used a collection of curated patterns to prompt learners to analyse and then propose changes to an existing collaborative game The principle goals to is to address the perceived “challenge how to make results from research work related to this within Child-Computer Interaction (CCI) field easily transferable to future CCI research.” <text:reference-mark-start text:name="ZOTERO_ITEM CSL_CITATION {&quot;citationID&quot;:&quot;hmhdhfgo&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t64omnqrWX"/>(Baykal et al., 2019)<text:reference-mark-end text:name="ZOTERO_ITEM CSL_CITATION {&quot;citationID&quot;:&quot;hmhdhfgo&quot;,&quot;properties&quot;:{&quot;formattedCitation&quot;:&quot;(Baykal et al., 2019)&quot;,&quot;plainCitation&quot;:&quot;(Baykal et al., 2019)&quot;,&quot;noteIndex&quot;:0},&quot;citationItems&quot;:[{&quot;id&quot;:3684,&quot;uris&quot;:[&quot;http://zotero.org/users/1913249/items/B4TQHBCM&quot;,[&quot;http://zotero.org/users/1913249/items/B4TQHBCM&quot;]],&quot;itemData&quot;:{&quot;id&quot;:3684,&quot;type&quot;:&quot;paper-conference&quot;,&quot;abstract&quot;:&quot;Co-located games that bring players together have strong potential for supporting children’s collaborative competencies. However, there is a challenge how to make results from research work related to this within Child-Computer Interaction (CCI) field easily transferable to future CCI research. Pursuing this challenge, we combined levels of Collaborative Activity (CA) with the design tool gameplay design patterns (GDPs). This combination was used to support comparative play tests of a co-located game with children who have learning difficulties. We report our observations on using our approach, arguing that the possibility of making patterns based on CA concepts such as Reflective Communication points towards collaborative GDPs. Furthermore, this study presents an exemplar that as a flexible and extensible tool GDPs can be used with different theories and models in the CCI field.&quot;,&quot;container-title&quot;:&quot;Extended Abstracts of the 2019 CHI Conference on Human Factors in Computing Systems&quot;,&quot;DOI&quot;:&quot;10.1145/3290607.3312889&quot;,&quot;event-place&quot;:&quot;Glasgow Scotland Uk&quot;,&quot;event-title&quot;:&quot;CHI '19: CHI Conference on Human Factors in Computing Systems&quot;,&quot;ISBN&quot;:&quot;978-1-4503-5971-9&quot;,&quot;language&quot;:&quot;en&quot;,&quot;page&quot;:&quot;1-6&quot;,&quot;publisher&quot;:&quot;ACM&quot;,&quot;publisher-place&quot;:&quot;Glasgow Scotland Uk&quot;,&quot;source&quot;:&quot;DOI.org (Crossref)&quot;,&quot;title&quot;:&quot;Using Gameplay Design Patterns to Support Children's Collaborative Interactions for Learning&quot;,&quot;URL&quot;:&quot;https://dl.acm.org/doi/10.1145/3290607.3312889&quot;,&quot;author&quot;:[{&quot;family&quot;:&quot;Baykal&quot;,&quot;given&quot;:&quot;Gökce Elif&quot;},{&quot;family&quot;:&quot;Eriksson&quot;,&quot;given&quot;:&quot;Eva&quot;},{&quot;family&quot;:&quot;Björk&quot;,&quot;given&quot;:&quot;Staffan&quot;},{&quot;family&quot;:&quot;Torgersson&quot;,&quot;given&quot;:&quot;Olof&quot;}],&quot;accessed&quot;:{&quot;date-parts&quot;:[[&quot;2023&quot;,3,15]]},&quot;issued&quot;:{&quot;date-parts&quot;:[[&quot;2019&quot;,5,2]]},&quot;citation-key&quot;:&quot;baykal_using_2019&quot;},&quot;prefix&quot;:&quot;&quot;,&quot;suffix&quot;:&quot;&quot;}],&quot;schema&quot;:&quot;https://github.com/citation-style-language/schema/raw/master/csl-citation.json&quot;} RNDt64omnqrWX"/> The study involved learner analysis of games, the ability to change level design via graphical (not code based) editor and co-design of proposed conceptual changes to existing games.</text:p>
      <text:p text:style-name="Text_20_body">The process of curating patterns involve selected only 14 from a list of over 100? [CHECK]. Their selection criteria for patterns to include in co-design stages included the following concerns; concrete patterns were favoured over more abstract ones to aid the learner comprehension, patterns chosen matched the learners’ capabilities, patterns that were game mechanics were also prioritised as were pattern suggested by the learners.</text:p>
      <text:p text:style-name="P19">Using Game Design pattern collections and code examples to help novice students.</text:p>
      <text:p text:style-name="Text_20_body">The use of a collection of design patterns, while primarily used in professional settings, can help barriers faced by novice coders.</text:p>
      <text:p text:style-name="Text_20_body">Werner and Denner built an ambitious assessment elements into a two year programme using Alice to make games. They built a software tool to quantify the levels of computational thinking, using a structure of thinking algorithmically <text:reference-mark-start text:name="ZOTERO_ITEM CSL_CITATION {&quot;citationID&quot;:&quot;mvdqxoot&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hkujo9RAS7"/>(Werner, Denner, et al., 2012)<text:reference-mark-end text:name="ZOTERO_ITEM CSL_CITATION {&quot;citationID&quot;:&quot;mvdqxoot&quot;,&quot;properties&quot;:{&quot;formattedCitation&quot;:&quot;(Werner, Denner, et al., 2012)&quot;,&quot;plainCitation&quot;:&quot;(Werner, Denner, et al., 2012)&quot;,&quot;noteIndex&quot;:0},&quot;citationItems&quot;:[{&quot;id&quot;:2727,&quot;uris&quot;:[&quot;http://zotero.org/users/1913249/items/KKV74Q7K&quot;,[&quot;http://zotero.org/users/1913249/items/KKV74Q7K&quot;]],&quot;itemData&quot;:{&quot;id&quot;:2727,&quot;type&quot;:&quot;paper-conference&quot;,&quot;abstract&quot;:&quot;Computational thinking (CT) has been described as an essential capacity to prepare students for computer science, as well as to be productive members of society. But efforts to engage K-12 students in CT are hampered by a lack of definition and assessment tools. In this paper, we describe the first results of a newly created performance assessment tool for measuring CT in middle school. We briefly describe the context for the performance assessment (game-programming courses), the aspects of CT that are measured, the results, and the factors that are associated with performance. We see the development of assessment tools as a critical step in efforts to bring CT to K-12, and to strengthen the use of game programming in middle school. We discuss problems and implications of our results.&quot;,&quot;collection-title&quot;:&quot;SIGCSE '12&quot;,&quot;container-title&quot;:&quot;Proceedings of the 43rd ACM Technical Symposium on Computer Science Education&quot;,&quot;DOI&quot;:&quot;10.1145/2157136.2157200&quot;,&quot;event-place&quot;:&quot;New York, NY, USA&quot;,&quot;ISBN&quot;:&quot;978-1-4503-1098-7&quot;,&quot;page&quot;:&quot;215–220&quot;,&quot;publisher&quot;:&quot;ACM&quot;,&quot;publisher-place&quot;:&quot;New York, NY, USA&quot;,&quot;source&quot;:&quot;ACM Digital Library&quot;,&quot;title&quot;:&quot;The Fairy Performance Assessment: Measuring Computational Thinking in Middle School&quot;,&quot;title-short&quot;:&quot;The Fairy Performance Assessment&quot;,&quot;URL&quot;:&quot;http://doi.acm.org/10.1145/2157136.2157200&quot;,&quot;author&quot;:[{&quot;family&quot;:&quot;Werner&quot;,&quot;given&quot;:&quot;Linda&quot;},{&quot;family&quot;:&quot;Denner&quot;,&quot;given&quot;:&quot;Jill&quot;},{&quot;family&quot;:&quot;Campe&quot;,&quot;given&quot;:&quot;Shannon&quot;},{&quot;family&quot;:&quot;Kawamoto&quot;,&quot;given&quot;:&quot;Damon Chizuru&quot;}],&quot;accessed&quot;:{&quot;date-parts&quot;:[[&quot;2018&quot;,9,16]]},&quot;issued&quot;:{&quot;date-parts&quot;:[[&quot;2012&quot;]]},&quot;citation-key&quot;:&quot;werner_fairy_2012&quot;},&quot;prefix&quot;:&quot;&quot;,&quot;suffix&quot;:&quot;&quot;}],&quot;schema&quot;:&quot;https://github.com/citation-style-language/schema/raw/master/csl-citation.json&quot;} RNDhkujo9RAS7"/>. The results - a limited use of standard CT concepts by students - led them to also investigate the use of students of game mechanics as well as more traditional CS constructions <text:reference-mark-start text:name="ZOTERO_ITEM CSL_CITATION {&quot;citationID&quot;:&quot;iyucbjoi&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X4gU1tA0C3"/>(Werner, Campe, et al., 2012)<text:reference-mark-end text:name="ZOTERO_ITEM CSL_CITATION {&quot;citationID&quot;:&quot;iyucbjoi&quot;,&quot;properties&quot;:{&quot;formattedCitation&quot;:&quot;(Werner, Campe, et al., 2012)&quot;,&quot;plainCitation&quot;:&quot;(Werner, Campe, et al., 2012)&quot;,&quot;noteIndex&quot;:0},&quot;citationItems&quot;:[{&quot;id&quot;:8716,&quot;uris&quot;:[&quot;http://zotero.org/users/1913249/items/GCEGTU8X&quot;,[&quot;http://zotero.org/users/1913249/items/GCEGTU8X&quot;]],&quot;itemData&quot;:{&quot;id&quot;:8716,&quot;type&quot;:&quot;paper-conference&quot;,&quot;abstract&quot;:&quot;Programming environments that incorporate drag-and-drop methods and many pre-defined objects and operations are being widely used in K-12 settings. But can middle school students learn complex computer science concepts by using these programming environments when computer science is not the focus of the course? In this paper, we describe a semester-long game-programming course where 325 middle school students used Alice. We report on our analysis of 231 final games where we measured the frequency of successful execution of programming constructs. Our results show that many games exhibit successful uses of high level computer science concepts such as student-created abstractions, concurrent execution, and event handlers.We discuss the implications of these results for designing effective game programming courses for young students.&quot;,&quot;collection-title&quot;:&quot;SIGCSE '12&quot;,&quot;container-title&quot;:&quot;Proceedings of the 43rd ACM technical symposium on Computer Science Education&quot;,&quot;DOI&quot;:&quot;10.1145/2157136.2157263&quot;,&quot;event-place&quot;:&quot;New York, NY, USA&quot;,&quot;ISBN&quot;:&quot;978-1-4503-1098-7&quot;,&quot;page&quot;:&quot;427–432&quot;,&quot;publisher&quot;:&quot;Association for Computing Machinery&quot;,&quot;publisher-place&quot;:&quot;New York, NY, USA&quot;,&quot;source&quot;:&quot;ACM Digital Library&quot;,&quot;title&quot;:&quot;Children learning computer science concepts via Alice game-programming&quot;,&quot;URL&quot;:&quot;https://dl.acm.org/doi/10.1145/2157136.2157263&quot;,&quot;author&quot;:[{&quot;family&quot;:&quot;Werner&quot;,&quot;given&quot;:&quot;Linda&quot;},{&quot;family&quot;:&quot;Campe&quot;,&quot;given&quot;:&quot;Shannon&quot;},{&quot;family&quot;:&quot;Denner&quot;,&quot;given&quot;:&quot;Jill&quot;}],&quot;accessed&quot;:{&quot;date-parts&quot;:[[&quot;2023&quot;,6,13]]},&quot;issued&quot;:{&quot;date-parts&quot;:[[&quot;2012&quot;,2,29]]},&quot;citation-key&quot;:&quot;werner_children_2012&quot;},&quot;prefix&quot;:&quot;&quot;,&quot;suffix&quot;:&quot;&quot;}],&quot;schema&quot;:&quot;https://github.com/citation-style-language/schema/raw/master/csl-citation.json&quot;} RNDX4gU1tA0C3"/>. They began to identify use of design patterns and then combination of those patterns into large game mechanics.</text:p>
      <text:p text:style-name="Text_20_body">To help revolve the play paradox - of learner choice vs subject exploration <text:reference-mark-start text:name="ZOTERO_ITEM CSL_CITATION {&quot;citationID&quot;:&quot;sknjpuvk&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Q1R0p52FUz"/>(Hoyles and Noss, 1992)<text:reference-mark-end text:name="ZOTERO_ITEM CSL_CITATION {&quot;citationID&quot;:&quot;sknjpuvk&quot;,&quot;properties&quot;:{&quot;formattedCitation&quot;:&quot;(Hoyles and Noss, 1992)&quot;,&quot;plainCitation&quot;:&quot;(Hoyles and Noss, 1992)&quot;,&quot;noteIndex&quot;:0},&quot;citationItems&quot;:[{&quot;id&quot;:8701,&quot;uris&quot;:[&quot;http://zotero.org/users/1913249/items/UHLQKVL8&quot;,[&quot;http://zotero.org/users/1913249/items/UHLQKVL8&quot;]],&quot;itemData&quot;:{&quot;id&quot;:8701,&quot;type&quot;:&quot;article-journal&quot;,&quot;abstract&quot;:&quot;In this paper we attempt to map out some relationships between pedagogy and student behaviour in a mathematical microworld. We illustrate our analysis by a series of episodes which occurred in a Logo-based microworld constructed around the notions of ratio and proportion. We explore the patterns of pedagogy associated with on and off-computer activities and suggest how the teacher has significant roles in both settings; particularly in helping pupils to bridge the discursive disjuncture between the practices of Logo- and schoolmathematics.&quot;,&quot;container-title&quot;:&quot;Educational Studies in Mathematics&quot;,&quot;DOI&quot;:&quot;10.1007/BF00302313&quot;,&quot;ISSN&quot;:&quot;1573-0816&quot;,&quot;issue&quot;:&quot;1&quot;,&quot;journalAbbreviation&quot;:&quot;Educ Stud Math&quot;,&quot;language&quot;:&quot;en&quot;,&quot;page&quot;:&quot;31-57&quot;,&quot;source&quot;:&quot;Springer Link&quot;,&quot;title&quot;:&quot;A pedagogy for mathematical microworlds&quot;,&quot;URL&quot;:&quot;https://doi.org/10.1007/BF00302313&quot;,&quot;volume&quot;:&quot;23&quot;,&quot;author&quot;:[{&quot;family&quot;:&quot;Hoyles&quot;,&quot;given&quot;:&quot;Celia&quot;},{&quot;family&quot;:&quot;Noss&quot;,&quot;given&quot;:&quot;Richard&quot;}],&quot;accessed&quot;:{&quot;date-parts&quot;:[[&quot;2023&quot;,6,12]]},&quot;issued&quot;:{&quot;date-parts&quot;:[[&quot;1992&quot;,2,1]]},&quot;citation-key&quot;:&quot;hoyles_pedagogy_1992&quot;},&quot;prefix&quot;:&quot;&quot;,&quot;suffix&quot;:&quot;&quot;}],&quot;schema&quot;:&quot;https://github.com/citation-style-language/schema/raw/master/csl-citation.json&quot;} RNDQ1R0p52FUz"/> Franklin and friends suggest the use of the UMC framework <text:reference-mark-start text:name="ZOTERO_ITEM CSL_CITATION {&quot;citationID&quot;:&quot;bmioxboy&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euMqvGQma2"/>(Franklin et al., 2020)<text:reference-mark-end text:name="ZOTERO_ITEM CSL_CITATION {&quot;citationID&quot;:&quot;bmioxboy&quot;,&quot;properties&quot;:{&quot;formattedCitation&quot;:&quot;(Franklin et al., 2020)&quot;,&quot;plainCitation&quot;:&quot;(Franklin et al., 2020)&quot;,&quot;noteIndex&quot;:0},&quot;citationItems&quot;:[{&quot;id&quot;:2,&quot;uris&quot;:[&quot;http://zotero.org/users/1913249/items/7NFVC6Q7&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euMqvGQma2"/>. Other work from UMC proponent Lytle suggests a list of extensions to choose from swapping create for choose <text:reference-mark-start text:name="ZOTERO_ITEM CSL_CITATION {&quot;citationID&quot;:&quot;lznutbur&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eTwx3HLuU1"/>(Lytle, Catete, et al., 2019)<text:reference-mark-end text:name="ZOTERO_ITEM CSL_CITATION {&quot;citationID&quot;:&quot;lznutbur&quot;,&quot;properties&quot;:{&quot;formattedCitation&quot;:&quot;(Lytle, Catete, et al., 2019)&quot;,&quot;plainCitation&quot;:&quot;(Lytle, Catete, et al., 2019)&quot;,&quot;noteIndex&quot;:0},&quot;citationItems&quot;:[{&quot;id&quot;:8703,&quot;uris&quot;:[&quot;http://zotero.org/users/1913249/items/KMBB3CBW&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prefix&quot;:&quot;&quot;,&quot;suffix&quot;:&quot;&quot;}],&quot;schema&quot;:&quot;https://github.com/citation-style-language/schema/raw/master/csl-citation.json&quot;} RNDeTwx3HLuU1"/>. Based partly on the cause of teacher stress caused by the open ended nature of the “Create” part of the model.</text:p>
      <text:p text:style-name="Text_20_body">Other researchers used to scaffold creation of coding projects by novices <text:reference-mark-start text:name="ZOTERO_ITEM CSL_CITATION {&quot;citationID&quot;:&quot;eoelzgod&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CgI99oMYtC"/>(Wang et al., 2021)<text:reference-mark-end text:name="ZOTERO_ITEM CSL_CITATION {&quot;citationID&quot;:&quot;eoelzgod&quot;,&quot;properties&quot;:{&quot;formattedCitation&quot;:&quot;(Wang et al., 2021)&quot;,&quot;plainCitation&quot;:&quot;(Wang et al., 2021)&quot;,&quot;noteIndex&quot;:0},&quot;citationItems&quot;:[{&quot;id&quot;:8698,&quot;uris&quot;:[&quot;http://zotero.org/users/1913249/items/D6ZVJHNB&quot;,[&quot;http://zotero.org/users/1913249/items/D6ZVJHNB&quot;]],&quot;itemData&quot;:{&quot;id&quot;:8698,&quot;type&quot;:&quot;paper-conference&quot;,&quot;abstract&quot;:&quot;Open-ended programming increases students' motivation by allowing them to solve authentic problems and connect programming to their own interests. However, such open-ended projects are also challenging, as they often encourage students to explore new programming features and attempt tasks that they have not learned before. Code examples are effective learning materials for students and are well-suited to supporting open-ended programming. However, there is little work to understand how novices learn with examples during open-ended programming, and few real-world deployments of such tools. In this paper, we explore novices' learning barriers when interacting with code examples during open-ended programming. We deployed Example Helper, a tool that offers galleries of code examples to search and use, with 44 novice students in an introductory programming classroom, working on an open-ended project in Snap. We found three high-level barriers that novices encountered when using examples: decision, search, and integration barriers. We discuss how these barriers arise and design opportunities to address them.&quot;,&quot;collection-title&quot;:&quot;ITiCSE '21&quot;,&quot;container-title&quot;:&quot;Proceedings of the 26th ACM Conference on Innovation and Technology in Computer Science Education V. 1&quot;,&quot;DOI&quot;:&quot;10.1145/3430665.3456370&quot;,&quot;event-place&quot;:&quot;New York, NY, USA&quot;,&quot;ISBN&quot;:&quot;978-1-4503-8214-4&quot;,&quot;page&quot;:&quot;394–400&quot;,&quot;publisher&quot;:&quot;Association for Computing Machinery&quot;,&quot;publisher-place&quot;:&quot;New York, NY, USA&quot;,&quot;source&quot;:&quot;ACM Digital Library&quot;,&quot;title&quot;:&quot;Novices' Learning Barriers When Using Code Examples in Open-Ended Programming&quot;,&quot;URL&quot;:&quot;https://dl.acm.org/doi/10.1145/3430665.3456370&quot;,&quot;author&quot;:[{&quot;family&quot;:&quot;Wang&quot;,&quot;given&quot;:&quot;Wengran&quot;},{&quot;family&quot;:&quot;Kwatra&quot;,&quot;given&quot;:&quot;Archit&quot;},{&quot;family&quot;:&quot;Skripchuk&quot;,&quot;given&quot;:&quot;James&quot;},{&quot;family&quot;:&quot;Gomes&quot;,&quot;given&quot;:&quot;Neeloy&quot;},{&quot;family&quot;:&quot;Milliken&quot;,&quot;given&quot;:&quot;Alexandra&quot;},{&quot;family&quot;:&quot;Martens&quot;,&quot;given&quot;:&quot;Chris&quot;},{&quot;family&quot;:&quot;Barnes&quot;,&quot;given&quot;:&quot;Tiffany&quot;},{&quot;family&quot;:&quot;Price&quot;,&quot;given&quot;:&quot;Thomas&quot;}],&quot;accessed&quot;:{&quot;date-parts&quot;:[[&quot;2023&quot;,6,12]]},&quot;issued&quot;:{&quot;date-parts&quot;:[[&quot;2021&quot;,6,26]]},&quot;citation-key&quot;:&quot;wang_novices_2021&quot;},&quot;prefix&quot;:&quot;&quot;,&quot;suffix&quot;:&quot;&quot;}],&quot;schema&quot;:&quot;https://github.com/citation-style-language/schema/raw/master/csl-citation.json&quot;} RNDCgI99oMYtC"/> and note barriers students encoutered including, mapping barriers, other</text:p>
      <text:p text:style-name="P19">GSM as example</text:p>
      <text:p text:style-name="Text_20_body"><text:soft-page-break/>GSM created a supporting pack for teachers which used challenges themed around categorisation of game design patterns.</text:p>
      <text:p text:style-name="Text_20_body">The normal practice is geared towards prompts within the software with specific missions.</text:p>
      <text:p text:style-name="Text_20_body">There is little research published on how the cards were used in practice. Limitations include …</text:p>
      <text:p text:style-name="P19">GAP in the research:</text:p>
      <text:p text:style-name="Text_20_body">No research for GDP pattern collection for to text code games with for CS or game studies in young people.</text:p>
      <text:h text:style-name="Heading_20_2" text:outline-level="2"><text:bookmark-start text:name="conclusion"/>Conclusion<text:bookmark-end text:name="conclusion"/></text:h>
      <text:h text:style-name="Heading_20_3" text:outline-level="3"><text:bookmark-start text:name="synthesis-of-chapter-discussion"/>Synthesis of chapter / discussion<text:bookmark-end text:name="synthesis-of-chapter-discussion"/></text:h>
      <text:p text:style-name="First_20_paragraph">A shorter summary leading up to the detailed problem statement of the thesis.</text:p>
      <text:p text:style-name="Text_20_body">Including some of the following elements</text:p>
      <text:list text:style-name="L17">
        <text:list-item>
          <text:p text:style-name="P23"><text:span text:style-name="T2">Guided participation: </text:span>There is a stream in the research which critiques not-only instruction-based approaches but also child-led discovery within magically designed tools and communities. Rogoff’s take on guided participation as between these poles informs this study.</text:p>
        </text:list-item>
        <text:list-item>
          <text:p text:style-name="P23"><text:span text:style-name="T2">Tensions surrounding authenticity of tool use:</text:span> my desire to link with developer communities and the world of open sources introduces tensions.</text:p>
        </text:list-item>
        <text:list-item>
          <text:p text:style-name="P23"><text:span text:style-name="T2">Lack of specific pedagogies in this zone not exclusive to this domain:</text:span> given Rogoff’s perspective, and research on PBL approaches , (flexible - explain) frameworks are useful. While this review has identifies some, more are useful.</text:p>
        </text:list-item>
        <text:list-item>
          <text:p text:style-name="P23"><text:span text:style-name="T2">Structural challenges continue but the stuggle continues:</text:span> schools, curriculum etc, financial sustainability, limits of sustained volunteer activities, - however change is possible, this research provides a possible avenue.</text:p>
        </text:list-item>
      </text:list>
      <text:h text:style-name="Heading_20_3" text:outline-level="3"><text:bookmark-start text:name="the-problem-statement-of-the-thesis"/>The problem statement of the thesis<text:bookmark-end text:name="the-problem-statement-of-the-thesis"/></text:h>
      <text:p text:style-name="First_20_paragraph">This section gives a further overall synthesis of the problems of the area based on Lit review that this study aims to address via the RQs.</text:p>
      <text:list text:style-name="L18">
        <text:list-item>
          <text:p text:style-name="P24">Discussion of implications of synthesis of the Literature review</text:p>
        </text:list-item>
        <text:list-item>
          <text:p text:style-name="P24">Description on how the RQs frame the problem to help an investigation via the data gathered.</text:p>
        </text:list-item>
      </text:list>
      <text:h text:style-name="Heading_20_3" text:outline-level="3"><text:bookmark-start text:name="link-to-the-next-chapter"/>Link to the next chapter<text:bookmark-end text:name="link-to-the-next-chapter"/></text:h>
      <text:p text:style-name="First_20_paragraph">Having explored the remit of the problem statement, and the body of literature relevant to this domain, we can see that a research approach which allows for a detailed exploration of both context, pedagogy and learner agency is required. In the following chapter I outline the approach of the study to achieve these goals based on the principle theoretical framework of activity <text:soft-page-break/>theor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2. Literature Review</dc:title>
    <dc:description/>
    <dc:subject/>
    <meta:keyword/>
    <meta:initial-creator/>
    <dc:creator>Mick Chesterman</dc:creator>
    <meta:creation-date>2024-07-24T07:57:17Z</meta:creation-date>
    <dc:date>2024-07-24T09:00:22.027711997</dc:date>
    <meta:editing-duration>PT34S</meta:editing-duration>
    <meta:editing-cycles>1</meta:editing-cycles>
    <meta:document-statistic meta:table-count="0" meta:image-count="0" meta:object-count="0" meta:page-count="20" meta:paragraph-count="254" meta:word-count="7904" meta:character-count="51217" meta:non-whitespace-character-count="43619"/>
    <meta:user-defined meta:name="ZOTERO_PREF_1">&lt;data data-version="3" zotero-version="6.0.35"&gt;&lt;session id="n9rW9MS9"/&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